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3.982cm"/>
    </style:style>
    <style:style style:name="co3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number-columns-repeated="1010" table:default-cell-style-name="ce1"/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ogun</text:p>
          </table:table-cell>
          <table:table-cell office:value-type="string" calcext:value-type="string">
            <text:p>Yemek_1</text:p>
          </table:table-cell>
          <table:table-cell office:value-type="string" calcext:value-type="string">
            <text:p>Yemek_2</text:p>
          </table:table-cell>
          <table:table-cell office:value-type="string" calcext:value-type="string">
            <text:p>Yemek_3</text:p>
          </table:table-cell>
          <table:table-cell office:value-type="string" calcext:value-type="string">
            <text:p>Yemek_4</text:p>
          </table:table-cell>
          <table:table-cell office:value-type="string" calcext:value-type="string">
            <text:p>Yemek_5</text:p>
          </table:table-cell>
          <table:table-cell office:value-type="string" calcext:value-type="string">
            <text:p>Yemek_6</text:p>
          </table:table-cell>
          <table:table-cell office:value-type="string" calcext:value-type="string">
            <text:p>Yemek_7</text:p>
          </table:table-cell>
          <table:table-cell office:value-type="string" calcext:value-type="string">
            <text:p>Yemek_8</text:p>
          </table:table-cell>
          <table:table-cell office:value-type="string" calcext:value-type="string">
            <text:p>Yemek_9</text:p>
          </table:table-cell>
          <table:table-cell office:value-type="string" calcext:value-type="string">
            <text:p>Yemek_10</text:p>
          </table:table-cell>
          <table:table-cell table:formula="of:=&quot;INSERT INTO yemek_listesi (sehir, tarih, ogun, yemek_1, yemek_2, yemek_3, yemek_4, yemek_5, yemek_6, yemek_7, yemek_8, yemek_9, yemek_10) VALUES ('&quot;&amp;[.A1]&amp;&quot;', '&quot;&amp;[.B1]&amp;&quot;', '&quot;&amp;[.C1]&amp;&quot;', &quot;&amp;IF([.D1]=&quot;&quot;;&quot;NULL&quot;;&quot;'&quot;&amp;[.D1]&amp;&quot;'&quot;)&amp;&quot;, &quot;&amp;IF([.E1]=&quot;&quot;;&quot;NULL&quot;;&quot;'&quot;&amp;[.E1]&amp;&quot;'&quot;)&amp;&quot;, &quot;&amp;IF([.F1]=&quot;&quot;;&quot;NULL&quot;;&quot;'&quot;&amp;[.F1]&amp;&quot;'&quot;)&amp;&quot;, &quot;&amp;IF([.G1]=&quot;&quot;;&quot;NULL&quot;;&quot;'&quot;&amp;[.G1]&amp;&quot;'&quot;)&amp;&quot;, &quot;&amp;IF([.H1]=&quot;&quot;;&quot;NULL&quot;;&quot;'&quot;&amp;[.H1]&amp;&quot;'&quot;)&amp;&quot;, &quot;&amp;IF([.I1]=&quot;&quot;;&quot;NULL&quot;;&quot;'&quot;&amp;[.I1]&amp;&quot;'&quot;)&amp;&quot;, &quot;&amp;IF([.J1]=&quot;&quot;;&quot;NULL&quot;;&quot;'&quot;&amp;[.J1]&amp;&quot;'&quot;)&amp;&quot;, &quot;&amp;IF([.K1]=&quot;&quot;;&quot;NULL&quot;;&quot;'&quot;&amp;[.K1]&amp;&quot;'&quot;)&amp;&quot;, &quot;&amp;IF([.L1]=&quot;&quot;;&quot;NULL&quot;;&quot;'&quot;&amp;[.L1]&amp;&quot;'&quot;)&amp;&quot;, &quot;&amp;IF([.M1]=&quot;&quot;;&quot;NULL&quot;;&quot;'&quot;&amp;[.M1]&amp;&quot;'&quot;)&amp;&quot;,);&quot;" office:value-type="string" office:string-value="INSERT INTO yemek_listesi (sehir, tarih, ogun, yemek_1, yemek_2, yemek_3, yemek_4, yemek_5, yemek_6, yemek_7, yemek_8, yemek_9, yemek_10) VALUES ('il', 'tarih', 'ogun', 'Yemek_1', 'Yemek_2', 'Yemek_3', 'Yemek_4', 'Yemek_5', 'Yemek_6', 'Yemek_7', 'Yemek_8', 'Yemek_9', 'Yemek_10',);" calcext:value-type="string">
            <text:p>INSERT INTO yemek_listesi (sehir, tarih, ogun, yemek_1, yemek_2, yemek_3, yemek_4, yemek_5, yemek_6, yemek_7, yemek_8, yemek_9, yemek_10) VALUES ('il', 'tarih', 'ogun', 'Yemek_1', 'Yemek_2', 'Yemek_3', 'Yemek_4', 'Yemek_5', 'Yemek_6', 'Yemek_7', 'Yemek_8', 'Yemek_9', 'Yemek_10',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2" office:value-type="date" office:date-value="2025-03-01" calcext:value-type="date">
            <text:p>01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];&quot;YYYY-MM-DD&quot;)&amp;&quot;', '&quot;&amp;[.C2]&amp;&quot;', &quot;&amp;IF([.D2]=&quot;&quot;;&quot;NULL&quot;;&quot;'&quot;&amp;[.D2]&amp;&quot;'&quot;)&amp;&quot;, &quot;&amp;IF([.E2]=&quot;&quot;;&quot;NULL&quot;;&quot;'&quot;&amp;[.E2]&amp;&quot;'&quot;)&amp;&quot;, &quot;&amp;IF([.F2]=&quot;&quot;;&quot;NULL&quot;;&quot;'&quot;&amp;[.F2]&amp;&quot;'&quot;)&amp;&quot;, &quot;&amp;IF([.G2]=&quot;&quot;;&quot;NULL&quot;;&quot;'&quot;&amp;[.G2]&amp;&quot;'&quot;)&amp;&quot;, &quot;&amp;IF([.H2]=&quot;&quot;;&quot;NULL&quot;;&quot;'&quot;&amp;[.H2]&amp;&quot;'&quot;)&amp;&quot;, &quot;&amp;IF([.I2]=&quot;&quot;;&quot;NULL&quot;;&quot;'&quot;&amp;[.I2]&amp;&quot;'&quot;)&amp;&quot;, &quot;&amp;IF([.J2]=&quot;&quot;;&quot;NULL&quot;;&quot;'&quot;&amp;[.J2]&amp;&quot;'&quot;)&amp;&quot;, &quot;&amp;IF([.K2]=&quot;&quot;;&quot;NULL&quot;;&quot;'&quot;&amp;[.K2]&amp;&quot;'&quot;)&amp;&quot;, &quot;&amp;IF([.L2]=&quot;&quot;;&quot;NULL&quot;;&quot;'&quot;&amp;[.L2]&amp;&quot;'&quot;)&amp;&quot;, &quot;&amp;IF([.M2]=&quot;&quot;;&quot;NULL&quot;;&quot;'&quot;&amp;[.M2]&amp;&quot;'&quot;)&amp;&quot;);&quot;" office:value-type="string" office:string-value="INSERT INTO feedbackApp_yemeklistesi (il_id, tarih, ogun, yemek_1, yemek_2, yemek_3, yemek_4, yemek_5, yemek_6, yemek_7, yemek_8, yemek_9, yemek_10) VALUES (27, '2025-03-01', 'kahvaltı', 'Mercimek Çorba', 'Patates Kızartması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27, '2025-03-01', 'kahvaltı', 'Mercimek Çorba', 'Patates Kızartması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2" calcext:value-type="date">
            <text:p>2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3];&quot;YYYY-MM-DD&quot;)&amp;&quot;', '&quot;&amp;[.C3]&amp;&quot;', &quot;&amp;IF([.D3]=&quot;&quot;;&quot;NULL&quot;;&quot;'&quot;&amp;[.D3]&amp;&quot;'&quot;)&amp;&quot;, &quot;&amp;IF([.E3]=&quot;&quot;;&quot;NULL&quot;;&quot;'&quot;&amp;[.E3]&amp;&quot;'&quot;)&amp;&quot;, &quot;&amp;IF([.F3]=&quot;&quot;;&quot;NULL&quot;;&quot;'&quot;&amp;[.F3]&amp;&quot;'&quot;)&amp;&quot;, &quot;&amp;IF([.G3]=&quot;&quot;;&quot;NULL&quot;;&quot;'&quot;&amp;[.G3]&amp;&quot;'&quot;)&amp;&quot;, &quot;&amp;IF([.H3]=&quot;&quot;;&quot;NULL&quot;;&quot;'&quot;&amp;[.H3]&amp;&quot;'&quot;)&amp;&quot;, &quot;&amp;IF([.I3]=&quot;&quot;;&quot;NULL&quot;;&quot;'&quot;&amp;[.I3]&amp;&quot;'&quot;)&amp;&quot;, &quot;&amp;IF([.J3]=&quot;&quot;;&quot;NULL&quot;;&quot;'&quot;&amp;[.J3]&amp;&quot;'&quot;)&amp;&quot;, &quot;&amp;IF([.K3]=&quot;&quot;;&quot;NULL&quot;;&quot;'&quot;&amp;[.K3]&amp;&quot;'&quot;)&amp;&quot;, &quot;&amp;IF([.L3]=&quot;&quot;;&quot;NULL&quot;;&quot;'&quot;&amp;[.L3]&amp;&quot;'&quot;)&amp;&quot;, &quot;&amp;IF([.M3]=&quot;&quot;;&quot;NULL&quot;;&quot;'&quot;&amp;[.M3]&amp;&quot;'&quot;)&amp;&quot;);&quot;" office:value-type="string" office:string-value="INSERT INTO feedbackApp_yemeklistesi (il_id, tarih, ogun, yemek_1, yemek_2, yemek_3, yemek_4, yemek_5, yemek_6, yemek_7, yemek_8, yemek_9, yemek_10) VALUES (27, '2025-03-02', 'kahvaltı', 'Mercimek Çorba', 'Peynirli Omlet', 'Dereotlu Poğaç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02', 'kahvaltı', 'Mercimek Çorba', 'Peynirli Omlet', 'Dereotlu Poğaç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3" calcext:value-type="date">
            <text:p>3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Tepsi Böreği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Labne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4];&quot;YYYY-MM-DD&quot;)&amp;&quot;', '&quot;&amp;[.C4]&amp;&quot;', &quot;&amp;IF([.D4]=&quot;&quot;;&quot;NULL&quot;;&quot;'&quot;&amp;[.D4]&amp;&quot;'&quot;)&amp;&quot;, &quot;&amp;IF([.E4]=&quot;&quot;;&quot;NULL&quot;;&quot;'&quot;&amp;[.E4]&amp;&quot;'&quot;)&amp;&quot;, &quot;&amp;IF([.F4]=&quot;&quot;;&quot;NULL&quot;;&quot;'&quot;&amp;[.F4]&amp;&quot;'&quot;)&amp;&quot;, &quot;&amp;IF([.G4]=&quot;&quot;;&quot;NULL&quot;;&quot;'&quot;&amp;[.G4]&amp;&quot;'&quot;)&amp;&quot;, &quot;&amp;IF([.H4]=&quot;&quot;;&quot;NULL&quot;;&quot;'&quot;&amp;[.H4]&amp;&quot;'&quot;)&amp;&quot;, &quot;&amp;IF([.I4]=&quot;&quot;;&quot;NULL&quot;;&quot;'&quot;&amp;[.I4]&amp;&quot;'&quot;)&amp;&quot;, &quot;&amp;IF([.J4]=&quot;&quot;;&quot;NULL&quot;;&quot;'&quot;&amp;[.J4]&amp;&quot;'&quot;)&amp;&quot;, &quot;&amp;IF([.K4]=&quot;&quot;;&quot;NULL&quot;;&quot;'&quot;&amp;[.K4]&amp;&quot;'&quot;)&amp;&quot;, &quot;&amp;IF([.L4]=&quot;&quot;;&quot;NULL&quot;;&quot;'&quot;&amp;[.L4]&amp;&quot;'&quot;)&amp;&quot;, &quot;&amp;IF([.M4]=&quot;&quot;;&quot;NULL&quot;;&quot;'&quot;&amp;[.M4]&amp;&quot;'&quot;)&amp;&quot;);&quot;" office:value-type="string" office:string-value="INSERT INTO feedbackApp_yemeklistesi (il_id, tarih, ogun, yemek_1, yemek_2, yemek_3, yemek_4, yemek_5, yemek_6, yemek_7, yemek_8, yemek_9, yemek_10) VALUES (27, '2025-03-03', 'kahvaltı', 'Yayla Çorba', 'Tepsi Böreği', 'Haşlanmış Yumurta', 'Labne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27, '2025-03-03', 'kahvaltı', 'Yayla Çorba', 'Tepsi Böreği', 'Haşlanmış Yumurta', 'Labne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4" calcext:value-type="date">
            <text:p>4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Arpa Şehriye Çorba</text:p>
          </table:table-cell>
          <table:table-cell office:value-type="string" calcext:value-type="string">
            <text:p>Patatesli Yumurt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5];&quot;YYYY-MM-DD&quot;)&amp;&quot;', '&quot;&amp;[.C5]&amp;&quot;', &quot;&amp;IF([.D5]=&quot;&quot;;&quot;NULL&quot;;&quot;'&quot;&amp;[.D5]&amp;&quot;'&quot;)&amp;&quot;, &quot;&amp;IF([.E5]=&quot;&quot;;&quot;NULL&quot;;&quot;'&quot;&amp;[.E5]&amp;&quot;'&quot;)&amp;&quot;, &quot;&amp;IF([.F5]=&quot;&quot;;&quot;NULL&quot;;&quot;'&quot;&amp;[.F5]&amp;&quot;'&quot;)&amp;&quot;, &quot;&amp;IF([.G5]=&quot;&quot;;&quot;NULL&quot;;&quot;'&quot;&amp;[.G5]&amp;&quot;'&quot;)&amp;&quot;, &quot;&amp;IF([.H5]=&quot;&quot;;&quot;NULL&quot;;&quot;'&quot;&amp;[.H5]&amp;&quot;'&quot;)&amp;&quot;, &quot;&amp;IF([.I5]=&quot;&quot;;&quot;NULL&quot;;&quot;'&quot;&amp;[.I5]&amp;&quot;'&quot;)&amp;&quot;, &quot;&amp;IF([.J5]=&quot;&quot;;&quot;NULL&quot;;&quot;'&quot;&amp;[.J5]&amp;&quot;'&quot;)&amp;&quot;, &quot;&amp;IF([.K5]=&quot;&quot;;&quot;NULL&quot;;&quot;'&quot;&amp;[.K5]&amp;&quot;'&quot;)&amp;&quot;, &quot;&amp;IF([.L5]=&quot;&quot;;&quot;NULL&quot;;&quot;'&quot;&amp;[.L5]&amp;&quot;'&quot;)&amp;&quot;, &quot;&amp;IF([.M5]=&quot;&quot;;&quot;NULL&quot;;&quot;'&quot;&amp;[.M5]&amp;&quot;'&quot;)&amp;&quot;);&quot;" office:value-type="string" office:string-value="INSERT INTO feedbackApp_yemeklistesi (il_id, tarih, ogun, yemek_1, yemek_2, yemek_3, yemek_4, yemek_5, yemek_6, yemek_7, yemek_8, yemek_9, yemek_10) VALUES (27, '2025-03-04', 'kahvaltı', 'Arpa Şehriye Çorba', 'Patatesli Yumurta', 'Simit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27, '2025-03-04', 'kahvaltı', 'Arpa Şehriye Çorba', 'Patatesli Yumurta', 'Simit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5" calcext:value-type="date">
            <text:p>5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Peynirli Börek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6];&quot;YYYY-MM-DD&quot;)&amp;&quot;', '&quot;&amp;[.C6]&amp;&quot;', &quot;&amp;IF([.D6]=&quot;&quot;;&quot;NULL&quot;;&quot;'&quot;&amp;[.D6]&amp;&quot;'&quot;)&amp;&quot;, &quot;&amp;IF([.E6]=&quot;&quot;;&quot;NULL&quot;;&quot;'&quot;&amp;[.E6]&amp;&quot;'&quot;)&amp;&quot;, &quot;&amp;IF([.F6]=&quot;&quot;;&quot;NULL&quot;;&quot;'&quot;&amp;[.F6]&amp;&quot;'&quot;)&amp;&quot;, &quot;&amp;IF([.G6]=&quot;&quot;;&quot;NULL&quot;;&quot;'&quot;&amp;[.G6]&amp;&quot;'&quot;)&amp;&quot;, &quot;&amp;IF([.H6]=&quot;&quot;;&quot;NULL&quot;;&quot;'&quot;&amp;[.H6]&amp;&quot;'&quot;)&amp;&quot;, &quot;&amp;IF([.I6]=&quot;&quot;;&quot;NULL&quot;;&quot;'&quot;&amp;[.I6]&amp;&quot;'&quot;)&amp;&quot;, &quot;&amp;IF([.J6]=&quot;&quot;;&quot;NULL&quot;;&quot;'&quot;&amp;[.J6]&amp;&quot;'&quot;)&amp;&quot;, &quot;&amp;IF([.K6]=&quot;&quot;;&quot;NULL&quot;;&quot;'&quot;&amp;[.K6]&amp;&quot;'&quot;)&amp;&quot;, &quot;&amp;IF([.L6]=&quot;&quot;;&quot;NULL&quot;;&quot;'&quot;&amp;[.L6]&amp;&quot;'&quot;)&amp;&quot;, &quot;&amp;IF([.M6]=&quot;&quot;;&quot;NULL&quot;;&quot;'&quot;&amp;[.M6]&amp;&quot;'&quot;)&amp;&quot;);&quot;" office:value-type="string" office:string-value="INSERT INTO feedbackApp_yemeklistesi (il_id, tarih, ogun, yemek_1, yemek_2, yemek_3, yemek_4, yemek_5, yemek_6, yemek_7, yemek_8, yemek_9, yemek_10) VALUES (27, '2025-03-05', 'kahvaltı', 'Ezogelin Çorba ', 'Peynirli Börek', 'Haşlanmış Yumurt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05', 'kahvaltı', 'Ezogelin Çorba ', 'Peynirli Börek', 'Haşlanmış Yumurt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6" calcext:value-type="date">
            <text:p>6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Top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7];&quot;YYYY-MM-DD&quot;)&amp;&quot;', '&quot;&amp;[.C7]&amp;&quot;', &quot;&amp;IF([.D7]=&quot;&quot;;&quot;NULL&quot;;&quot;'&quot;&amp;[.D7]&amp;&quot;'&quot;)&amp;&quot;, &quot;&amp;IF([.E7]=&quot;&quot;;&quot;NULL&quot;;&quot;'&quot;&amp;[.E7]&amp;&quot;'&quot;)&amp;&quot;, &quot;&amp;IF([.F7]=&quot;&quot;;&quot;NULL&quot;;&quot;'&quot;&amp;[.F7]&amp;&quot;'&quot;)&amp;&quot;, &quot;&amp;IF([.G7]=&quot;&quot;;&quot;NULL&quot;;&quot;'&quot;&amp;[.G7]&amp;&quot;'&quot;)&amp;&quot;, &quot;&amp;IF([.H7]=&quot;&quot;;&quot;NULL&quot;;&quot;'&quot;&amp;[.H7]&amp;&quot;'&quot;)&amp;&quot;, &quot;&amp;IF([.I7]=&quot;&quot;;&quot;NULL&quot;;&quot;'&quot;&amp;[.I7]&amp;&quot;'&quot;)&amp;&quot;, &quot;&amp;IF([.J7]=&quot;&quot;;&quot;NULL&quot;;&quot;'&quot;&amp;[.J7]&amp;&quot;'&quot;)&amp;&quot;, &quot;&amp;IF([.K7]=&quot;&quot;;&quot;NULL&quot;;&quot;'&quot;&amp;[.K7]&amp;&quot;'&quot;)&amp;&quot;, &quot;&amp;IF([.L7]=&quot;&quot;;&quot;NULL&quot;;&quot;'&quot;&amp;[.L7]&amp;&quot;'&quot;)&amp;&quot;, &quot;&amp;IF([.M7]=&quot;&quot;;&quot;NULL&quot;;&quot;'&quot;&amp;[.M7]&amp;&quot;'&quot;)&amp;&quot;);&quot;" office:value-type="string" office:string-value="INSERT INTO feedbackApp_yemeklistesi (il_id, tarih, ogun, yemek_1, yemek_2, yemek_3, yemek_4, yemek_5, yemek_6, yemek_7, yemek_8, yemek_9, yemek_10) VALUES (27, '2025-03-06', 'kahvaltı', 'Mercimek Çorba', 'Sade Omlet', 'Çikolatalı Milföy Börek', 'Top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27, '2025-03-06', 'kahvaltı', 'Mercimek Çorba', 'Sade Omlet', 'Çikolatalı Milföy Börek', 'Top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7" calcext:value-type="date">
            <text:p>7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oğurtlu Arpa Şehriye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u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8];&quot;YYYY-MM-DD&quot;)&amp;&quot;', '&quot;&amp;[.C8]&amp;&quot;', &quot;&amp;IF([.D8]=&quot;&quot;;&quot;NULL&quot;;&quot;'&quot;&amp;[.D8]&amp;&quot;'&quot;)&amp;&quot;, &quot;&amp;IF([.E8]=&quot;&quot;;&quot;NULL&quot;;&quot;'&quot;&amp;[.E8]&amp;&quot;'&quot;)&amp;&quot;, &quot;&amp;IF([.F8]=&quot;&quot;;&quot;NULL&quot;;&quot;'&quot;&amp;[.F8]&amp;&quot;'&quot;)&amp;&quot;, &quot;&amp;IF([.G8]=&quot;&quot;;&quot;NULL&quot;;&quot;'&quot;&amp;[.G8]&amp;&quot;'&quot;)&amp;&quot;, &quot;&amp;IF([.H8]=&quot;&quot;;&quot;NULL&quot;;&quot;'&quot;&amp;[.H8]&amp;&quot;'&quot;)&amp;&quot;, &quot;&amp;IF([.I8]=&quot;&quot;;&quot;NULL&quot;;&quot;'&quot;&amp;[.I8]&amp;&quot;'&quot;)&amp;&quot;, &quot;&amp;IF([.J8]=&quot;&quot;;&quot;NULL&quot;;&quot;'&quot;&amp;[.J8]&amp;&quot;'&quot;)&amp;&quot;, &quot;&amp;IF([.K8]=&quot;&quot;;&quot;NULL&quot;;&quot;'&quot;&amp;[.K8]&amp;&quot;'&quot;)&amp;&quot;, &quot;&amp;IF([.L8]=&quot;&quot;;&quot;NULL&quot;;&quot;'&quot;&amp;[.L8]&amp;&quot;'&quot;)&amp;&quot;, &quot;&amp;IF([.M8]=&quot;&quot;;&quot;NULL&quot;;&quot;'&quot;&amp;[.M8]&amp;&quot;'&quot;)&amp;&quot;);&quot;" office:value-type="string" office:string-value="INSERT INTO feedbackApp_yemeklistesi (il_id, tarih, ogun, yemek_1, yemek_2, yemek_3, yemek_4, yemek_5, yemek_6, yemek_7, yemek_8, yemek_9, yemek_10) VALUES (27, '2025-03-07', 'kahvaltı', 'Yoğurtlu Arpa Şehriye', 'Patates Kızartması', 'Haşlanmış Yumurta', 'Beyaz Peynir', 'Siyah/Yeşil Zeytin', 'Muz', NULL, NULL, NULL, NULL);" calcext:value-type="string">
            <text:p>INSERT INTO feedbackApp_yemeklistesi (il_id, tarih, ogun, yemek_1, yemek_2, yemek_3, yemek_4, yemek_5, yemek_6, yemek_7, yemek_8, yemek_9, yemek_10) VALUES (27, '2025-03-07', 'kahvaltı', 'Yoğurtlu Arpa Şehriye', 'Patates Kızartması', 'Haşlanmış Yumurta', 'Beyaz Peynir', 'Siyah/Yeşil Zeytin', 'Mu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8" calcext:value-type="date">
            <text:p>8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Sucuklu Yumurta</text:p>
          </table:table-cell>
          <table:table-cell office:value-type="string" calcext:value-type="string">
            <text:p>Sade Açm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9];&quot;YYYY-MM-DD&quot;)&amp;&quot;', '&quot;&amp;[.C9]&amp;&quot;', &quot;&amp;IF([.D9]=&quot;&quot;;&quot;NULL&quot;;&quot;'&quot;&amp;[.D9]&amp;&quot;'&quot;)&amp;&quot;, &quot;&amp;IF([.E9]=&quot;&quot;;&quot;NULL&quot;;&quot;'&quot;&amp;[.E9]&amp;&quot;'&quot;)&amp;&quot;, &quot;&amp;IF([.F9]=&quot;&quot;;&quot;NULL&quot;;&quot;'&quot;&amp;[.F9]&amp;&quot;'&quot;)&amp;&quot;, &quot;&amp;IF([.G9]=&quot;&quot;;&quot;NULL&quot;;&quot;'&quot;&amp;[.G9]&amp;&quot;'&quot;)&amp;&quot;, &quot;&amp;IF([.H9]=&quot;&quot;;&quot;NULL&quot;;&quot;'&quot;&amp;[.H9]&amp;&quot;'&quot;)&amp;&quot;, &quot;&amp;IF([.I9]=&quot;&quot;;&quot;NULL&quot;;&quot;'&quot;&amp;[.I9]&amp;&quot;'&quot;)&amp;&quot;, &quot;&amp;IF([.J9]=&quot;&quot;;&quot;NULL&quot;;&quot;'&quot;&amp;[.J9]&amp;&quot;'&quot;)&amp;&quot;, &quot;&amp;IF([.K9]=&quot;&quot;;&quot;NULL&quot;;&quot;'&quot;&amp;[.K9]&amp;&quot;'&quot;)&amp;&quot;, &quot;&amp;IF([.L9]=&quot;&quot;;&quot;NULL&quot;;&quot;'&quot;&amp;[.L9]&amp;&quot;'&quot;)&amp;&quot;, &quot;&amp;IF([.M9]=&quot;&quot;;&quot;NULL&quot;;&quot;'&quot;&amp;[.M9]&amp;&quot;'&quot;)&amp;&quot;);&quot;" office:value-type="string" office:string-value="INSERT INTO feedbackApp_yemeklistesi (il_id, tarih, ogun, yemek_1, yemek_2, yemek_3, yemek_4, yemek_5, yemek_6, yemek_7, yemek_8, yemek_9, yemek_10) VALUES (27, '2025-03-08', 'kahvaltı', 'Ezogelin Çorba ', 'Sucuklu Yumurta', 'Sade Açm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08', 'kahvaltı', 'Ezogelin Çorba ', 'Sucuklu Yumurta', 'Sade Açm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09" calcext:value-type="date">
            <text:p>9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0];&quot;YYYY-MM-DD&quot;)&amp;&quot;', '&quot;&amp;[.C10]&amp;&quot;', &quot;&amp;IF([.D10]=&quot;&quot;;&quot;NULL&quot;;&quot;'&quot;&amp;[.D10]&amp;&quot;'&quot;)&amp;&quot;, &quot;&amp;IF([.E10]=&quot;&quot;;&quot;NULL&quot;;&quot;'&quot;&amp;[.E10]&amp;&quot;'&quot;)&amp;&quot;, &quot;&amp;IF([.F10]=&quot;&quot;;&quot;NULL&quot;;&quot;'&quot;&amp;[.F10]&amp;&quot;'&quot;)&amp;&quot;, &quot;&amp;IF([.G10]=&quot;&quot;;&quot;NULL&quot;;&quot;'&quot;&amp;[.G10]&amp;&quot;'&quot;)&amp;&quot;, &quot;&amp;IF([.H10]=&quot;&quot;;&quot;NULL&quot;;&quot;'&quot;&amp;[.H10]&amp;&quot;'&quot;)&amp;&quot;, &quot;&amp;IF([.I10]=&quot;&quot;;&quot;NULL&quot;;&quot;'&quot;&amp;[.I10]&amp;&quot;'&quot;)&amp;&quot;, &quot;&amp;IF([.J10]=&quot;&quot;;&quot;NULL&quot;;&quot;'&quot;&amp;[.J10]&amp;&quot;'&quot;)&amp;&quot;, &quot;&amp;IF([.K10]=&quot;&quot;;&quot;NULL&quot;;&quot;'&quot;&amp;[.K10]&amp;&quot;'&quot;)&amp;&quot;, &quot;&amp;IF([.L10]=&quot;&quot;;&quot;NULL&quot;;&quot;'&quot;&amp;[.L10]&amp;&quot;'&quot;)&amp;&quot;, &quot;&amp;IF([.M10]=&quot;&quot;;&quot;NULL&quot;;&quot;'&quot;&amp;[.M10]&amp;&quot;'&quot;)&amp;&quot;);&quot;" office:value-type="string" office:string-value="INSERT INTO feedbackApp_yemeklistesi (il_id, tarih, ogun, yemek_1, yemek_2, yemek_3, yemek_4, yemek_5, yemek_6, yemek_7, yemek_8, yemek_9, yemek_10) VALUES (27, '2025-03-09', 'kahvaltı', 'Mercimek Çorba', 'Simit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27, '2025-03-09', 'kahvaltı', 'Mercimek Çorba', 'Simit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Mozaik K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1];&quot;YYYY-MM-DD&quot;)&amp;&quot;', '&quot;&amp;[.C11]&amp;&quot;', &quot;&amp;IF([.D11]=&quot;&quot;;&quot;NULL&quot;;&quot;'&quot;&amp;[.D11]&amp;&quot;'&quot;)&amp;&quot;, &quot;&amp;IF([.E11]=&quot;&quot;;&quot;NULL&quot;;&quot;'&quot;&amp;[.E11]&amp;&quot;'&quot;)&amp;&quot;, &quot;&amp;IF([.F11]=&quot;&quot;;&quot;NULL&quot;;&quot;'&quot;&amp;[.F11]&amp;&quot;'&quot;)&amp;&quot;, &quot;&amp;IF([.G11]=&quot;&quot;;&quot;NULL&quot;;&quot;'&quot;&amp;[.G11]&amp;&quot;'&quot;)&amp;&quot;, &quot;&amp;IF([.H11]=&quot;&quot;;&quot;NULL&quot;;&quot;'&quot;&amp;[.H11]&amp;&quot;'&quot;)&amp;&quot;, &quot;&amp;IF([.I11]=&quot;&quot;;&quot;NULL&quot;;&quot;'&quot;&amp;[.I11]&amp;&quot;'&quot;)&amp;&quot;, &quot;&amp;IF([.J11]=&quot;&quot;;&quot;NULL&quot;;&quot;'&quot;&amp;[.J11]&amp;&quot;'&quot;)&amp;&quot;, &quot;&amp;IF([.K11]=&quot;&quot;;&quot;NULL&quot;;&quot;'&quot;&amp;[.K11]&amp;&quot;'&quot;)&amp;&quot;, &quot;&amp;IF([.L11]=&quot;&quot;;&quot;NULL&quot;;&quot;'&quot;&amp;[.L11]&amp;&quot;'&quot;)&amp;&quot;, &quot;&amp;IF([.M11]=&quot;&quot;;&quot;NULL&quot;;&quot;'&quot;&amp;[.M11]&amp;&quot;'&quot;)&amp;&quot;);&quot;" office:value-type="string" office:string-value="INSERT INTO feedbackApp_yemeklistesi (il_id, tarih, ogun, yemek_1, yemek_2, yemek_3, yemek_4, yemek_5, yemek_6, yemek_7, yemek_8, yemek_9, yemek_10) VALUES (27, '2025-03-10', 'kahvaltı', 'Mercimek Çorba', 'Kaşarlı Omlet', 'Mozaik Kek', 'Beyaz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27, '2025-03-10', 'kahvaltı', 'Mercimek Çorba', 'Kaşarlı Omlet', 'Mozaik Kek', 'Beyaz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1" calcext:value-type="date">
            <text:p>11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Karışık Kızartma 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Elm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2];&quot;YYYY-MM-DD&quot;)&amp;&quot;', '&quot;&amp;[.C12]&amp;&quot;', &quot;&amp;IF([.D12]=&quot;&quot;;&quot;NULL&quot;;&quot;'&quot;&amp;[.D12]&amp;&quot;'&quot;)&amp;&quot;, &quot;&amp;IF([.E12]=&quot;&quot;;&quot;NULL&quot;;&quot;'&quot;&amp;[.E12]&amp;&quot;'&quot;)&amp;&quot;, &quot;&amp;IF([.F12]=&quot;&quot;;&quot;NULL&quot;;&quot;'&quot;&amp;[.F12]&amp;&quot;'&quot;)&amp;&quot;, &quot;&amp;IF([.G12]=&quot;&quot;;&quot;NULL&quot;;&quot;'&quot;&amp;[.G12]&amp;&quot;'&quot;)&amp;&quot;, &quot;&amp;IF([.H12]=&quot;&quot;;&quot;NULL&quot;;&quot;'&quot;&amp;[.H12]&amp;&quot;'&quot;)&amp;&quot;, &quot;&amp;IF([.I12]=&quot;&quot;;&quot;NULL&quot;;&quot;'&quot;&amp;[.I12]&amp;&quot;'&quot;)&amp;&quot;, &quot;&amp;IF([.J12]=&quot;&quot;;&quot;NULL&quot;;&quot;'&quot;&amp;[.J12]&amp;&quot;'&quot;)&amp;&quot;, &quot;&amp;IF([.K12]=&quot;&quot;;&quot;NULL&quot;;&quot;'&quot;&amp;[.K12]&amp;&quot;'&quot;)&amp;&quot;, &quot;&amp;IF([.L12]=&quot;&quot;;&quot;NULL&quot;;&quot;'&quot;&amp;[.L12]&amp;&quot;'&quot;)&amp;&quot;, &quot;&amp;IF([.M12]=&quot;&quot;;&quot;NULL&quot;;&quot;'&quot;&amp;[.M12]&amp;&quot;'&quot;)&amp;&quot;);&quot;" office:value-type="string" office:string-value="INSERT INTO feedbackApp_yemeklistesi (il_id, tarih, ogun, yemek_1, yemek_2, yemek_3, yemek_4, yemek_5, yemek_6, yemek_7, yemek_8, yemek_9, yemek_10) VALUES (27, '2025-03-11', 'kahvaltı', 'Yayla Çorba', 'Karışık Kızartma ', 'Haşlanmış Yumurta', 'Kaşar Peynir', 'Siyah/Yeşil Zeytin', 'Elma', NULL, NULL, NULL, NULL);" calcext:value-type="string">
            <text:p>INSERT INTO feedbackApp_yemeklistesi (il_id, tarih, ogun, yemek_1, yemek_2, yemek_3, yemek_4, yemek_5, yemek_6, yemek_7, yemek_8, yemek_9, yemek_10) VALUES (27, '2025-03-11', 'kahvaltı', 'Yayla Çorba', 'Karışık Kızartma ', 'Haşlanmış Yumurta', 'Kaşar Peynir', 'Siyah/Yeşil Zeytin', 'Elm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2" calcext:value-type="date">
            <text:p>12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Di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3];&quot;YYYY-MM-DD&quot;)&amp;&quot;', '&quot;&amp;[.C13]&amp;&quot;', &quot;&amp;IF([.D13]=&quot;&quot;;&quot;NULL&quot;;&quot;'&quot;&amp;[.D13]&amp;&quot;'&quot;)&amp;&quot;, &quot;&amp;IF([.E13]=&quot;&quot;;&quot;NULL&quot;;&quot;'&quot;&amp;[.E13]&amp;&quot;'&quot;)&amp;&quot;, &quot;&amp;IF([.F13]=&quot;&quot;;&quot;NULL&quot;;&quot;'&quot;&amp;[.F13]&amp;&quot;'&quot;)&amp;&quot;, &quot;&amp;IF([.G13]=&quot;&quot;;&quot;NULL&quot;;&quot;'&quot;&amp;[.G13]&amp;&quot;'&quot;)&amp;&quot;, &quot;&amp;IF([.H13]=&quot;&quot;;&quot;NULL&quot;;&quot;'&quot;&amp;[.H13]&amp;&quot;'&quot;)&amp;&quot;, &quot;&amp;IF([.I13]=&quot;&quot;;&quot;NULL&quot;;&quot;'&quot;&amp;[.I13]&amp;&quot;'&quot;)&amp;&quot;, &quot;&amp;IF([.J13]=&quot;&quot;;&quot;NULL&quot;;&quot;'&quot;&amp;[.J13]&amp;&quot;'&quot;)&amp;&quot;, &quot;&amp;IF([.K13]=&quot;&quot;;&quot;NULL&quot;;&quot;'&quot;&amp;[.K13]&amp;&quot;'&quot;)&amp;&quot;, &quot;&amp;IF([.L13]=&quot;&quot;;&quot;NULL&quot;;&quot;'&quot;&amp;[.L13]&amp;&quot;'&quot;)&amp;&quot;, &quot;&amp;IF([.M13]=&quot;&quot;;&quot;NULL&quot;;&quot;'&quot;&amp;[.M13]&amp;&quot;'&quot;)&amp;&quot;);&quot;" office:value-type="string" office:string-value="INSERT INTO feedbackApp_yemeklistesi (il_id, tarih, ogun, yemek_1, yemek_2, yemek_3, yemek_4, yemek_5, yemek_6, yemek_7, yemek_8, yemek_9, yemek_10) VALUES (27, '2025-03-12', 'kahvaltı', 'Ezogelin Çorba ', 'Peynirli Omlet', 'Dereotlu Poğaça', 'Dil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27, '2025-03-12', 'kahvaltı', 'Ezogelin Çorba ', 'Peynirli Omlet', 'Dereotlu Poğaça', 'Dil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3" calcext:value-type="date">
            <text:p>13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Sosis Kokteyl (Salçalı veya Kızartma)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4];&quot;YYYY-MM-DD&quot;)&amp;&quot;', '&quot;&amp;[.C14]&amp;&quot;', &quot;&amp;IF([.D14]=&quot;&quot;;&quot;NULL&quot;;&quot;'&quot;&amp;[.D14]&amp;&quot;'&quot;)&amp;&quot;, &quot;&amp;IF([.E14]=&quot;&quot;;&quot;NULL&quot;;&quot;'&quot;&amp;[.E14]&amp;&quot;'&quot;)&amp;&quot;, &quot;&amp;IF([.F14]=&quot;&quot;;&quot;NULL&quot;;&quot;'&quot;&amp;[.F14]&amp;&quot;'&quot;)&amp;&quot;, &quot;&amp;IF([.G14]=&quot;&quot;;&quot;NULL&quot;;&quot;'&quot;&amp;[.G14]&amp;&quot;'&quot;)&amp;&quot;, &quot;&amp;IF([.H14]=&quot;&quot;;&quot;NULL&quot;;&quot;'&quot;&amp;[.H14]&amp;&quot;'&quot;)&amp;&quot;, &quot;&amp;IF([.I14]=&quot;&quot;;&quot;NULL&quot;;&quot;'&quot;&amp;[.I14]&amp;&quot;'&quot;)&amp;&quot;, &quot;&amp;IF([.J14]=&quot;&quot;;&quot;NULL&quot;;&quot;'&quot;&amp;[.J14]&amp;&quot;'&quot;)&amp;&quot;, &quot;&amp;IF([.K14]=&quot;&quot;;&quot;NULL&quot;;&quot;'&quot;&amp;[.K14]&amp;&quot;'&quot;)&amp;&quot;, &quot;&amp;IF([.L14]=&quot;&quot;;&quot;NULL&quot;;&quot;'&quot;&amp;[.L14]&amp;&quot;'&quot;)&amp;&quot;, &quot;&amp;IF([.M14]=&quot;&quot;;&quot;NULL&quot;;&quot;'&quot;&amp;[.M14]&amp;&quot;'&quot;)&amp;&quot;);&quot;" office:value-type="string" office:string-value="INSERT INTO feedbackApp_yemeklistesi (il_id, tarih, ogun, yemek_1, yemek_2, yemek_3, yemek_4, yemek_5, yemek_6, yemek_7, yemek_8, yemek_9, yemek_10) VALUES (27, '2025-03-13', 'kahvaltı', 'Mercimek Çorba', 'Sosis Kokteyl (Salçalı veya Kızartma)', 'Haşlanmış Yumurta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13', 'kahvaltı', 'Mercimek Çorba', 'Sosis Kokteyl (Salçalı veya Kızartma)', 'Haşlanmış Yumurta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4" calcext:value-type="date">
            <text:p>14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Peynirli Milföy Börek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Helv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5];&quot;YYYY-MM-DD&quot;)&amp;&quot;', '&quot;&amp;[.C15]&amp;&quot;', &quot;&amp;IF([.D15]=&quot;&quot;;&quot;NULL&quot;;&quot;'&quot;&amp;[.D15]&amp;&quot;'&quot;)&amp;&quot;, &quot;&amp;IF([.E15]=&quot;&quot;;&quot;NULL&quot;;&quot;'&quot;&amp;[.E15]&amp;&quot;'&quot;)&amp;&quot;, &quot;&amp;IF([.F15]=&quot;&quot;;&quot;NULL&quot;;&quot;'&quot;&amp;[.F15]&amp;&quot;'&quot;)&amp;&quot;, &quot;&amp;IF([.G15]=&quot;&quot;;&quot;NULL&quot;;&quot;'&quot;&amp;[.G15]&amp;&quot;'&quot;)&amp;&quot;, &quot;&amp;IF([.H15]=&quot;&quot;;&quot;NULL&quot;;&quot;'&quot;&amp;[.H15]&amp;&quot;'&quot;)&amp;&quot;, &quot;&amp;IF([.I15]=&quot;&quot;;&quot;NULL&quot;;&quot;'&quot;&amp;[.I15]&amp;&quot;'&quot;)&amp;&quot;, &quot;&amp;IF([.J15]=&quot;&quot;;&quot;NULL&quot;;&quot;'&quot;&amp;[.J15]&amp;&quot;'&quot;)&amp;&quot;, &quot;&amp;IF([.K15]=&quot;&quot;;&quot;NULL&quot;;&quot;'&quot;&amp;[.K15]&amp;&quot;'&quot;)&amp;&quot;, &quot;&amp;IF([.L15]=&quot;&quot;;&quot;NULL&quot;;&quot;'&quot;&amp;[.L15]&amp;&quot;'&quot;)&amp;&quot;, &quot;&amp;IF([.M15]=&quot;&quot;;&quot;NULL&quot;;&quot;'&quot;&amp;[.M15]&amp;&quot;'&quot;)&amp;&quot;);&quot;" office:value-type="string" office:string-value="INSERT INTO feedbackApp_yemeklistesi (il_id, tarih, ogun, yemek_1, yemek_2, yemek_3, yemek_4, yemek_5, yemek_6, yemek_7, yemek_8, yemek_9, yemek_10) VALUES (27, '2025-03-14', 'kahvaltı', 'Şehriye Çorba', 'Sade Omlet', 'Peynirli Milföy Börek', 'Kaşar Peynir', 'Siyah/Yeşil Zeytin', 'Helva', NULL, NULL, NULL, NULL);" calcext:value-type="string">
            <text:p>INSERT INTO feedbackApp_yemeklistesi (il_id, tarih, ogun, yemek_1, yemek_2, yemek_3, yemek_4, yemek_5, yemek_6, yemek_7, yemek_8, yemek_9, yemek_10) VALUES (27, '2025-03-14', 'kahvaltı', 'Şehriye Çorba', 'Sade Omlet', 'Peynirli Milföy Börek', 'Kaşar Peynir', 'Siyah/Yeşil Zeytin', 'Helv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5" calcext:value-type="date">
            <text:p>15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rem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6];&quot;YYYY-MM-DD&quot;)&amp;&quot;', '&quot;&amp;[.C16]&amp;&quot;', &quot;&amp;IF([.D16]=&quot;&quot;;&quot;NULL&quot;;&quot;'&quot;&amp;[.D16]&amp;&quot;'&quot;)&amp;&quot;, &quot;&amp;IF([.E16]=&quot;&quot;;&quot;NULL&quot;;&quot;'&quot;&amp;[.E16]&amp;&quot;'&quot;)&amp;&quot;, &quot;&amp;IF([.F16]=&quot;&quot;;&quot;NULL&quot;;&quot;'&quot;&amp;[.F16]&amp;&quot;'&quot;)&amp;&quot;, &quot;&amp;IF([.G16]=&quot;&quot;;&quot;NULL&quot;;&quot;'&quot;&amp;[.G16]&amp;&quot;'&quot;)&amp;&quot;, &quot;&amp;IF([.H16]=&quot;&quot;;&quot;NULL&quot;;&quot;'&quot;&amp;[.H16]&amp;&quot;'&quot;)&amp;&quot;, &quot;&amp;IF([.I16]=&quot;&quot;;&quot;NULL&quot;;&quot;'&quot;&amp;[.I16]&amp;&quot;'&quot;)&amp;&quot;, &quot;&amp;IF([.J16]=&quot;&quot;;&quot;NULL&quot;;&quot;'&quot;&amp;[.J16]&amp;&quot;'&quot;)&amp;&quot;, &quot;&amp;IF([.K16]=&quot;&quot;;&quot;NULL&quot;;&quot;'&quot;&amp;[.K16]&amp;&quot;'&quot;)&amp;&quot;, &quot;&amp;IF([.L16]=&quot;&quot;;&quot;NULL&quot;;&quot;'&quot;&amp;[.L16]&amp;&quot;'&quot;)&amp;&quot;, &quot;&amp;IF([.M16]=&quot;&quot;;&quot;NULL&quot;;&quot;'&quot;&amp;[.M16]&amp;&quot;'&quot;)&amp;&quot;);&quot;" office:value-type="string" office:string-value="INSERT INTO feedbackApp_yemeklistesi (il_id, tarih, ogun, yemek_1, yemek_2, yemek_3, yemek_4, yemek_5, yemek_6, yemek_7, yemek_8, yemek_9, yemek_10) VALUES (27, '2025-03-15', 'kahvaltı', 'Yayla Çorba', 'Patates Kızartması', 'Haşlanmış Yumurta', 'Krem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27, '2025-03-15', 'kahvaltı', 'Yayla Çorba', 'Patates Kızartması', 'Haşlanmış Yumurta', 'Krem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6" calcext:value-type="date">
            <text:p>16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Menemen</text:p>
          </table:table-cell>
          <table:table-cell office:value-type="string" calcext:value-type="string">
            <text:p>Sade Poğaç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7];&quot;YYYY-MM-DD&quot;)&amp;&quot;', '&quot;&amp;[.C17]&amp;&quot;', &quot;&amp;IF([.D17]=&quot;&quot;;&quot;NULL&quot;;&quot;'&quot;&amp;[.D17]&amp;&quot;'&quot;)&amp;&quot;, &quot;&amp;IF([.E17]=&quot;&quot;;&quot;NULL&quot;;&quot;'&quot;&amp;[.E17]&amp;&quot;'&quot;)&amp;&quot;, &quot;&amp;IF([.F17]=&quot;&quot;;&quot;NULL&quot;;&quot;'&quot;&amp;[.F17]&amp;&quot;'&quot;)&amp;&quot;, &quot;&amp;IF([.G17]=&quot;&quot;;&quot;NULL&quot;;&quot;'&quot;&amp;[.G17]&amp;&quot;'&quot;)&amp;&quot;, &quot;&amp;IF([.H17]=&quot;&quot;;&quot;NULL&quot;;&quot;'&quot;&amp;[.H17]&amp;&quot;'&quot;)&amp;&quot;, &quot;&amp;IF([.I17]=&quot;&quot;;&quot;NULL&quot;;&quot;'&quot;&amp;[.I17]&amp;&quot;'&quot;)&amp;&quot;, &quot;&amp;IF([.J17]=&quot;&quot;;&quot;NULL&quot;;&quot;'&quot;&amp;[.J17]&amp;&quot;'&quot;)&amp;&quot;, &quot;&amp;IF([.K17]=&quot;&quot;;&quot;NULL&quot;;&quot;'&quot;&amp;[.K17]&amp;&quot;'&quot;)&amp;&quot;, &quot;&amp;IF([.L17]=&quot;&quot;;&quot;NULL&quot;;&quot;'&quot;&amp;[.L17]&amp;&quot;'&quot;)&amp;&quot;, &quot;&amp;IF([.M17]=&quot;&quot;;&quot;NULL&quot;;&quot;'&quot;&amp;[.M17]&amp;&quot;'&quot;)&amp;&quot;);&quot;" office:value-type="string" office:string-value="INSERT INTO feedbackApp_yemeklistesi (il_id, tarih, ogun, yemek_1, yemek_2, yemek_3, yemek_4, yemek_5, yemek_6, yemek_7, yemek_8, yemek_9, yemek_10) VALUES (27, '2025-03-16', 'kahvaltı', 'Ezogelin Çorba ', 'Menemen', 'Sade Poğaça', 'Beyaz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27, '2025-03-16', 'kahvaltı', 'Ezogelin Çorba ', 'Menemen', 'Sade Poğaça', 'Beyaz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utmaç Çorb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8];&quot;YYYY-MM-DD&quot;)&amp;&quot;', '&quot;&amp;[.C18]&amp;&quot;', &quot;&amp;IF([.D18]=&quot;&quot;;&quot;NULL&quot;;&quot;'&quot;&amp;[.D18]&amp;&quot;'&quot;)&amp;&quot;, &quot;&amp;IF([.E18]=&quot;&quot;;&quot;NULL&quot;;&quot;'&quot;&amp;[.E18]&amp;&quot;'&quot;)&amp;&quot;, &quot;&amp;IF([.F18]=&quot;&quot;;&quot;NULL&quot;;&quot;'&quot;&amp;[.F18]&amp;&quot;'&quot;)&amp;&quot;, &quot;&amp;IF([.G18]=&quot;&quot;;&quot;NULL&quot;;&quot;'&quot;&amp;[.G18]&amp;&quot;'&quot;)&amp;&quot;, &quot;&amp;IF([.H18]=&quot;&quot;;&quot;NULL&quot;;&quot;'&quot;&amp;[.H18]&amp;&quot;'&quot;)&amp;&quot;, &quot;&amp;IF([.I18]=&quot;&quot;;&quot;NULL&quot;;&quot;'&quot;&amp;[.I18]&amp;&quot;'&quot;)&amp;&quot;, &quot;&amp;IF([.J18]=&quot;&quot;;&quot;NULL&quot;;&quot;'&quot;&amp;[.J18]&amp;&quot;'&quot;)&amp;&quot;, &quot;&amp;IF([.K18]=&quot;&quot;;&quot;NULL&quot;;&quot;'&quot;&amp;[.K18]&amp;&quot;'&quot;)&amp;&quot;, &quot;&amp;IF([.L18]=&quot;&quot;;&quot;NULL&quot;;&quot;'&quot;&amp;[.L18]&amp;&quot;'&quot;)&amp;&quot;, &quot;&amp;IF([.M18]=&quot;&quot;;&quot;NULL&quot;;&quot;'&quot;&amp;[.M18]&amp;&quot;'&quot;)&amp;&quot;);&quot;" office:value-type="string" office:string-value="INSERT INTO feedbackApp_yemeklistesi (il_id, tarih, ogun, yemek_1, yemek_2, yemek_3, yemek_4, yemek_5, yemek_6, yemek_7, yemek_8, yemek_9, yemek_10) VALUES (27, '2025-03-17', 'kahvaltı', 'Tutmaç Çorba', 'Simit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27, '2025-03-17', 'kahvaltı', 'Tutmaç Çorba', 'Simit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8" calcext:value-type="date">
            <text:p>18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li Yumurta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9];&quot;YYYY-MM-DD&quot;)&amp;&quot;', '&quot;&amp;[.C19]&amp;&quot;', &quot;&amp;IF([.D19]=&quot;&quot;;&quot;NULL&quot;;&quot;'&quot;&amp;[.D19]&amp;&quot;'&quot;)&amp;&quot;, &quot;&amp;IF([.E19]=&quot;&quot;;&quot;NULL&quot;;&quot;'&quot;&amp;[.E19]&amp;&quot;'&quot;)&amp;&quot;, &quot;&amp;IF([.F19]=&quot;&quot;;&quot;NULL&quot;;&quot;'&quot;&amp;[.F19]&amp;&quot;'&quot;)&amp;&quot;, &quot;&amp;IF([.G19]=&quot;&quot;;&quot;NULL&quot;;&quot;'&quot;&amp;[.G19]&amp;&quot;'&quot;)&amp;&quot;, &quot;&amp;IF([.H19]=&quot;&quot;;&quot;NULL&quot;;&quot;'&quot;&amp;[.H19]&amp;&quot;'&quot;)&amp;&quot;, &quot;&amp;IF([.I19]=&quot;&quot;;&quot;NULL&quot;;&quot;'&quot;&amp;[.I19]&amp;&quot;'&quot;)&amp;&quot;, &quot;&amp;IF([.J19]=&quot;&quot;;&quot;NULL&quot;;&quot;'&quot;&amp;[.J19]&amp;&quot;'&quot;)&amp;&quot;, &quot;&amp;IF([.K19]=&quot;&quot;;&quot;NULL&quot;;&quot;'&quot;&amp;[.K19]&amp;&quot;'&quot;)&amp;&quot;, &quot;&amp;IF([.L19]=&quot;&quot;;&quot;NULL&quot;;&quot;'&quot;&amp;[.L19]&amp;&quot;'&quot;)&amp;&quot;, &quot;&amp;IF([.M19]=&quot;&quot;;&quot;NULL&quot;;&quot;'&quot;&amp;[.M19]&amp;&quot;'&quot;)&amp;&quot;);&quot;" office:value-type="string" office:string-value="INSERT INTO feedbackApp_yemeklistesi (il_id, tarih, ogun, yemek_1, yemek_2, yemek_3, yemek_4, yemek_5, yemek_6, yemek_7, yemek_8, yemek_9, yemek_10) VALUES (27, '2025-03-18', 'kahvaltı', 'Mercimek Çorba', 'Patatesli Yumurta', 'Çikolatalı Milföy Börek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18', 'kahvaltı', 'Mercimek Çorba', 'Patatesli Yumurta', 'Çikolatalı Milföy Börek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19" calcext:value-type="date">
            <text:p>19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Alaca Çorba</text:p>
          </table:table-cell>
          <table:table-cell office:value-type="string" calcext:value-type="string">
            <text:p>Peynirli-Patatesli Kol Böreği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Labne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0];&quot;YYYY-MM-DD&quot;)&amp;&quot;', '&quot;&amp;[.C20]&amp;&quot;', &quot;&amp;IF([.D20]=&quot;&quot;;&quot;NULL&quot;;&quot;'&quot;&amp;[.D20]&amp;&quot;'&quot;)&amp;&quot;, &quot;&amp;IF([.E20]=&quot;&quot;;&quot;NULL&quot;;&quot;'&quot;&amp;[.E20]&amp;&quot;'&quot;)&amp;&quot;, &quot;&amp;IF([.F20]=&quot;&quot;;&quot;NULL&quot;;&quot;'&quot;&amp;[.F20]&amp;&quot;'&quot;)&amp;&quot;, &quot;&amp;IF([.G20]=&quot;&quot;;&quot;NULL&quot;;&quot;'&quot;&amp;[.G20]&amp;&quot;'&quot;)&amp;&quot;, &quot;&amp;IF([.H20]=&quot;&quot;;&quot;NULL&quot;;&quot;'&quot;&amp;[.H20]&amp;&quot;'&quot;)&amp;&quot;, &quot;&amp;IF([.I20]=&quot;&quot;;&quot;NULL&quot;;&quot;'&quot;&amp;[.I20]&amp;&quot;'&quot;)&amp;&quot;, &quot;&amp;IF([.J20]=&quot;&quot;;&quot;NULL&quot;;&quot;'&quot;&amp;[.J20]&amp;&quot;'&quot;)&amp;&quot;, &quot;&amp;IF([.K20]=&quot;&quot;;&quot;NULL&quot;;&quot;'&quot;&amp;[.K20]&amp;&quot;'&quot;)&amp;&quot;, &quot;&amp;IF([.L20]=&quot;&quot;;&quot;NULL&quot;;&quot;'&quot;&amp;[.L20]&amp;&quot;'&quot;)&amp;&quot;, &quot;&amp;IF([.M20]=&quot;&quot;;&quot;NULL&quot;;&quot;'&quot;&amp;[.M20]&amp;&quot;'&quot;)&amp;&quot;);&quot;" office:value-type="string" office:string-value="INSERT INTO feedbackApp_yemeklistesi (il_id, tarih, ogun, yemek_1, yemek_2, yemek_3, yemek_4, yemek_5, yemek_6, yemek_7, yemek_8, yemek_9, yemek_10) VALUES (27, '2025-03-19', 'kahvaltı', 'Alaca Çorba', 'Peynirli-Patatesli Kol Böreği', 'Haşlanmış Yumurta', 'Labne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27, '2025-03-19', 'kahvaltı', 'Alaca Çorba', 'Peynirli-Patatesli Kol Böreği', 'Haşlanmış Yumurta', 'Labne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0" calcext:value-type="date">
            <text:p>20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Sucuklu Yumurta</text:p>
          </table:table-cell>
          <table:table-cell office:value-type="string" calcext:value-type="string">
            <text:p>Zeytinli Açma</text:p>
          </table:table-cell>
          <table:table-cell office:value-type="string" calcext:value-type="string">
            <text:p>Yörese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u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1];&quot;YYYY-MM-DD&quot;)&amp;&quot;', '&quot;&amp;[.C21]&amp;&quot;', &quot;&amp;IF([.D21]=&quot;&quot;;&quot;NULL&quot;;&quot;'&quot;&amp;[.D21]&amp;&quot;'&quot;)&amp;&quot;, &quot;&amp;IF([.E21]=&quot;&quot;;&quot;NULL&quot;;&quot;'&quot;&amp;[.E21]&amp;&quot;'&quot;)&amp;&quot;, &quot;&amp;IF([.F21]=&quot;&quot;;&quot;NULL&quot;;&quot;'&quot;&amp;[.F21]&amp;&quot;'&quot;)&amp;&quot;, &quot;&amp;IF([.G21]=&quot;&quot;;&quot;NULL&quot;;&quot;'&quot;&amp;[.G21]&amp;&quot;'&quot;)&amp;&quot;, &quot;&amp;IF([.H21]=&quot;&quot;;&quot;NULL&quot;;&quot;'&quot;&amp;[.H21]&amp;&quot;'&quot;)&amp;&quot;, &quot;&amp;IF([.I21]=&quot;&quot;;&quot;NULL&quot;;&quot;'&quot;&amp;[.I21]&amp;&quot;'&quot;)&amp;&quot;, &quot;&amp;IF([.J21]=&quot;&quot;;&quot;NULL&quot;;&quot;'&quot;&amp;[.J21]&amp;&quot;'&quot;)&amp;&quot;, &quot;&amp;IF([.K21]=&quot;&quot;;&quot;NULL&quot;;&quot;'&quot;&amp;[.K21]&amp;&quot;'&quot;)&amp;&quot;, &quot;&amp;IF([.L21]=&quot;&quot;;&quot;NULL&quot;;&quot;'&quot;&amp;[.L21]&amp;&quot;'&quot;)&amp;&quot;, &quot;&amp;IF([.M21]=&quot;&quot;;&quot;NULL&quot;;&quot;'&quot;&amp;[.M21]&amp;&quot;'&quot;)&amp;&quot;);&quot;" office:value-type="string" office:string-value="INSERT INTO feedbackApp_yemeklistesi (il_id, tarih, ogun, yemek_1, yemek_2, yemek_3, yemek_4, yemek_5, yemek_6, yemek_7, yemek_8, yemek_9, yemek_10) VALUES (27, '2025-03-20', 'kahvaltı', 'Ezogelin Çorba ', 'Sucuklu Yumurta', 'Zeytinli Açma', 'Yöresel Peynir', 'Siyah/Yeşil Zeytin', 'Muz', NULL, NULL, NULL, NULL);" calcext:value-type="string">
            <text:p>INSERT INTO feedbackApp_yemeklistesi (il_id, tarih, ogun, yemek_1, yemek_2, yemek_3, yemek_4, yemek_5, yemek_6, yemek_7, yemek_8, yemek_9, yemek_10) VALUES (27, '2025-03-20', 'kahvaltı', 'Ezogelin Çorba ', 'Sucuklu Yumurta', 'Zeytinli Açma', 'Yöresel Peynir', 'Siyah/Yeşil Zeytin', 'Mu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1" calcext:value-type="date">
            <text:p>21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2];&quot;YYYY-MM-DD&quot;)&amp;&quot;', '&quot;&amp;[.C22]&amp;&quot;', &quot;&amp;IF([.D22]=&quot;&quot;;&quot;NULL&quot;;&quot;'&quot;&amp;[.D22]&amp;&quot;'&quot;)&amp;&quot;, &quot;&amp;IF([.E22]=&quot;&quot;;&quot;NULL&quot;;&quot;'&quot;&amp;[.E22]&amp;&quot;'&quot;)&amp;&quot;, &quot;&amp;IF([.F22]=&quot;&quot;;&quot;NULL&quot;;&quot;'&quot;&amp;[.F22]&amp;&quot;'&quot;)&amp;&quot;, &quot;&amp;IF([.G22]=&quot;&quot;;&quot;NULL&quot;;&quot;'&quot;&amp;[.G22]&amp;&quot;'&quot;)&amp;&quot;, &quot;&amp;IF([.H22]=&quot;&quot;;&quot;NULL&quot;;&quot;'&quot;&amp;[.H22]&amp;&quot;'&quot;)&amp;&quot;, &quot;&amp;IF([.I22]=&quot;&quot;;&quot;NULL&quot;;&quot;'&quot;&amp;[.I22]&amp;&quot;'&quot;)&amp;&quot;, &quot;&amp;IF([.J22]=&quot;&quot;;&quot;NULL&quot;;&quot;'&quot;&amp;[.J22]&amp;&quot;'&quot;)&amp;&quot;, &quot;&amp;IF([.K22]=&quot;&quot;;&quot;NULL&quot;;&quot;'&quot;&amp;[.K22]&amp;&quot;'&quot;)&amp;&quot;, &quot;&amp;IF([.L22]=&quot;&quot;;&quot;NULL&quot;;&quot;'&quot;&amp;[.L22]&amp;&quot;'&quot;)&amp;&quot;, &quot;&amp;IF([.M22]=&quot;&quot;;&quot;NULL&quot;;&quot;'&quot;&amp;[.M22]&amp;&quot;'&quot;)&amp;&quot;);&quot;" office:value-type="string" office:string-value="INSERT INTO feedbackApp_yemeklistesi (il_id, tarih, ogun, yemek_1, yemek_2, yemek_3, yemek_4, yemek_5, yemek_6, yemek_7, yemek_8, yemek_9, yemek_10) VALUES (27, '2025-03-21', 'kahvaltı', 'Mercimek Çorba', 'Patates Kızartması', 'Haşlanmış Yumurta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27, '2025-03-21', 'kahvaltı', 'Mercimek Çorba', 'Patates Kızartması', 'Haşlanmış Yumurta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2" calcext:value-type="date">
            <text:p>22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Alaca Çorba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Kakaolu K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3];&quot;YYYY-MM-DD&quot;)&amp;&quot;', '&quot;&amp;[.C23]&amp;&quot;', &quot;&amp;IF([.D23]=&quot;&quot;;&quot;NULL&quot;;&quot;'&quot;&amp;[.D23]&amp;&quot;'&quot;)&amp;&quot;, &quot;&amp;IF([.E23]=&quot;&quot;;&quot;NULL&quot;;&quot;'&quot;&amp;[.E23]&amp;&quot;'&quot;)&amp;&quot;, &quot;&amp;IF([.F23]=&quot;&quot;;&quot;NULL&quot;;&quot;'&quot;&amp;[.F23]&amp;&quot;'&quot;)&amp;&quot;, &quot;&amp;IF([.G23]=&quot;&quot;;&quot;NULL&quot;;&quot;'&quot;&amp;[.G23]&amp;&quot;'&quot;)&amp;&quot;, &quot;&amp;IF([.H23]=&quot;&quot;;&quot;NULL&quot;;&quot;'&quot;&amp;[.H23]&amp;&quot;'&quot;)&amp;&quot;, &quot;&amp;IF([.I23]=&quot;&quot;;&quot;NULL&quot;;&quot;'&quot;&amp;[.I23]&amp;&quot;'&quot;)&amp;&quot;, &quot;&amp;IF([.J23]=&quot;&quot;;&quot;NULL&quot;;&quot;'&quot;&amp;[.J23]&amp;&quot;'&quot;)&amp;&quot;, &quot;&amp;IF([.K23]=&quot;&quot;;&quot;NULL&quot;;&quot;'&quot;&amp;[.K23]&amp;&quot;'&quot;)&amp;&quot;, &quot;&amp;IF([.L23]=&quot;&quot;;&quot;NULL&quot;;&quot;'&quot;&amp;[.L23]&amp;&quot;'&quot;)&amp;&quot;, &quot;&amp;IF([.M23]=&quot;&quot;;&quot;NULL&quot;;&quot;'&quot;&amp;[.M23]&amp;&quot;'&quot;)&amp;&quot;);&quot;" office:value-type="string" office:string-value="INSERT INTO feedbackApp_yemeklistesi (il_id, tarih, ogun, yemek_1, yemek_2, yemek_3, yemek_4, yemek_5, yemek_6, yemek_7, yemek_8, yemek_9, yemek_10) VALUES (27, '2025-03-22', 'kahvaltı', 'Alaca Çorba', 'Kaşarlı Omlet', 'Kakaolu Kek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22', 'kahvaltı', 'Alaca Çorba', 'Kaşarlı Omlet', 'Kakaolu Kek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3" calcext:value-type="date">
            <text:p>23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Patates Kavurması veya Patates Salat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4];&quot;YYYY-MM-DD&quot;)&amp;&quot;', '&quot;&amp;[.C24]&amp;&quot;', &quot;&amp;IF([.D24]=&quot;&quot;;&quot;NULL&quot;;&quot;'&quot;&amp;[.D24]&amp;&quot;'&quot;)&amp;&quot;, &quot;&amp;IF([.E24]=&quot;&quot;;&quot;NULL&quot;;&quot;'&quot;&amp;[.E24]&amp;&quot;'&quot;)&amp;&quot;, &quot;&amp;IF([.F24]=&quot;&quot;;&quot;NULL&quot;;&quot;'&quot;&amp;[.F24]&amp;&quot;'&quot;)&amp;&quot;, &quot;&amp;IF([.G24]=&quot;&quot;;&quot;NULL&quot;;&quot;'&quot;&amp;[.G24]&amp;&quot;'&quot;)&amp;&quot;, &quot;&amp;IF([.H24]=&quot;&quot;;&quot;NULL&quot;;&quot;'&quot;&amp;[.H24]&amp;&quot;'&quot;)&amp;&quot;, &quot;&amp;IF([.I24]=&quot;&quot;;&quot;NULL&quot;;&quot;'&quot;&amp;[.I24]&amp;&quot;'&quot;)&amp;&quot;, &quot;&amp;IF([.J24]=&quot;&quot;;&quot;NULL&quot;;&quot;'&quot;&amp;[.J24]&amp;&quot;'&quot;)&amp;&quot;, &quot;&amp;IF([.K24]=&quot;&quot;;&quot;NULL&quot;;&quot;'&quot;&amp;[.K24]&amp;&quot;'&quot;)&amp;&quot;, &quot;&amp;IF([.L24]=&quot;&quot;;&quot;NULL&quot;;&quot;'&quot;&amp;[.L24]&amp;&quot;'&quot;)&amp;&quot;, &quot;&amp;IF([.M24]=&quot;&quot;;&quot;NULL&quot;;&quot;'&quot;&amp;[.M24]&amp;&quot;'&quot;)&amp;&quot;);&quot;" office:value-type="string" office:string-value="INSERT INTO feedbackApp_yemeklistesi (il_id, tarih, ogun, yemek_1, yemek_2, yemek_3, yemek_4, yemek_5, yemek_6, yemek_7, yemek_8, yemek_9, yemek_10) VALUES (27, '2025-03-23', 'kahvaltı', 'Yayla Çorba', 'Patates Kavurması veya Patates Salatası', 'Haşlanmış Yumurta', 'Kaşar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27, '2025-03-23', 'kahvaltı', 'Yayla Çorba', 'Patates Kavurması veya Patates Salatası', 'Haşlanmış Yumurta', 'Kaşar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4" calcext:value-type="date">
            <text:p>24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Örgü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5];&quot;YYYY-MM-DD&quot;)&amp;&quot;', '&quot;&amp;[.C25]&amp;&quot;', &quot;&amp;IF([.D25]=&quot;&quot;;&quot;NULL&quot;;&quot;'&quot;&amp;[.D25]&amp;&quot;'&quot;)&amp;&quot;, &quot;&amp;IF([.E25]=&quot;&quot;;&quot;NULL&quot;;&quot;'&quot;&amp;[.E25]&amp;&quot;'&quot;)&amp;&quot;, &quot;&amp;IF([.F25]=&quot;&quot;;&quot;NULL&quot;;&quot;'&quot;&amp;[.F25]&amp;&quot;'&quot;)&amp;&quot;, &quot;&amp;IF([.G25]=&quot;&quot;;&quot;NULL&quot;;&quot;'&quot;&amp;[.G25]&amp;&quot;'&quot;)&amp;&quot;, &quot;&amp;IF([.H25]=&quot;&quot;;&quot;NULL&quot;;&quot;'&quot;&amp;[.H25]&amp;&quot;'&quot;)&amp;&quot;, &quot;&amp;IF([.I25]=&quot;&quot;;&quot;NULL&quot;;&quot;'&quot;&amp;[.I25]&amp;&quot;'&quot;)&amp;&quot;, &quot;&amp;IF([.J25]=&quot;&quot;;&quot;NULL&quot;;&quot;'&quot;&amp;[.J25]&amp;&quot;'&quot;)&amp;&quot;, &quot;&amp;IF([.K25]=&quot;&quot;;&quot;NULL&quot;;&quot;'&quot;&amp;[.K25]&amp;&quot;'&quot;)&amp;&quot;, &quot;&amp;IF([.L25]=&quot;&quot;;&quot;NULL&quot;;&quot;'&quot;&amp;[.L25]&amp;&quot;'&quot;)&amp;&quot;, &quot;&amp;IF([.M25]=&quot;&quot;;&quot;NULL&quot;;&quot;'&quot;&amp;[.M25]&amp;&quot;'&quot;)&amp;&quot;);&quot;" office:value-type="string" office:string-value="INSERT INTO feedbackApp_yemeklistesi (il_id, tarih, ogun, yemek_1, yemek_2, yemek_3, yemek_4, yemek_5, yemek_6, yemek_7, yemek_8, yemek_9, yemek_10) VALUES (27, '2025-03-24', 'kahvaltı', 'Ezogelin Çorba ', 'Sade Omlet', 'Dereotlu Poğaça', 'Örgü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24', 'kahvaltı', 'Ezogelin Çorba ', 'Sade Omlet', 'Dereotlu Poğaça', 'Örgü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5" calcext:value-type="date">
            <text:p>25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li Börek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6];&quot;YYYY-MM-DD&quot;)&amp;&quot;', '&quot;&amp;[.C26]&amp;&quot;', &quot;&amp;IF([.D26]=&quot;&quot;;&quot;NULL&quot;;&quot;'&quot;&amp;[.D26]&amp;&quot;'&quot;)&amp;&quot;, &quot;&amp;IF([.E26]=&quot;&quot;;&quot;NULL&quot;;&quot;'&quot;&amp;[.E26]&amp;&quot;'&quot;)&amp;&quot;, &quot;&amp;IF([.F26]=&quot;&quot;;&quot;NULL&quot;;&quot;'&quot;&amp;[.F26]&amp;&quot;'&quot;)&amp;&quot;, &quot;&amp;IF([.G26]=&quot;&quot;;&quot;NULL&quot;;&quot;'&quot;&amp;[.G26]&amp;&quot;'&quot;)&amp;&quot;, &quot;&amp;IF([.H26]=&quot;&quot;;&quot;NULL&quot;;&quot;'&quot;&amp;[.H26]&amp;&quot;'&quot;)&amp;&quot;, &quot;&amp;IF([.I26]=&quot;&quot;;&quot;NULL&quot;;&quot;'&quot;&amp;[.I26]&amp;&quot;'&quot;)&amp;&quot;, &quot;&amp;IF([.J26]=&quot;&quot;;&quot;NULL&quot;;&quot;'&quot;&amp;[.J26]&amp;&quot;'&quot;)&amp;&quot;, &quot;&amp;IF([.K26]=&quot;&quot;;&quot;NULL&quot;;&quot;'&quot;&amp;[.K26]&amp;&quot;'&quot;)&amp;&quot;, &quot;&amp;IF([.L26]=&quot;&quot;;&quot;NULL&quot;;&quot;'&quot;&amp;[.L26]&amp;&quot;'&quot;)&amp;&quot;, &quot;&amp;IF([.M26]=&quot;&quot;;&quot;NULL&quot;;&quot;'&quot;&amp;[.M26]&amp;&quot;'&quot;)&amp;&quot;);&quot;" office:value-type="string" office:string-value="INSERT INTO feedbackApp_yemeklistesi (il_id, tarih, ogun, yemek_1, yemek_2, yemek_3, yemek_4, yemek_5, yemek_6, yemek_7, yemek_8, yemek_9, yemek_10) VALUES (27, '2025-03-25', 'kahvaltı', 'Mercimek Çorba', 'Patatesli Börek', 'Haşlanmış Yumurta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27, '2025-03-25', 'kahvaltı', 'Mercimek Çorba', 'Patatesli Börek', 'Haşlanmış Yumurta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utmaç Çorba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Krem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7];&quot;YYYY-MM-DD&quot;)&amp;&quot;', '&quot;&amp;[.C27]&amp;&quot;', &quot;&amp;IF([.D27]=&quot;&quot;;&quot;NULL&quot;;&quot;'&quot;&amp;[.D27]&amp;&quot;'&quot;)&amp;&quot;, &quot;&amp;IF([.E27]=&quot;&quot;;&quot;NULL&quot;;&quot;'&quot;&amp;[.E27]&amp;&quot;'&quot;)&amp;&quot;, &quot;&amp;IF([.F27]=&quot;&quot;;&quot;NULL&quot;;&quot;'&quot;&amp;[.F27]&amp;&quot;'&quot;)&amp;&quot;, &quot;&amp;IF([.G27]=&quot;&quot;;&quot;NULL&quot;;&quot;'&quot;&amp;[.G27]&amp;&quot;'&quot;)&amp;&quot;, &quot;&amp;IF([.H27]=&quot;&quot;;&quot;NULL&quot;;&quot;'&quot;&amp;[.H27]&amp;&quot;'&quot;)&amp;&quot;, &quot;&amp;IF([.I27]=&quot;&quot;;&quot;NULL&quot;;&quot;'&quot;&amp;[.I27]&amp;&quot;'&quot;)&amp;&quot;, &quot;&amp;IF([.J27]=&quot;&quot;;&quot;NULL&quot;;&quot;'&quot;&amp;[.J27]&amp;&quot;'&quot;)&amp;&quot;, &quot;&amp;IF([.K27]=&quot;&quot;;&quot;NULL&quot;;&quot;'&quot;&amp;[.K27]&amp;&quot;'&quot;)&amp;&quot;, &quot;&amp;IF([.L27]=&quot;&quot;;&quot;NULL&quot;;&quot;'&quot;&amp;[.L27]&amp;&quot;'&quot;)&amp;&quot;, &quot;&amp;IF([.M27]=&quot;&quot;;&quot;NULL&quot;;&quot;'&quot;&amp;[.M27]&amp;&quot;'&quot;)&amp;&quot;);&quot;" office:value-type="string" office:string-value="INSERT INTO feedbackApp_yemeklistesi (il_id, tarih, ogun, yemek_1, yemek_2, yemek_3, yemek_4, yemek_5, yemek_6, yemek_7, yemek_8, yemek_9, yemek_10) VALUES (27, '2025-03-26', 'kahvaltı', 'Tutmaç Çorba', 'Peynirli Omlet', 'Simit', 'Krem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27, '2025-03-26', 'kahvaltı', 'Tutmaç Çorba', 'Peynirli Omlet', 'Simit', 'Krem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7" calcext:value-type="date">
            <text:p>27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<text:s/>Mercimek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8];&quot;YYYY-MM-DD&quot;)&amp;&quot;', '&quot;&amp;[.C28]&amp;&quot;', &quot;&amp;IF([.D28]=&quot;&quot;;&quot;NULL&quot;;&quot;'&quot;&amp;[.D28]&amp;&quot;'&quot;)&amp;&quot;, &quot;&amp;IF([.E28]=&quot;&quot;;&quot;NULL&quot;;&quot;'&quot;&amp;[.E28]&amp;&quot;'&quot;)&amp;&quot;, &quot;&amp;IF([.F28]=&quot;&quot;;&quot;NULL&quot;;&quot;'&quot;&amp;[.F28]&amp;&quot;'&quot;)&amp;&quot;, &quot;&amp;IF([.G28]=&quot;&quot;;&quot;NULL&quot;;&quot;'&quot;&amp;[.G28]&amp;&quot;'&quot;)&amp;&quot;, &quot;&amp;IF([.H28]=&quot;&quot;;&quot;NULL&quot;;&quot;'&quot;&amp;[.H28]&amp;&quot;'&quot;)&amp;&quot;, &quot;&amp;IF([.I28]=&quot;&quot;;&quot;NULL&quot;;&quot;'&quot;&amp;[.I28]&amp;&quot;'&quot;)&amp;&quot;, &quot;&amp;IF([.J28]=&quot;&quot;;&quot;NULL&quot;;&quot;'&quot;&amp;[.J28]&amp;&quot;'&quot;)&amp;&quot;, &quot;&amp;IF([.K28]=&quot;&quot;;&quot;NULL&quot;;&quot;'&quot;&amp;[.K28]&amp;&quot;'&quot;)&amp;&quot;, &quot;&amp;IF([.L28]=&quot;&quot;;&quot;NULL&quot;;&quot;'&quot;&amp;[.L28]&amp;&quot;'&quot;)&amp;&quot;, &quot;&amp;IF([.M28]=&quot;&quot;;&quot;NULL&quot;;&quot;'&quot;&amp;[.M28]&amp;&quot;'&quot;)&amp;&quot;);&quot;" office:value-type="string" office:string-value="INSERT INTO feedbackApp_yemeklistesi (il_id, tarih, ogun, yemek_1, yemek_2, yemek_3, yemek_4, yemek_5, yemek_6, yemek_7, yemek_8, yemek_9, yemek_10) VALUES (27, '2025-03-27', 'kahvaltı', ' Mercimek Çorba', 'Patates Kızartması', 'Haşlanmış Yumurta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27, '2025-03-27', 'kahvaltı', ' Mercimek Çorba', 'Patates Kızartması', 'Haşlanmış Yumurta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8" calcext:value-type="date">
            <text:p>28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oğurtlu Arpa Şehriye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Sade Açm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9];&quot;YYYY-MM-DD&quot;)&amp;&quot;', '&quot;&amp;[.C29]&amp;&quot;', &quot;&amp;IF([.D29]=&quot;&quot;;&quot;NULL&quot;;&quot;'&quot;&amp;[.D29]&amp;&quot;'&quot;)&amp;&quot;, &quot;&amp;IF([.E29]=&quot;&quot;;&quot;NULL&quot;;&quot;'&quot;&amp;[.E29]&amp;&quot;'&quot;)&amp;&quot;, &quot;&amp;IF([.F29]=&quot;&quot;;&quot;NULL&quot;;&quot;'&quot;&amp;[.F29]&amp;&quot;'&quot;)&amp;&quot;, &quot;&amp;IF([.G29]=&quot;&quot;;&quot;NULL&quot;;&quot;'&quot;&amp;[.G29]&amp;&quot;'&quot;)&amp;&quot;, &quot;&amp;IF([.H29]=&quot;&quot;;&quot;NULL&quot;;&quot;'&quot;&amp;[.H29]&amp;&quot;'&quot;)&amp;&quot;, &quot;&amp;IF([.I29]=&quot;&quot;;&quot;NULL&quot;;&quot;'&quot;&amp;[.I29]&amp;&quot;'&quot;)&amp;&quot;, &quot;&amp;IF([.J29]=&quot;&quot;;&quot;NULL&quot;;&quot;'&quot;&amp;[.J29]&amp;&quot;'&quot;)&amp;&quot;, &quot;&amp;IF([.K29]=&quot;&quot;;&quot;NULL&quot;;&quot;'&quot;&amp;[.K29]&amp;&quot;'&quot;)&amp;&quot;, &quot;&amp;IF([.L29]=&quot;&quot;;&quot;NULL&quot;;&quot;'&quot;&amp;[.L29]&amp;&quot;'&quot;)&amp;&quot;, &quot;&amp;IF([.M29]=&quot;&quot;;&quot;NULL&quot;;&quot;'&quot;&amp;[.M29]&amp;&quot;'&quot;)&amp;&quot;);&quot;" office:value-type="string" office:string-value="INSERT INTO feedbackApp_yemeklistesi (il_id, tarih, ogun, yemek_1, yemek_2, yemek_3, yemek_4, yemek_5, yemek_6, yemek_7, yemek_8, yemek_9, yemek_10) VALUES (27, '2025-03-28', 'kahvaltı', 'Yoğurtlu Arpa Şehriye', 'Kaşarlı Omlet', 'Sade Açma', 'Kaşar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27, '2025-03-28', 'kahvaltı', 'Yoğurtlu Arpa Şehriye', 'Kaşarlı Omlet', 'Sade Açma', 'Kaşar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29" calcext:value-type="date">
            <text:p>29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Alaca Çorba</text:p>
          </table:table-cell>
          <table:table-cell office:value-type="string" calcext:value-type="string">
            <text:p>Karışık Kızartma 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Elm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30];&quot;YYYY-MM-DD&quot;)&amp;&quot;', '&quot;&amp;[.C30]&amp;&quot;', &quot;&amp;IF([.D30]=&quot;&quot;;&quot;NULL&quot;;&quot;'&quot;&amp;[.D30]&amp;&quot;'&quot;)&amp;&quot;, &quot;&amp;IF([.E30]=&quot;&quot;;&quot;NULL&quot;;&quot;'&quot;&amp;[.E30]&amp;&quot;'&quot;)&amp;&quot;, &quot;&amp;IF([.F30]=&quot;&quot;;&quot;NULL&quot;;&quot;'&quot;&amp;[.F30]&amp;&quot;'&quot;)&amp;&quot;, &quot;&amp;IF([.G30]=&quot;&quot;;&quot;NULL&quot;;&quot;'&quot;&amp;[.G30]&amp;&quot;'&quot;)&amp;&quot;, &quot;&amp;IF([.H30]=&quot;&quot;;&quot;NULL&quot;;&quot;'&quot;&amp;[.H30]&amp;&quot;'&quot;)&amp;&quot;, &quot;&amp;IF([.I30]=&quot;&quot;;&quot;NULL&quot;;&quot;'&quot;&amp;[.I30]&amp;&quot;'&quot;)&amp;&quot;, &quot;&amp;IF([.J30]=&quot;&quot;;&quot;NULL&quot;;&quot;'&quot;&amp;[.J30]&amp;&quot;'&quot;)&amp;&quot;, &quot;&amp;IF([.K30]=&quot;&quot;;&quot;NULL&quot;;&quot;'&quot;&amp;[.K30]&amp;&quot;'&quot;)&amp;&quot;, &quot;&amp;IF([.L30]=&quot;&quot;;&quot;NULL&quot;;&quot;'&quot;&amp;[.L30]&amp;&quot;'&quot;)&amp;&quot;, &quot;&amp;IF([.M30]=&quot;&quot;;&quot;NULL&quot;;&quot;'&quot;&amp;[.M30]&amp;&quot;'&quot;)&amp;&quot;);&quot;" office:value-type="string" office:string-value="INSERT INTO feedbackApp_yemeklistesi (il_id, tarih, ogun, yemek_1, yemek_2, yemek_3, yemek_4, yemek_5, yemek_6, yemek_7, yemek_8, yemek_9, yemek_10) VALUES (27, '2025-03-29', 'kahvaltı', 'Alaca Çorba', 'Karışık Kızartma ', 'Haşlanmış Yumurta', 'Beyaz Peynir', 'Siyah/Yeşil Zeytin', 'Elma', NULL, NULL, NULL, NULL);" calcext:value-type="string">
            <text:p>INSERT INTO feedbackApp_yemeklistesi (il_id, tarih, ogun, yemek_1, yemek_2, yemek_3, yemek_4, yemek_5, yemek_6, yemek_7, yemek_8, yemek_9, yemek_10) VALUES (27, '2025-03-29', 'kahvaltı', 'Alaca Çorba', 'Karışık Kızartma ', 'Haşlanmış Yumurta', 'Beyaz Peynir', 'Siyah/Yeşil Zeytin', 'Elm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30" calcext:value-type="date">
            <text:p>30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/>
          <table:table-cell table:style-name="Default"/>
          <table:table-cell table:number-columns-repeated="3"/>
          <table:table-cell table:formula="of:=&quot;INSERT INTO feedbackApp_yemeklistesi (il_id, tarih, ogun, yemek_1, yemek_2, yemek_3, yemek_4, yemek_5, yemek_6, yemek_7, yemek_8, yemek_9, yemek_10) VALUES (27, '&quot;&amp;TEXT([.B31];&quot;YYYY-MM-DD&quot;)&amp;&quot;', '&quot;&amp;[.C31]&amp;&quot;', &quot;&amp;IF([.D31]=&quot;&quot;;&quot;NULL&quot;;&quot;'&quot;&amp;[.D31]&amp;&quot;'&quot;)&amp;&quot;, &quot;&amp;IF([.E31]=&quot;&quot;;&quot;NULL&quot;;&quot;'&quot;&amp;[.E31]&amp;&quot;'&quot;)&amp;&quot;, &quot;&amp;IF([.F31]=&quot;&quot;;&quot;NULL&quot;;&quot;'&quot;&amp;[.F31]&amp;&quot;'&quot;)&amp;&quot;, &quot;&amp;IF([.G31]=&quot;&quot;;&quot;NULL&quot;;&quot;'&quot;&amp;[.G31]&amp;&quot;'&quot;)&amp;&quot;, &quot;&amp;IF([.H31]=&quot;&quot;;&quot;NULL&quot;;&quot;'&quot;&amp;[.H31]&amp;&quot;'&quot;)&amp;&quot;, &quot;&amp;IF([.I31]=&quot;&quot;;&quot;NULL&quot;;&quot;'&quot;&amp;[.I31]&amp;&quot;'&quot;)&amp;&quot;, &quot;&amp;IF([.J31]=&quot;&quot;;&quot;NULL&quot;;&quot;'&quot;&amp;[.J31]&amp;&quot;'&quot;)&amp;&quot;, &quot;&amp;IF([.K31]=&quot;&quot;;&quot;NULL&quot;;&quot;'&quot;&amp;[.K31]&amp;&quot;'&quot;)&amp;&quot;, &quot;&amp;IF([.L31]=&quot;&quot;;&quot;NULL&quot;;&quot;'&quot;&amp;[.L31]&amp;&quot;'&quot;)&amp;&quot;, &quot;&amp;IF([.M31]=&quot;&quot;;&quot;NULL&quot;;&quot;'&quot;&amp;[.M31]&amp;&quot;'&quot;)&amp;&quot;);&quot;" office:value-type="string" office:string-value="INSERT INTO feedbackApp_yemeklistesi (il_id, tarih, ogun, yemek_1, yemek_2, yemek_3, yemek_4, yemek_5, yemek_6, yemek_7, yemek_8, yemek_9, yemek_10) VALUES (27, '2025-03-30', 'kahvaltı', 'Kaşarlı Omlet', 'Çikolatalı Milföy Börek', 'Beyaz Peynir', 'Siyah/Yeşil Zeytin', 'Tahinli Pekmez', NULL, NULL, NULL, NULL, NULL);" calcext:value-type="string">
            <text:p>INSERT INTO feedbackApp_yemeklistesi (il_id, tarih, ogun, yemek_1, yemek_2, yemek_3, yemek_4, yemek_5, yemek_6, yemek_7, yemek_8, yemek_9, yemek_10) VALUES (27, '2025-03-30', 'kahvaltı', 'Kaşarlı Omlet', 'Çikolatalı Milföy Börek', 'Beyaz Peynir', 'Siyah/Yeşil Zeytin', 'Tahinli Pekmez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iantep</text:p>
          </table:table-cell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/>
          <table:table-cell table:style-name="Default"/>
          <table:table-cell table:number-columns-repeated="3"/>
          <table:table-cell table:formula="of:=&quot;INSERT INTO feedbackApp_yemeklistesi (il_id, tarih, ogun, yemek_1, yemek_2, yemek_3, yemek_4, yemek_5, yemek_6, yemek_7, yemek_8, yemek_9, yemek_10) VALUES (27, '&quot;&amp;TEXT([.B32];&quot;YYYY-MM-DD&quot;)&amp;&quot;', '&quot;&amp;[.C32]&amp;&quot;', &quot;&amp;IF([.D32]=&quot;&quot;;&quot;NULL&quot;;&quot;'&quot;&amp;[.D32]&amp;&quot;'&quot;)&amp;&quot;, &quot;&amp;IF([.E32]=&quot;&quot;;&quot;NULL&quot;;&quot;'&quot;&amp;[.E32]&amp;&quot;'&quot;)&amp;&quot;, &quot;&amp;IF([.F32]=&quot;&quot;;&quot;NULL&quot;;&quot;'&quot;&amp;[.F32]&amp;&quot;'&quot;)&amp;&quot;, &quot;&amp;IF([.G32]=&quot;&quot;;&quot;NULL&quot;;&quot;'&quot;&amp;[.G32]&amp;&quot;'&quot;)&amp;&quot;, &quot;&amp;IF([.H32]=&quot;&quot;;&quot;NULL&quot;;&quot;'&quot;&amp;[.H32]&amp;&quot;'&quot;)&amp;&quot;, &quot;&amp;IF([.I32]=&quot;&quot;;&quot;NULL&quot;;&quot;'&quot;&amp;[.I32]&amp;&quot;'&quot;)&amp;&quot;, &quot;&amp;IF([.J32]=&quot;&quot;;&quot;NULL&quot;;&quot;'&quot;&amp;[.J32]&amp;&quot;'&quot;)&amp;&quot;, &quot;&amp;IF([.K32]=&quot;&quot;;&quot;NULL&quot;;&quot;'&quot;&amp;[.K32]&amp;&quot;'&quot;)&amp;&quot;, &quot;&amp;IF([.L32]=&quot;&quot;;&quot;NULL&quot;;&quot;'&quot;&amp;[.L32]&amp;&quot;'&quot;)&amp;&quot;, &quot;&amp;IF([.M32]=&quot;&quot;;&quot;NULL&quot;;&quot;'&quot;&amp;[.M32]&amp;&quot;'&quot;)&amp;&quot;);&quot;" office:value-type="string" office:string-value="INSERT INTO feedbackApp_yemeklistesi (il_id, tarih, ogun, yemek_1, yemek_2, yemek_3, yemek_4, yemek_5, yemek_6, yemek_7, yemek_8, yemek_9, yemek_10) VALUES (27, '2025-03-31', 'kahvaltı', 'Simit', 'Haşlanmış Yumurta', 'Kaşar Peynir', 'Siyah/Yeşil Zeytin', 'Mevsim Sebzeleri Söğüş', NULL, NULL, NULL, NULL, NULL);" calcext:value-type="string">
            <text:p>INSERT INTO feedbackApp_yemeklistesi (il_id, tarih, ogun, yemek_1, yemek_2, yemek_3, yemek_4, yemek_5, yemek_6, yemek_7, yemek_8, yemek_9, yemek_10) VALUES (27, '2025-03-31', 'kahvaltı', 'Simit', 'Haşlanmış Yumurta', 'Kaşar Peynir', 'Siyah/Yeşil Zeytin', 'Mevsim Sebzeleri Söğüş'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3];&quot;YYYY-MM-DD&quot;)&amp;&quot;', '&quot;&amp;[.C33]&amp;&quot;', &quot;&amp;IF([.D33]=&quot;&quot;;&quot;NULL&quot;;&quot;'&quot;&amp;[.D33]&amp;&quot;'&quot;)&amp;&quot;, &quot;&amp;IF([.E33]=&quot;&quot;;&quot;NULL&quot;;&quot;'&quot;&amp;[.E33]&amp;&quot;'&quot;)&amp;&quot;, &quot;&amp;IF([.F33]=&quot;&quot;;&quot;NULL&quot;;&quot;'&quot;&amp;[.F33]&amp;&quot;'&quot;)&amp;&quot;, &quot;&amp;IF([.G33]=&quot;&quot;;&quot;NULL&quot;;&quot;'&quot;&amp;[.G33]&amp;&quot;'&quot;)&amp;&quot;, &quot;&amp;IF([.H33]=&quot;&quot;;&quot;NULL&quot;;&quot;'&quot;&amp;[.H33]&amp;&quot;'&quot;)&amp;&quot;, &quot;&amp;IF([.I33]=&quot;&quot;;&quot;NULL&quot;;&quot;'&quot;&amp;[.I33]&amp;&quot;'&quot;)&amp;&quot;, &quot;&amp;IF([.J33]=&quot;&quot;;&quot;NULL&quot;;&quot;'&quot;&amp;[.J33]&amp;&quot;'&quot;)&amp;&quot;, &quot;&amp;IF([.K33]=&quot;&quot;;&quot;NULL&quot;;&quot;'&quot;&amp;[.K33]&amp;&quot;'&quot;)&amp;&quot;, &quot;&amp;IF([.L33]=&quot;&quot;;&quot;NULL&quot;;&quot;'&quot;&amp;[.L33]&amp;&quot;'&quot;)&amp;&quot;, &quot;&amp;IF([.M33]=&quot;&quot;;&quot;NULL&quot;;&quot;'&quot;&amp;[.M33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4];&quot;YYYY-MM-DD&quot;)&amp;&quot;', '&quot;&amp;[.C34]&amp;&quot;', &quot;&amp;IF([.D34]=&quot;&quot;;&quot;NULL&quot;;&quot;'&quot;&amp;[.D34]&amp;&quot;'&quot;)&amp;&quot;, &quot;&amp;IF([.E34]=&quot;&quot;;&quot;NULL&quot;;&quot;'&quot;&amp;[.E34]&amp;&quot;'&quot;)&amp;&quot;, &quot;&amp;IF([.F34]=&quot;&quot;;&quot;NULL&quot;;&quot;'&quot;&amp;[.F34]&amp;&quot;'&quot;)&amp;&quot;, &quot;&amp;IF([.G34]=&quot;&quot;;&quot;NULL&quot;;&quot;'&quot;&amp;[.G34]&amp;&quot;'&quot;)&amp;&quot;, &quot;&amp;IF([.H34]=&quot;&quot;;&quot;NULL&quot;;&quot;'&quot;&amp;[.H34]&amp;&quot;'&quot;)&amp;&quot;, &quot;&amp;IF([.I34]=&quot;&quot;;&quot;NULL&quot;;&quot;'&quot;&amp;[.I34]&amp;&quot;'&quot;)&amp;&quot;, &quot;&amp;IF([.J34]=&quot;&quot;;&quot;NULL&quot;;&quot;'&quot;&amp;[.J34]&amp;&quot;'&quot;)&amp;&quot;, &quot;&amp;IF([.K34]=&quot;&quot;;&quot;NULL&quot;;&quot;'&quot;&amp;[.K34]&amp;&quot;'&quot;)&amp;&quot;, &quot;&amp;IF([.L34]=&quot;&quot;;&quot;NULL&quot;;&quot;'&quot;&amp;[.L34]&amp;&quot;'&quot;)&amp;&quot;, &quot;&amp;IF([.M34]=&quot;&quot;;&quot;NULL&quot;;&quot;'&quot;&amp;[.M34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5];&quot;YYYY-MM-DD&quot;)&amp;&quot;', '&quot;&amp;[.C35]&amp;&quot;', &quot;&amp;IF([.D35]=&quot;&quot;;&quot;NULL&quot;;&quot;'&quot;&amp;[.D35]&amp;&quot;'&quot;)&amp;&quot;, &quot;&amp;IF([.E35]=&quot;&quot;;&quot;NULL&quot;;&quot;'&quot;&amp;[.E35]&amp;&quot;'&quot;)&amp;&quot;, &quot;&amp;IF([.F35]=&quot;&quot;;&quot;NULL&quot;;&quot;'&quot;&amp;[.F35]&amp;&quot;'&quot;)&amp;&quot;, &quot;&amp;IF([.G35]=&quot;&quot;;&quot;NULL&quot;;&quot;'&quot;&amp;[.G35]&amp;&quot;'&quot;)&amp;&quot;, &quot;&amp;IF([.H35]=&quot;&quot;;&quot;NULL&quot;;&quot;'&quot;&amp;[.H35]&amp;&quot;'&quot;)&amp;&quot;, &quot;&amp;IF([.I35]=&quot;&quot;;&quot;NULL&quot;;&quot;'&quot;&amp;[.I35]&amp;&quot;'&quot;)&amp;&quot;, &quot;&amp;IF([.J35]=&quot;&quot;;&quot;NULL&quot;;&quot;'&quot;&amp;[.J35]&amp;&quot;'&quot;)&amp;&quot;, &quot;&amp;IF([.K35]=&quot;&quot;;&quot;NULL&quot;;&quot;'&quot;&amp;[.K35]&amp;&quot;'&quot;)&amp;&quot;, &quot;&amp;IF([.L35]=&quot;&quot;;&quot;NULL&quot;;&quot;'&quot;&amp;[.L35]&amp;&quot;'&quot;)&amp;&quot;, &quot;&amp;IF([.M35]=&quot;&quot;;&quot;NULL&quot;;&quot;'&quot;&amp;[.M35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36]&amp;&quot;', '&quot;&amp;[.B36]&amp;&quot;', '&quot;&amp;[.C36]&amp;&quot;', &quot;&amp;IF([.D36]=&quot;&quot;;&quot;NULL&quot;;&quot;'&quot;&amp;[.D36]&amp;&quot;'&quot;)&amp;&quot;, &quot;&amp;IF([.E36]=&quot;&quot;;&quot;NULL&quot;;&quot;'&quot;&amp;[.E36]&amp;&quot;'&quot;)&amp;&quot;, &quot;&amp;IF([.F36]=&quot;&quot;;&quot;NULL&quot;;&quot;'&quot;&amp;[.F36]&amp;&quot;'&quot;)&amp;&quot;, &quot;&amp;IF([.G36]=&quot;&quot;;&quot;NULL&quot;;&quot;'&quot;&amp;[.G36]&amp;&quot;'&quot;)&amp;&quot;, &quot;&amp;IF([.H36]=&quot;&quot;;&quot;NULL&quot;;&quot;'&quot;&amp;[.H36]&amp;&quot;'&quot;)&amp;&quot;, &quot;&amp;IF([.I36]=&quot;&quot;;&quot;NULL&quot;;&quot;'&quot;&amp;[.I36]&amp;&quot;'&quot;)&amp;&quot;, &quot;&amp;IF([.J36]=&quot;&quot;;&quot;NULL&quot;;&quot;'&quot;&amp;[.J36]&amp;&quot;'&quot;)&amp;&quot;, &quot;&amp;IF([.K36]=&quot;&quot;;&quot;NULL&quot;;&quot;'&quot;&amp;[.K36]&amp;&quot;'&quot;)&amp;&quot;, &quot;&amp;IF([.L36]=&quot;&quot;;&quot;NULL&quot;;&quot;'&quot;&amp;[.L36]&amp;&quot;'&quot;)&amp;&quot;, &quot;&amp;IF([.M36]=&quot;&quot;;&quot;NULL&quot;;&quot;'&quot;&amp;[.M3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37]&amp;&quot;', '&quot;&amp;[.B37]&amp;&quot;', '&quot;&amp;[.C37]&amp;&quot;', &quot;&amp;IF([.D37]=&quot;&quot;;&quot;NULL&quot;;&quot;'&quot;&amp;[.D37]&amp;&quot;'&quot;)&amp;&quot;, &quot;&amp;IF([.E37]=&quot;&quot;;&quot;NULL&quot;;&quot;'&quot;&amp;[.E37]&amp;&quot;'&quot;)&amp;&quot;, &quot;&amp;IF([.F37]=&quot;&quot;;&quot;NULL&quot;;&quot;'&quot;&amp;[.F37]&amp;&quot;'&quot;)&amp;&quot;, &quot;&amp;IF([.G37]=&quot;&quot;;&quot;NULL&quot;;&quot;'&quot;&amp;[.G37]&amp;&quot;'&quot;)&amp;&quot;, &quot;&amp;IF([.H37]=&quot;&quot;;&quot;NULL&quot;;&quot;'&quot;&amp;[.H37]&amp;&quot;'&quot;)&amp;&quot;, &quot;&amp;IF([.I37]=&quot;&quot;;&quot;NULL&quot;;&quot;'&quot;&amp;[.I37]&amp;&quot;'&quot;)&amp;&quot;, &quot;&amp;IF([.J37]=&quot;&quot;;&quot;NULL&quot;;&quot;'&quot;&amp;[.J37]&amp;&quot;'&quot;)&amp;&quot;, &quot;&amp;IF([.K37]=&quot;&quot;;&quot;NULL&quot;;&quot;'&quot;&amp;[.K37]&amp;&quot;'&quot;)&amp;&quot;, &quot;&amp;IF([.L37]=&quot;&quot;;&quot;NULL&quot;;&quot;'&quot;&amp;[.L37]&amp;&quot;'&quot;)&amp;&quot;, &quot;&amp;IF([.M37]=&quot;&quot;;&quot;NULL&quot;;&quot;'&quot;&amp;[.M3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38]&amp;&quot;', '&quot;&amp;[.B38]&amp;&quot;', '&quot;&amp;[.C38]&amp;&quot;', &quot;&amp;IF([.D38]=&quot;&quot;;&quot;NULL&quot;;&quot;'&quot;&amp;[.D38]&amp;&quot;'&quot;)&amp;&quot;, &quot;&amp;IF([.E38]=&quot;&quot;;&quot;NULL&quot;;&quot;'&quot;&amp;[.E38]&amp;&quot;'&quot;)&amp;&quot;, &quot;&amp;IF([.F38]=&quot;&quot;;&quot;NULL&quot;;&quot;'&quot;&amp;[.F38]&amp;&quot;'&quot;)&amp;&quot;, &quot;&amp;IF([.G38]=&quot;&quot;;&quot;NULL&quot;;&quot;'&quot;&amp;[.G38]&amp;&quot;'&quot;)&amp;&quot;, &quot;&amp;IF([.H38]=&quot;&quot;;&quot;NULL&quot;;&quot;'&quot;&amp;[.H38]&amp;&quot;'&quot;)&amp;&quot;, &quot;&amp;IF([.I38]=&quot;&quot;;&quot;NULL&quot;;&quot;'&quot;&amp;[.I38]&amp;&quot;'&quot;)&amp;&quot;, &quot;&amp;IF([.J38]=&quot;&quot;;&quot;NULL&quot;;&quot;'&quot;&amp;[.J38]&amp;&quot;'&quot;)&amp;&quot;, &quot;&amp;IF([.K38]=&quot;&quot;;&quot;NULL&quot;;&quot;'&quot;&amp;[.K38]&amp;&quot;'&quot;)&amp;&quot;, &quot;&amp;IF([.L38]=&quot;&quot;;&quot;NULL&quot;;&quot;'&quot;&amp;[.L38]&amp;&quot;'&quot;)&amp;&quot;, &quot;&amp;IF([.M38]=&quot;&quot;;&quot;NULL&quot;;&quot;'&quot;&amp;[.M3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39]&amp;&quot;', '&quot;&amp;[.B39]&amp;&quot;', '&quot;&amp;[.C39]&amp;&quot;', &quot;&amp;IF([.D39]=&quot;&quot;;&quot;NULL&quot;;&quot;'&quot;&amp;[.D39]&amp;&quot;'&quot;)&amp;&quot;, &quot;&amp;IF([.E39]=&quot;&quot;;&quot;NULL&quot;;&quot;'&quot;&amp;[.E39]&amp;&quot;'&quot;)&amp;&quot;, &quot;&amp;IF([.F39]=&quot;&quot;;&quot;NULL&quot;;&quot;'&quot;&amp;[.F39]&amp;&quot;'&quot;)&amp;&quot;, &quot;&amp;IF([.G39]=&quot;&quot;;&quot;NULL&quot;;&quot;'&quot;&amp;[.G39]&amp;&quot;'&quot;)&amp;&quot;, &quot;&amp;IF([.H39]=&quot;&quot;;&quot;NULL&quot;;&quot;'&quot;&amp;[.H39]&amp;&quot;'&quot;)&amp;&quot;, &quot;&amp;IF([.I39]=&quot;&quot;;&quot;NULL&quot;;&quot;'&quot;&amp;[.I39]&amp;&quot;'&quot;)&amp;&quot;, &quot;&amp;IF([.J39]=&quot;&quot;;&quot;NULL&quot;;&quot;'&quot;&amp;[.J39]&amp;&quot;'&quot;)&amp;&quot;, &quot;&amp;IF([.K39]=&quot;&quot;;&quot;NULL&quot;;&quot;'&quot;&amp;[.K39]&amp;&quot;'&quot;)&amp;&quot;, &quot;&amp;IF([.L39]=&quot;&quot;;&quot;NULL&quot;;&quot;'&quot;&amp;[.L39]&amp;&quot;'&quot;)&amp;&quot;, &quot;&amp;IF([.M39]=&quot;&quot;;&quot;NULL&quot;;&quot;'&quot;&amp;[.M3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0]&amp;&quot;', '&quot;&amp;[.B40]&amp;&quot;', '&quot;&amp;[.C40]&amp;&quot;', &quot;&amp;IF([.D40]=&quot;&quot;;&quot;NULL&quot;;&quot;'&quot;&amp;[.D40]&amp;&quot;'&quot;)&amp;&quot;, &quot;&amp;IF([.E40]=&quot;&quot;;&quot;NULL&quot;;&quot;'&quot;&amp;[.E40]&amp;&quot;'&quot;)&amp;&quot;, &quot;&amp;IF([.F40]=&quot;&quot;;&quot;NULL&quot;;&quot;'&quot;&amp;[.F40]&amp;&quot;'&quot;)&amp;&quot;, &quot;&amp;IF([.G40]=&quot;&quot;;&quot;NULL&quot;;&quot;'&quot;&amp;[.G40]&amp;&quot;'&quot;)&amp;&quot;, &quot;&amp;IF([.H40]=&quot;&quot;;&quot;NULL&quot;;&quot;'&quot;&amp;[.H40]&amp;&quot;'&quot;)&amp;&quot;, &quot;&amp;IF([.I40]=&quot;&quot;;&quot;NULL&quot;;&quot;'&quot;&amp;[.I40]&amp;&quot;'&quot;)&amp;&quot;, &quot;&amp;IF([.J40]=&quot;&quot;;&quot;NULL&quot;;&quot;'&quot;&amp;[.J40]&amp;&quot;'&quot;)&amp;&quot;, &quot;&amp;IF([.K40]=&quot;&quot;;&quot;NULL&quot;;&quot;'&quot;&amp;[.K40]&amp;&quot;'&quot;)&amp;&quot;, &quot;&amp;IF([.L40]=&quot;&quot;;&quot;NULL&quot;;&quot;'&quot;&amp;[.L40]&amp;&quot;'&quot;)&amp;&quot;, &quot;&amp;IF([.M40]=&quot;&quot;;&quot;NULL&quot;;&quot;'&quot;&amp;[.M4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1]&amp;&quot;', '&quot;&amp;[.B41]&amp;&quot;', '&quot;&amp;[.C41]&amp;&quot;', &quot;&amp;IF([.D41]=&quot;&quot;;&quot;NULL&quot;;&quot;'&quot;&amp;[.D41]&amp;&quot;'&quot;)&amp;&quot;, &quot;&amp;IF([.E41]=&quot;&quot;;&quot;NULL&quot;;&quot;'&quot;&amp;[.E41]&amp;&quot;'&quot;)&amp;&quot;, &quot;&amp;IF([.F41]=&quot;&quot;;&quot;NULL&quot;;&quot;'&quot;&amp;[.F41]&amp;&quot;'&quot;)&amp;&quot;, &quot;&amp;IF([.G41]=&quot;&quot;;&quot;NULL&quot;;&quot;'&quot;&amp;[.G41]&amp;&quot;'&quot;)&amp;&quot;, &quot;&amp;IF([.H41]=&quot;&quot;;&quot;NULL&quot;;&quot;'&quot;&amp;[.H41]&amp;&quot;'&quot;)&amp;&quot;, &quot;&amp;IF([.I41]=&quot;&quot;;&quot;NULL&quot;;&quot;'&quot;&amp;[.I41]&amp;&quot;'&quot;)&amp;&quot;, &quot;&amp;IF([.J41]=&quot;&quot;;&quot;NULL&quot;;&quot;'&quot;&amp;[.J41]&amp;&quot;'&quot;)&amp;&quot;, &quot;&amp;IF([.K41]=&quot;&quot;;&quot;NULL&quot;;&quot;'&quot;&amp;[.K41]&amp;&quot;'&quot;)&amp;&quot;, &quot;&amp;IF([.L41]=&quot;&quot;;&quot;NULL&quot;;&quot;'&quot;&amp;[.L41]&amp;&quot;'&quot;)&amp;&quot;, &quot;&amp;IF([.M41]=&quot;&quot;;&quot;NULL&quot;;&quot;'&quot;&amp;[.M4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2]&amp;&quot;', '&quot;&amp;[.B42]&amp;&quot;', '&quot;&amp;[.C42]&amp;&quot;', &quot;&amp;IF([.D42]=&quot;&quot;;&quot;NULL&quot;;&quot;'&quot;&amp;[.D42]&amp;&quot;'&quot;)&amp;&quot;, &quot;&amp;IF([.E42]=&quot;&quot;;&quot;NULL&quot;;&quot;'&quot;&amp;[.E42]&amp;&quot;'&quot;)&amp;&quot;, &quot;&amp;IF([.F42]=&quot;&quot;;&quot;NULL&quot;;&quot;'&quot;&amp;[.F42]&amp;&quot;'&quot;)&amp;&quot;, &quot;&amp;IF([.G42]=&quot;&quot;;&quot;NULL&quot;;&quot;'&quot;&amp;[.G42]&amp;&quot;'&quot;)&amp;&quot;, &quot;&amp;IF([.H42]=&quot;&quot;;&quot;NULL&quot;;&quot;'&quot;&amp;[.H42]&amp;&quot;'&quot;)&amp;&quot;, &quot;&amp;IF([.I42]=&quot;&quot;;&quot;NULL&quot;;&quot;'&quot;&amp;[.I42]&amp;&quot;'&quot;)&amp;&quot;, &quot;&amp;IF([.J42]=&quot;&quot;;&quot;NULL&quot;;&quot;'&quot;&amp;[.J42]&amp;&quot;'&quot;)&amp;&quot;, &quot;&amp;IF([.K42]=&quot;&quot;;&quot;NULL&quot;;&quot;'&quot;&amp;[.K42]&amp;&quot;'&quot;)&amp;&quot;, &quot;&amp;IF([.L42]=&quot;&quot;;&quot;NULL&quot;;&quot;'&quot;&amp;[.L42]&amp;&quot;'&quot;)&amp;&quot;, &quot;&amp;IF([.M42]=&quot;&quot;;&quot;NULL&quot;;&quot;'&quot;&amp;[.M4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3]&amp;&quot;', '&quot;&amp;[.B43]&amp;&quot;', '&quot;&amp;[.C43]&amp;&quot;', &quot;&amp;IF([.D43]=&quot;&quot;;&quot;NULL&quot;;&quot;'&quot;&amp;[.D43]&amp;&quot;'&quot;)&amp;&quot;, &quot;&amp;IF([.E43]=&quot;&quot;;&quot;NULL&quot;;&quot;'&quot;&amp;[.E43]&amp;&quot;'&quot;)&amp;&quot;, &quot;&amp;IF([.F43]=&quot;&quot;;&quot;NULL&quot;;&quot;'&quot;&amp;[.F43]&amp;&quot;'&quot;)&amp;&quot;, &quot;&amp;IF([.G43]=&quot;&quot;;&quot;NULL&quot;;&quot;'&quot;&amp;[.G43]&amp;&quot;'&quot;)&amp;&quot;, &quot;&amp;IF([.H43]=&quot;&quot;;&quot;NULL&quot;;&quot;'&quot;&amp;[.H43]&amp;&quot;'&quot;)&amp;&quot;, &quot;&amp;IF([.I43]=&quot;&quot;;&quot;NULL&quot;;&quot;'&quot;&amp;[.I43]&amp;&quot;'&quot;)&amp;&quot;, &quot;&amp;IF([.J43]=&quot;&quot;;&quot;NULL&quot;;&quot;'&quot;&amp;[.J43]&amp;&quot;'&quot;)&amp;&quot;, &quot;&amp;IF([.K43]=&quot;&quot;;&quot;NULL&quot;;&quot;'&quot;&amp;[.K43]&amp;&quot;'&quot;)&amp;&quot;, &quot;&amp;IF([.L43]=&quot;&quot;;&quot;NULL&quot;;&quot;'&quot;&amp;[.L43]&amp;&quot;'&quot;)&amp;&quot;, &quot;&amp;IF([.M43]=&quot;&quot;;&quot;NULL&quot;;&quot;'&quot;&amp;[.M4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4]&amp;&quot;', '&quot;&amp;[.B44]&amp;&quot;', '&quot;&amp;[.C44]&amp;&quot;', &quot;&amp;IF([.D44]=&quot;&quot;;&quot;NULL&quot;;&quot;'&quot;&amp;[.D44]&amp;&quot;'&quot;)&amp;&quot;, &quot;&amp;IF([.E44]=&quot;&quot;;&quot;NULL&quot;;&quot;'&quot;&amp;[.E44]&amp;&quot;'&quot;)&amp;&quot;, &quot;&amp;IF([.F44]=&quot;&quot;;&quot;NULL&quot;;&quot;'&quot;&amp;[.F44]&amp;&quot;'&quot;)&amp;&quot;, &quot;&amp;IF([.G44]=&quot;&quot;;&quot;NULL&quot;;&quot;'&quot;&amp;[.G44]&amp;&quot;'&quot;)&amp;&quot;, &quot;&amp;IF([.H44]=&quot;&quot;;&quot;NULL&quot;;&quot;'&quot;&amp;[.H44]&amp;&quot;'&quot;)&amp;&quot;, &quot;&amp;IF([.I44]=&quot;&quot;;&quot;NULL&quot;;&quot;'&quot;&amp;[.I44]&amp;&quot;'&quot;)&amp;&quot;, &quot;&amp;IF([.J44]=&quot;&quot;;&quot;NULL&quot;;&quot;'&quot;&amp;[.J44]&amp;&quot;'&quot;)&amp;&quot;, &quot;&amp;IF([.K44]=&quot;&quot;;&quot;NULL&quot;;&quot;'&quot;&amp;[.K44]&amp;&quot;'&quot;)&amp;&quot;, &quot;&amp;IF([.L44]=&quot;&quot;;&quot;NULL&quot;;&quot;'&quot;&amp;[.L44]&amp;&quot;'&quot;)&amp;&quot;, &quot;&amp;IF([.M44]=&quot;&quot;;&quot;NULL&quot;;&quot;'&quot;&amp;[.M4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5]&amp;&quot;', '&quot;&amp;[.B45]&amp;&quot;', '&quot;&amp;[.C45]&amp;&quot;', &quot;&amp;IF([.D45]=&quot;&quot;;&quot;NULL&quot;;&quot;'&quot;&amp;[.D45]&amp;&quot;'&quot;)&amp;&quot;, &quot;&amp;IF([.E45]=&quot;&quot;;&quot;NULL&quot;;&quot;'&quot;&amp;[.E45]&amp;&quot;'&quot;)&amp;&quot;, &quot;&amp;IF([.F45]=&quot;&quot;;&quot;NULL&quot;;&quot;'&quot;&amp;[.F45]&amp;&quot;'&quot;)&amp;&quot;, &quot;&amp;IF([.G45]=&quot;&quot;;&quot;NULL&quot;;&quot;'&quot;&amp;[.G45]&amp;&quot;'&quot;)&amp;&quot;, &quot;&amp;IF([.H45]=&quot;&quot;;&quot;NULL&quot;;&quot;'&quot;&amp;[.H45]&amp;&quot;'&quot;)&amp;&quot;, &quot;&amp;IF([.I45]=&quot;&quot;;&quot;NULL&quot;;&quot;'&quot;&amp;[.I45]&amp;&quot;'&quot;)&amp;&quot;, &quot;&amp;IF([.J45]=&quot;&quot;;&quot;NULL&quot;;&quot;'&quot;&amp;[.J45]&amp;&quot;'&quot;)&amp;&quot;, &quot;&amp;IF([.K45]=&quot;&quot;;&quot;NULL&quot;;&quot;'&quot;&amp;[.K45]&amp;&quot;'&quot;)&amp;&quot;, &quot;&amp;IF([.L45]=&quot;&quot;;&quot;NULL&quot;;&quot;'&quot;&amp;[.L45]&amp;&quot;'&quot;)&amp;&quot;, &quot;&amp;IF([.M45]=&quot;&quot;;&quot;NULL&quot;;&quot;'&quot;&amp;[.M4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6]&amp;&quot;', '&quot;&amp;[.B46]&amp;&quot;', '&quot;&amp;[.C46]&amp;&quot;', &quot;&amp;IF([.D46]=&quot;&quot;;&quot;NULL&quot;;&quot;'&quot;&amp;[.D46]&amp;&quot;'&quot;)&amp;&quot;, &quot;&amp;IF([.E46]=&quot;&quot;;&quot;NULL&quot;;&quot;'&quot;&amp;[.E46]&amp;&quot;'&quot;)&amp;&quot;, &quot;&amp;IF([.F46]=&quot;&quot;;&quot;NULL&quot;;&quot;'&quot;&amp;[.F46]&amp;&quot;'&quot;)&amp;&quot;, &quot;&amp;IF([.G46]=&quot;&quot;;&quot;NULL&quot;;&quot;'&quot;&amp;[.G46]&amp;&quot;'&quot;)&amp;&quot;, &quot;&amp;IF([.H46]=&quot;&quot;;&quot;NULL&quot;;&quot;'&quot;&amp;[.H46]&amp;&quot;'&quot;)&amp;&quot;, &quot;&amp;IF([.I46]=&quot;&quot;;&quot;NULL&quot;;&quot;'&quot;&amp;[.I46]&amp;&quot;'&quot;)&amp;&quot;, &quot;&amp;IF([.J46]=&quot;&quot;;&quot;NULL&quot;;&quot;'&quot;&amp;[.J46]&amp;&quot;'&quot;)&amp;&quot;, &quot;&amp;IF([.K46]=&quot;&quot;;&quot;NULL&quot;;&quot;'&quot;&amp;[.K46]&amp;&quot;'&quot;)&amp;&quot;, &quot;&amp;IF([.L46]=&quot;&quot;;&quot;NULL&quot;;&quot;'&quot;&amp;[.L46]&amp;&quot;'&quot;)&amp;&quot;, &quot;&amp;IF([.M46]=&quot;&quot;;&quot;NULL&quot;;&quot;'&quot;&amp;[.M4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7]&amp;&quot;', '&quot;&amp;[.B47]&amp;&quot;', '&quot;&amp;[.C47]&amp;&quot;', &quot;&amp;IF([.D47]=&quot;&quot;;&quot;NULL&quot;;&quot;'&quot;&amp;[.D47]&amp;&quot;'&quot;)&amp;&quot;, &quot;&amp;IF([.E47]=&quot;&quot;;&quot;NULL&quot;;&quot;'&quot;&amp;[.E47]&amp;&quot;'&quot;)&amp;&quot;, &quot;&amp;IF([.F47]=&quot;&quot;;&quot;NULL&quot;;&quot;'&quot;&amp;[.F47]&amp;&quot;'&quot;)&amp;&quot;, &quot;&amp;IF([.G47]=&quot;&quot;;&quot;NULL&quot;;&quot;'&quot;&amp;[.G47]&amp;&quot;'&quot;)&amp;&quot;, &quot;&amp;IF([.H47]=&quot;&quot;;&quot;NULL&quot;;&quot;'&quot;&amp;[.H47]&amp;&quot;'&quot;)&amp;&quot;, &quot;&amp;IF([.I47]=&quot;&quot;;&quot;NULL&quot;;&quot;'&quot;&amp;[.I47]&amp;&quot;'&quot;)&amp;&quot;, &quot;&amp;IF([.J47]=&quot;&quot;;&quot;NULL&quot;;&quot;'&quot;&amp;[.J47]&amp;&quot;'&quot;)&amp;&quot;, &quot;&amp;IF([.K47]=&quot;&quot;;&quot;NULL&quot;;&quot;'&quot;&amp;[.K47]&amp;&quot;'&quot;)&amp;&quot;, &quot;&amp;IF([.L47]=&quot;&quot;;&quot;NULL&quot;;&quot;'&quot;&amp;[.L47]&amp;&quot;'&quot;)&amp;&quot;, &quot;&amp;IF([.M47]=&quot;&quot;;&quot;NULL&quot;;&quot;'&quot;&amp;[.M4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8]&amp;&quot;', '&quot;&amp;[.B48]&amp;&quot;', '&quot;&amp;[.C48]&amp;&quot;', &quot;&amp;IF([.D48]=&quot;&quot;;&quot;NULL&quot;;&quot;'&quot;&amp;[.D48]&amp;&quot;'&quot;)&amp;&quot;, &quot;&amp;IF([.E48]=&quot;&quot;;&quot;NULL&quot;;&quot;'&quot;&amp;[.E48]&amp;&quot;'&quot;)&amp;&quot;, &quot;&amp;IF([.F48]=&quot;&quot;;&quot;NULL&quot;;&quot;'&quot;&amp;[.F48]&amp;&quot;'&quot;)&amp;&quot;, &quot;&amp;IF([.G48]=&quot;&quot;;&quot;NULL&quot;;&quot;'&quot;&amp;[.G48]&amp;&quot;'&quot;)&amp;&quot;, &quot;&amp;IF([.H48]=&quot;&quot;;&quot;NULL&quot;;&quot;'&quot;&amp;[.H48]&amp;&quot;'&quot;)&amp;&quot;, &quot;&amp;IF([.I48]=&quot;&quot;;&quot;NULL&quot;;&quot;'&quot;&amp;[.I48]&amp;&quot;'&quot;)&amp;&quot;, &quot;&amp;IF([.J48]=&quot;&quot;;&quot;NULL&quot;;&quot;'&quot;&amp;[.J48]&amp;&quot;'&quot;)&amp;&quot;, &quot;&amp;IF([.K48]=&quot;&quot;;&quot;NULL&quot;;&quot;'&quot;&amp;[.K48]&amp;&quot;'&quot;)&amp;&quot;, &quot;&amp;IF([.L48]=&quot;&quot;;&quot;NULL&quot;;&quot;'&quot;&amp;[.L48]&amp;&quot;'&quot;)&amp;&quot;, &quot;&amp;IF([.M48]=&quot;&quot;;&quot;NULL&quot;;&quot;'&quot;&amp;[.M4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49]&amp;&quot;', '&quot;&amp;[.B49]&amp;&quot;', '&quot;&amp;[.C49]&amp;&quot;', &quot;&amp;IF([.D49]=&quot;&quot;;&quot;NULL&quot;;&quot;'&quot;&amp;[.D49]&amp;&quot;'&quot;)&amp;&quot;, &quot;&amp;IF([.E49]=&quot;&quot;;&quot;NULL&quot;;&quot;'&quot;&amp;[.E49]&amp;&quot;'&quot;)&amp;&quot;, &quot;&amp;IF([.F49]=&quot;&quot;;&quot;NULL&quot;;&quot;'&quot;&amp;[.F49]&amp;&quot;'&quot;)&amp;&quot;, &quot;&amp;IF([.G49]=&quot;&quot;;&quot;NULL&quot;;&quot;'&quot;&amp;[.G49]&amp;&quot;'&quot;)&amp;&quot;, &quot;&amp;IF([.H49]=&quot;&quot;;&quot;NULL&quot;;&quot;'&quot;&amp;[.H49]&amp;&quot;'&quot;)&amp;&quot;, &quot;&amp;IF([.I49]=&quot;&quot;;&quot;NULL&quot;;&quot;'&quot;&amp;[.I49]&amp;&quot;'&quot;)&amp;&quot;, &quot;&amp;IF([.J49]=&quot;&quot;;&quot;NULL&quot;;&quot;'&quot;&amp;[.J49]&amp;&quot;'&quot;)&amp;&quot;, &quot;&amp;IF([.K49]=&quot;&quot;;&quot;NULL&quot;;&quot;'&quot;&amp;[.K49]&amp;&quot;'&quot;)&amp;&quot;, &quot;&amp;IF([.L49]=&quot;&quot;;&quot;NULL&quot;;&quot;'&quot;&amp;[.L49]&amp;&quot;'&quot;)&amp;&quot;, &quot;&amp;IF([.M49]=&quot;&quot;;&quot;NULL&quot;;&quot;'&quot;&amp;[.M4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0]&amp;&quot;', '&quot;&amp;[.B50]&amp;&quot;', '&quot;&amp;[.C50]&amp;&quot;', &quot;&amp;IF([.D50]=&quot;&quot;;&quot;NULL&quot;;&quot;'&quot;&amp;[.D50]&amp;&quot;'&quot;)&amp;&quot;, &quot;&amp;IF([.E50]=&quot;&quot;;&quot;NULL&quot;;&quot;'&quot;&amp;[.E50]&amp;&quot;'&quot;)&amp;&quot;, &quot;&amp;IF([.F50]=&quot;&quot;;&quot;NULL&quot;;&quot;'&quot;&amp;[.F50]&amp;&quot;'&quot;)&amp;&quot;, &quot;&amp;IF([.G50]=&quot;&quot;;&quot;NULL&quot;;&quot;'&quot;&amp;[.G50]&amp;&quot;'&quot;)&amp;&quot;, &quot;&amp;IF([.H50]=&quot;&quot;;&quot;NULL&quot;;&quot;'&quot;&amp;[.H50]&amp;&quot;'&quot;)&amp;&quot;, &quot;&amp;IF([.I50]=&quot;&quot;;&quot;NULL&quot;;&quot;'&quot;&amp;[.I50]&amp;&quot;'&quot;)&amp;&quot;, &quot;&amp;IF([.J50]=&quot;&quot;;&quot;NULL&quot;;&quot;'&quot;&amp;[.J50]&amp;&quot;'&quot;)&amp;&quot;, &quot;&amp;IF([.K50]=&quot;&quot;;&quot;NULL&quot;;&quot;'&quot;&amp;[.K50]&amp;&quot;'&quot;)&amp;&quot;, &quot;&amp;IF([.L50]=&quot;&quot;;&quot;NULL&quot;;&quot;'&quot;&amp;[.L50]&amp;&quot;'&quot;)&amp;&quot;, &quot;&amp;IF([.M50]=&quot;&quot;;&quot;NULL&quot;;&quot;'&quot;&amp;[.M5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1]&amp;&quot;', '&quot;&amp;[.B51]&amp;&quot;', '&quot;&amp;[.C51]&amp;&quot;', &quot;&amp;IF([.D51]=&quot;&quot;;&quot;NULL&quot;;&quot;'&quot;&amp;[.D51]&amp;&quot;'&quot;)&amp;&quot;, &quot;&amp;IF([.E51]=&quot;&quot;;&quot;NULL&quot;;&quot;'&quot;&amp;[.E51]&amp;&quot;'&quot;)&amp;&quot;, &quot;&amp;IF([.F51]=&quot;&quot;;&quot;NULL&quot;;&quot;'&quot;&amp;[.F51]&amp;&quot;'&quot;)&amp;&quot;, &quot;&amp;IF([.G51]=&quot;&quot;;&quot;NULL&quot;;&quot;'&quot;&amp;[.G51]&amp;&quot;'&quot;)&amp;&quot;, &quot;&amp;IF([.H51]=&quot;&quot;;&quot;NULL&quot;;&quot;'&quot;&amp;[.H51]&amp;&quot;'&quot;)&amp;&quot;, &quot;&amp;IF([.I51]=&quot;&quot;;&quot;NULL&quot;;&quot;'&quot;&amp;[.I51]&amp;&quot;'&quot;)&amp;&quot;, &quot;&amp;IF([.J51]=&quot;&quot;;&quot;NULL&quot;;&quot;'&quot;&amp;[.J51]&amp;&quot;'&quot;)&amp;&quot;, &quot;&amp;IF([.K51]=&quot;&quot;;&quot;NULL&quot;;&quot;'&quot;&amp;[.K51]&amp;&quot;'&quot;)&amp;&quot;, &quot;&amp;IF([.L51]=&quot;&quot;;&quot;NULL&quot;;&quot;'&quot;&amp;[.L51]&amp;&quot;'&quot;)&amp;&quot;, &quot;&amp;IF([.M51]=&quot;&quot;;&quot;NULL&quot;;&quot;'&quot;&amp;[.M5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2]&amp;&quot;', '&quot;&amp;[.B52]&amp;&quot;', '&quot;&amp;[.C52]&amp;&quot;', &quot;&amp;IF([.D52]=&quot;&quot;;&quot;NULL&quot;;&quot;'&quot;&amp;[.D52]&amp;&quot;'&quot;)&amp;&quot;, &quot;&amp;IF([.E52]=&quot;&quot;;&quot;NULL&quot;;&quot;'&quot;&amp;[.E52]&amp;&quot;'&quot;)&amp;&quot;, &quot;&amp;IF([.F52]=&quot;&quot;;&quot;NULL&quot;;&quot;'&quot;&amp;[.F52]&amp;&quot;'&quot;)&amp;&quot;, &quot;&amp;IF([.G52]=&quot;&quot;;&quot;NULL&quot;;&quot;'&quot;&amp;[.G52]&amp;&quot;'&quot;)&amp;&quot;, &quot;&amp;IF([.H52]=&quot;&quot;;&quot;NULL&quot;;&quot;'&quot;&amp;[.H52]&amp;&quot;'&quot;)&amp;&quot;, &quot;&amp;IF([.I52]=&quot;&quot;;&quot;NULL&quot;;&quot;'&quot;&amp;[.I52]&amp;&quot;'&quot;)&amp;&quot;, &quot;&amp;IF([.J52]=&quot;&quot;;&quot;NULL&quot;;&quot;'&quot;&amp;[.J52]&amp;&quot;'&quot;)&amp;&quot;, &quot;&amp;IF([.K52]=&quot;&quot;;&quot;NULL&quot;;&quot;'&quot;&amp;[.K52]&amp;&quot;'&quot;)&amp;&quot;, &quot;&amp;IF([.L52]=&quot;&quot;;&quot;NULL&quot;;&quot;'&quot;&amp;[.L52]&amp;&quot;'&quot;)&amp;&quot;, &quot;&amp;IF([.M52]=&quot;&quot;;&quot;NULL&quot;;&quot;'&quot;&amp;[.M5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3]&amp;&quot;', '&quot;&amp;[.B53]&amp;&quot;', '&quot;&amp;[.C53]&amp;&quot;', &quot;&amp;IF([.D53]=&quot;&quot;;&quot;NULL&quot;;&quot;'&quot;&amp;[.D53]&amp;&quot;'&quot;)&amp;&quot;, &quot;&amp;IF([.E53]=&quot;&quot;;&quot;NULL&quot;;&quot;'&quot;&amp;[.E53]&amp;&quot;'&quot;)&amp;&quot;, &quot;&amp;IF([.F53]=&quot;&quot;;&quot;NULL&quot;;&quot;'&quot;&amp;[.F53]&amp;&quot;'&quot;)&amp;&quot;, &quot;&amp;IF([.G53]=&quot;&quot;;&quot;NULL&quot;;&quot;'&quot;&amp;[.G53]&amp;&quot;'&quot;)&amp;&quot;, &quot;&amp;IF([.H53]=&quot;&quot;;&quot;NULL&quot;;&quot;'&quot;&amp;[.H53]&amp;&quot;'&quot;)&amp;&quot;, &quot;&amp;IF([.I53]=&quot;&quot;;&quot;NULL&quot;;&quot;'&quot;&amp;[.I53]&amp;&quot;'&quot;)&amp;&quot;, &quot;&amp;IF([.J53]=&quot;&quot;;&quot;NULL&quot;;&quot;'&quot;&amp;[.J53]&amp;&quot;'&quot;)&amp;&quot;, &quot;&amp;IF([.K53]=&quot;&quot;;&quot;NULL&quot;;&quot;'&quot;&amp;[.K53]&amp;&quot;'&quot;)&amp;&quot;, &quot;&amp;IF([.L53]=&quot;&quot;;&quot;NULL&quot;;&quot;'&quot;&amp;[.L53]&amp;&quot;'&quot;)&amp;&quot;, &quot;&amp;IF([.M53]=&quot;&quot;;&quot;NULL&quot;;&quot;'&quot;&amp;[.M5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4]&amp;&quot;', '&quot;&amp;[.B54]&amp;&quot;', '&quot;&amp;[.C54]&amp;&quot;', &quot;&amp;IF([.D54]=&quot;&quot;;&quot;NULL&quot;;&quot;'&quot;&amp;[.D54]&amp;&quot;'&quot;)&amp;&quot;, &quot;&amp;IF([.E54]=&quot;&quot;;&quot;NULL&quot;;&quot;'&quot;&amp;[.E54]&amp;&quot;'&quot;)&amp;&quot;, &quot;&amp;IF([.F54]=&quot;&quot;;&quot;NULL&quot;;&quot;'&quot;&amp;[.F54]&amp;&quot;'&quot;)&amp;&quot;, &quot;&amp;IF([.G54]=&quot;&quot;;&quot;NULL&quot;;&quot;'&quot;&amp;[.G54]&amp;&quot;'&quot;)&amp;&quot;, &quot;&amp;IF([.H54]=&quot;&quot;;&quot;NULL&quot;;&quot;'&quot;&amp;[.H54]&amp;&quot;'&quot;)&amp;&quot;, &quot;&amp;IF([.I54]=&quot;&quot;;&quot;NULL&quot;;&quot;'&quot;&amp;[.I54]&amp;&quot;'&quot;)&amp;&quot;, &quot;&amp;IF([.J54]=&quot;&quot;;&quot;NULL&quot;;&quot;'&quot;&amp;[.J54]&amp;&quot;'&quot;)&amp;&quot;, &quot;&amp;IF([.K54]=&quot;&quot;;&quot;NULL&quot;;&quot;'&quot;&amp;[.K54]&amp;&quot;'&quot;)&amp;&quot;, &quot;&amp;IF([.L54]=&quot;&quot;;&quot;NULL&quot;;&quot;'&quot;&amp;[.L54]&amp;&quot;'&quot;)&amp;&quot;, &quot;&amp;IF([.M54]=&quot;&quot;;&quot;NULL&quot;;&quot;'&quot;&amp;[.M5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5]&amp;&quot;', '&quot;&amp;[.B55]&amp;&quot;', '&quot;&amp;[.C55]&amp;&quot;', &quot;&amp;IF([.D55]=&quot;&quot;;&quot;NULL&quot;;&quot;'&quot;&amp;[.D55]&amp;&quot;'&quot;)&amp;&quot;, &quot;&amp;IF([.E55]=&quot;&quot;;&quot;NULL&quot;;&quot;'&quot;&amp;[.E55]&amp;&quot;'&quot;)&amp;&quot;, &quot;&amp;IF([.F55]=&quot;&quot;;&quot;NULL&quot;;&quot;'&quot;&amp;[.F55]&amp;&quot;'&quot;)&amp;&quot;, &quot;&amp;IF([.G55]=&quot;&quot;;&quot;NULL&quot;;&quot;'&quot;&amp;[.G55]&amp;&quot;'&quot;)&amp;&quot;, &quot;&amp;IF([.H55]=&quot;&quot;;&quot;NULL&quot;;&quot;'&quot;&amp;[.H55]&amp;&quot;'&quot;)&amp;&quot;, &quot;&amp;IF([.I55]=&quot;&quot;;&quot;NULL&quot;;&quot;'&quot;&amp;[.I55]&amp;&quot;'&quot;)&amp;&quot;, &quot;&amp;IF([.J55]=&quot;&quot;;&quot;NULL&quot;;&quot;'&quot;&amp;[.J55]&amp;&quot;'&quot;)&amp;&quot;, &quot;&amp;IF([.K55]=&quot;&quot;;&quot;NULL&quot;;&quot;'&quot;&amp;[.K55]&amp;&quot;'&quot;)&amp;&quot;, &quot;&amp;IF([.L55]=&quot;&quot;;&quot;NULL&quot;;&quot;'&quot;&amp;[.L55]&amp;&quot;'&quot;)&amp;&quot;, &quot;&amp;IF([.M55]=&quot;&quot;;&quot;NULL&quot;;&quot;'&quot;&amp;[.M5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6]&amp;&quot;', '&quot;&amp;[.B56]&amp;&quot;', '&quot;&amp;[.C56]&amp;&quot;', &quot;&amp;IF([.D56]=&quot;&quot;;&quot;NULL&quot;;&quot;'&quot;&amp;[.D56]&amp;&quot;'&quot;)&amp;&quot;, &quot;&amp;IF([.E56]=&quot;&quot;;&quot;NULL&quot;;&quot;'&quot;&amp;[.E56]&amp;&quot;'&quot;)&amp;&quot;, &quot;&amp;IF([.F56]=&quot;&quot;;&quot;NULL&quot;;&quot;'&quot;&amp;[.F56]&amp;&quot;'&quot;)&amp;&quot;, &quot;&amp;IF([.G56]=&quot;&quot;;&quot;NULL&quot;;&quot;'&quot;&amp;[.G56]&amp;&quot;'&quot;)&amp;&quot;, &quot;&amp;IF([.H56]=&quot;&quot;;&quot;NULL&quot;;&quot;'&quot;&amp;[.H56]&amp;&quot;'&quot;)&amp;&quot;, &quot;&amp;IF([.I56]=&quot;&quot;;&quot;NULL&quot;;&quot;'&quot;&amp;[.I56]&amp;&quot;'&quot;)&amp;&quot;, &quot;&amp;IF([.J56]=&quot;&quot;;&quot;NULL&quot;;&quot;'&quot;&amp;[.J56]&amp;&quot;'&quot;)&amp;&quot;, &quot;&amp;IF([.K56]=&quot;&quot;;&quot;NULL&quot;;&quot;'&quot;&amp;[.K56]&amp;&quot;'&quot;)&amp;&quot;, &quot;&amp;IF([.L56]=&quot;&quot;;&quot;NULL&quot;;&quot;'&quot;&amp;[.L56]&amp;&quot;'&quot;)&amp;&quot;, &quot;&amp;IF([.M56]=&quot;&quot;;&quot;NULL&quot;;&quot;'&quot;&amp;[.M5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7]&amp;&quot;', '&quot;&amp;[.B57]&amp;&quot;', '&quot;&amp;[.C57]&amp;&quot;', &quot;&amp;IF([.D57]=&quot;&quot;;&quot;NULL&quot;;&quot;'&quot;&amp;[.D57]&amp;&quot;'&quot;)&amp;&quot;, &quot;&amp;IF([.E57]=&quot;&quot;;&quot;NULL&quot;;&quot;'&quot;&amp;[.E57]&amp;&quot;'&quot;)&amp;&quot;, &quot;&amp;IF([.F57]=&quot;&quot;;&quot;NULL&quot;;&quot;'&quot;&amp;[.F57]&amp;&quot;'&quot;)&amp;&quot;, &quot;&amp;IF([.G57]=&quot;&quot;;&quot;NULL&quot;;&quot;'&quot;&amp;[.G57]&amp;&quot;'&quot;)&amp;&quot;, &quot;&amp;IF([.H57]=&quot;&quot;;&quot;NULL&quot;;&quot;'&quot;&amp;[.H57]&amp;&quot;'&quot;)&amp;&quot;, &quot;&amp;IF([.I57]=&quot;&quot;;&quot;NULL&quot;;&quot;'&quot;&amp;[.I57]&amp;&quot;'&quot;)&amp;&quot;, &quot;&amp;IF([.J57]=&quot;&quot;;&quot;NULL&quot;;&quot;'&quot;&amp;[.J57]&amp;&quot;'&quot;)&amp;&quot;, &quot;&amp;IF([.K57]=&quot;&quot;;&quot;NULL&quot;;&quot;'&quot;&amp;[.K57]&amp;&quot;'&quot;)&amp;&quot;, &quot;&amp;IF([.L57]=&quot;&quot;;&quot;NULL&quot;;&quot;'&quot;&amp;[.L57]&amp;&quot;'&quot;)&amp;&quot;, &quot;&amp;IF([.M57]=&quot;&quot;;&quot;NULL&quot;;&quot;'&quot;&amp;[.M5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8]&amp;&quot;', '&quot;&amp;[.B58]&amp;&quot;', '&quot;&amp;[.C58]&amp;&quot;', &quot;&amp;IF([.D58]=&quot;&quot;;&quot;NULL&quot;;&quot;'&quot;&amp;[.D58]&amp;&quot;'&quot;)&amp;&quot;, &quot;&amp;IF([.E58]=&quot;&quot;;&quot;NULL&quot;;&quot;'&quot;&amp;[.E58]&amp;&quot;'&quot;)&amp;&quot;, &quot;&amp;IF([.F58]=&quot;&quot;;&quot;NULL&quot;;&quot;'&quot;&amp;[.F58]&amp;&quot;'&quot;)&amp;&quot;, &quot;&amp;IF([.G58]=&quot;&quot;;&quot;NULL&quot;;&quot;'&quot;&amp;[.G58]&amp;&quot;'&quot;)&amp;&quot;, &quot;&amp;IF([.H58]=&quot;&quot;;&quot;NULL&quot;;&quot;'&quot;&amp;[.H58]&amp;&quot;'&quot;)&amp;&quot;, &quot;&amp;IF([.I58]=&quot;&quot;;&quot;NULL&quot;;&quot;'&quot;&amp;[.I58]&amp;&quot;'&quot;)&amp;&quot;, &quot;&amp;IF([.J58]=&quot;&quot;;&quot;NULL&quot;;&quot;'&quot;&amp;[.J58]&amp;&quot;'&quot;)&amp;&quot;, &quot;&amp;IF([.K58]=&quot;&quot;;&quot;NULL&quot;;&quot;'&quot;&amp;[.K58]&amp;&quot;'&quot;)&amp;&quot;, &quot;&amp;IF([.L58]=&quot;&quot;;&quot;NULL&quot;;&quot;'&quot;&amp;[.L58]&amp;&quot;'&quot;)&amp;&quot;, &quot;&amp;IF([.M58]=&quot;&quot;;&quot;NULL&quot;;&quot;'&quot;&amp;[.M5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9]&amp;&quot;', '&quot;&amp;[.B59]&amp;&quot;', '&quot;&amp;[.C59]&amp;&quot;', &quot;&amp;IF([.D59]=&quot;&quot;;&quot;NULL&quot;;&quot;'&quot;&amp;[.D59]&amp;&quot;'&quot;)&amp;&quot;, &quot;&amp;IF([.E59]=&quot;&quot;;&quot;NULL&quot;;&quot;'&quot;&amp;[.E59]&amp;&quot;'&quot;)&amp;&quot;, &quot;&amp;IF([.F59]=&quot;&quot;;&quot;NULL&quot;;&quot;'&quot;&amp;[.F59]&amp;&quot;'&quot;)&amp;&quot;, &quot;&amp;IF([.G59]=&quot;&quot;;&quot;NULL&quot;;&quot;'&quot;&amp;[.G59]&amp;&quot;'&quot;)&amp;&quot;, &quot;&amp;IF([.H59]=&quot;&quot;;&quot;NULL&quot;;&quot;'&quot;&amp;[.H59]&amp;&quot;'&quot;)&amp;&quot;, &quot;&amp;IF([.I59]=&quot;&quot;;&quot;NULL&quot;;&quot;'&quot;&amp;[.I59]&amp;&quot;'&quot;)&amp;&quot;, &quot;&amp;IF([.J59]=&quot;&quot;;&quot;NULL&quot;;&quot;'&quot;&amp;[.J59]&amp;&quot;'&quot;)&amp;&quot;, &quot;&amp;IF([.K59]=&quot;&quot;;&quot;NULL&quot;;&quot;'&quot;&amp;[.K59]&amp;&quot;'&quot;)&amp;&quot;, &quot;&amp;IF([.L59]=&quot;&quot;;&quot;NULL&quot;;&quot;'&quot;&amp;[.L59]&amp;&quot;'&quot;)&amp;&quot;, &quot;&amp;IF([.M59]=&quot;&quot;;&quot;NULL&quot;;&quot;'&quot;&amp;[.M5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0]&amp;&quot;', '&quot;&amp;[.B60]&amp;&quot;', '&quot;&amp;[.C60]&amp;&quot;', &quot;&amp;IF([.D60]=&quot;&quot;;&quot;NULL&quot;;&quot;'&quot;&amp;[.D60]&amp;&quot;'&quot;)&amp;&quot;, &quot;&amp;IF([.E60]=&quot;&quot;;&quot;NULL&quot;;&quot;'&quot;&amp;[.E60]&amp;&quot;'&quot;)&amp;&quot;, &quot;&amp;IF([.F60]=&quot;&quot;;&quot;NULL&quot;;&quot;'&quot;&amp;[.F60]&amp;&quot;'&quot;)&amp;&quot;, &quot;&amp;IF([.G60]=&quot;&quot;;&quot;NULL&quot;;&quot;'&quot;&amp;[.G60]&amp;&quot;'&quot;)&amp;&quot;, &quot;&amp;IF([.H60]=&quot;&quot;;&quot;NULL&quot;;&quot;'&quot;&amp;[.H60]&amp;&quot;'&quot;)&amp;&quot;, &quot;&amp;IF([.I60]=&quot;&quot;;&quot;NULL&quot;;&quot;'&quot;&amp;[.I60]&amp;&quot;'&quot;)&amp;&quot;, &quot;&amp;IF([.J60]=&quot;&quot;;&quot;NULL&quot;;&quot;'&quot;&amp;[.J60]&amp;&quot;'&quot;)&amp;&quot;, &quot;&amp;IF([.K60]=&quot;&quot;;&quot;NULL&quot;;&quot;'&quot;&amp;[.K60]&amp;&quot;'&quot;)&amp;&quot;, &quot;&amp;IF([.L60]=&quot;&quot;;&quot;NULL&quot;;&quot;'&quot;&amp;[.L60]&amp;&quot;'&quot;)&amp;&quot;, &quot;&amp;IF([.M60]=&quot;&quot;;&quot;NULL&quot;;&quot;'&quot;&amp;[.M6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1]&amp;&quot;', '&quot;&amp;[.B61]&amp;&quot;', '&quot;&amp;[.C61]&amp;&quot;', &quot;&amp;IF([.D61]=&quot;&quot;;&quot;NULL&quot;;&quot;'&quot;&amp;[.D61]&amp;&quot;'&quot;)&amp;&quot;, &quot;&amp;IF([.E61]=&quot;&quot;;&quot;NULL&quot;;&quot;'&quot;&amp;[.E61]&amp;&quot;'&quot;)&amp;&quot;, &quot;&amp;IF([.F61]=&quot;&quot;;&quot;NULL&quot;;&quot;'&quot;&amp;[.F61]&amp;&quot;'&quot;)&amp;&quot;, &quot;&amp;IF([.G61]=&quot;&quot;;&quot;NULL&quot;;&quot;'&quot;&amp;[.G61]&amp;&quot;'&quot;)&amp;&quot;, &quot;&amp;IF([.H61]=&quot;&quot;;&quot;NULL&quot;;&quot;'&quot;&amp;[.H61]&amp;&quot;'&quot;)&amp;&quot;, &quot;&amp;IF([.I61]=&quot;&quot;;&quot;NULL&quot;;&quot;'&quot;&amp;[.I61]&amp;&quot;'&quot;)&amp;&quot;, &quot;&amp;IF([.J61]=&quot;&quot;;&quot;NULL&quot;;&quot;'&quot;&amp;[.J61]&amp;&quot;'&quot;)&amp;&quot;, &quot;&amp;IF([.K61]=&quot;&quot;;&quot;NULL&quot;;&quot;'&quot;&amp;[.K61]&amp;&quot;'&quot;)&amp;&quot;, &quot;&amp;IF([.L61]=&quot;&quot;;&quot;NULL&quot;;&quot;'&quot;&amp;[.L61]&amp;&quot;'&quot;)&amp;&quot;, &quot;&amp;IF([.M61]=&quot;&quot;;&quot;NULL&quot;;&quot;'&quot;&amp;[.M6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2]&amp;&quot;', '&quot;&amp;[.B62]&amp;&quot;', '&quot;&amp;[.C62]&amp;&quot;', &quot;&amp;IF([.D62]=&quot;&quot;;&quot;NULL&quot;;&quot;'&quot;&amp;[.D62]&amp;&quot;'&quot;)&amp;&quot;, &quot;&amp;IF([.E62]=&quot;&quot;;&quot;NULL&quot;;&quot;'&quot;&amp;[.E62]&amp;&quot;'&quot;)&amp;&quot;, &quot;&amp;IF([.F62]=&quot;&quot;;&quot;NULL&quot;;&quot;'&quot;&amp;[.F62]&amp;&quot;'&quot;)&amp;&quot;, &quot;&amp;IF([.G62]=&quot;&quot;;&quot;NULL&quot;;&quot;'&quot;&amp;[.G62]&amp;&quot;'&quot;)&amp;&quot;, &quot;&amp;IF([.H62]=&quot;&quot;;&quot;NULL&quot;;&quot;'&quot;&amp;[.H62]&amp;&quot;'&quot;)&amp;&quot;, &quot;&amp;IF([.I62]=&quot;&quot;;&quot;NULL&quot;;&quot;'&quot;&amp;[.I62]&amp;&quot;'&quot;)&amp;&quot;, &quot;&amp;IF([.J62]=&quot;&quot;;&quot;NULL&quot;;&quot;'&quot;&amp;[.J62]&amp;&quot;'&quot;)&amp;&quot;, &quot;&amp;IF([.K62]=&quot;&quot;;&quot;NULL&quot;;&quot;'&quot;&amp;[.K62]&amp;&quot;'&quot;)&amp;&quot;, &quot;&amp;IF([.L62]=&quot;&quot;;&quot;NULL&quot;;&quot;'&quot;&amp;[.L62]&amp;&quot;'&quot;)&amp;&quot;, &quot;&amp;IF([.M62]=&quot;&quot;;&quot;NULL&quot;;&quot;'&quot;&amp;[.M6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3]&amp;&quot;', '&quot;&amp;[.B63]&amp;&quot;', '&quot;&amp;[.C63]&amp;&quot;', &quot;&amp;IF([.D63]=&quot;&quot;;&quot;NULL&quot;;&quot;'&quot;&amp;[.D63]&amp;&quot;'&quot;)&amp;&quot;, &quot;&amp;IF([.E63]=&quot;&quot;;&quot;NULL&quot;;&quot;'&quot;&amp;[.E63]&amp;&quot;'&quot;)&amp;&quot;, &quot;&amp;IF([.F63]=&quot;&quot;;&quot;NULL&quot;;&quot;'&quot;&amp;[.F63]&amp;&quot;'&quot;)&amp;&quot;, &quot;&amp;IF([.G63]=&quot;&quot;;&quot;NULL&quot;;&quot;'&quot;&amp;[.G63]&amp;&quot;'&quot;)&amp;&quot;, &quot;&amp;IF([.H63]=&quot;&quot;;&quot;NULL&quot;;&quot;'&quot;&amp;[.H63]&amp;&quot;'&quot;)&amp;&quot;, &quot;&amp;IF([.I63]=&quot;&quot;;&quot;NULL&quot;;&quot;'&quot;&amp;[.I63]&amp;&quot;'&quot;)&amp;&quot;, &quot;&amp;IF([.J63]=&quot;&quot;;&quot;NULL&quot;;&quot;'&quot;&amp;[.J63]&amp;&quot;'&quot;)&amp;&quot;, &quot;&amp;IF([.K63]=&quot;&quot;;&quot;NULL&quot;;&quot;'&quot;&amp;[.K63]&amp;&quot;'&quot;)&amp;&quot;, &quot;&amp;IF([.L63]=&quot;&quot;;&quot;NULL&quot;;&quot;'&quot;&amp;[.L63]&amp;&quot;'&quot;)&amp;&quot;, &quot;&amp;IF([.M63]=&quot;&quot;;&quot;NULL&quot;;&quot;'&quot;&amp;[.M6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4]&amp;&quot;', '&quot;&amp;[.B64]&amp;&quot;', '&quot;&amp;[.C64]&amp;&quot;', &quot;&amp;IF([.D64]=&quot;&quot;;&quot;NULL&quot;;&quot;'&quot;&amp;[.D64]&amp;&quot;'&quot;)&amp;&quot;, &quot;&amp;IF([.E64]=&quot;&quot;;&quot;NULL&quot;;&quot;'&quot;&amp;[.E64]&amp;&quot;'&quot;)&amp;&quot;, &quot;&amp;IF([.F64]=&quot;&quot;;&quot;NULL&quot;;&quot;'&quot;&amp;[.F64]&amp;&quot;'&quot;)&amp;&quot;, &quot;&amp;IF([.G64]=&quot;&quot;;&quot;NULL&quot;;&quot;'&quot;&amp;[.G64]&amp;&quot;'&quot;)&amp;&quot;, &quot;&amp;IF([.H64]=&quot;&quot;;&quot;NULL&quot;;&quot;'&quot;&amp;[.H64]&amp;&quot;'&quot;)&amp;&quot;, &quot;&amp;IF([.I64]=&quot;&quot;;&quot;NULL&quot;;&quot;'&quot;&amp;[.I64]&amp;&quot;'&quot;)&amp;&quot;, &quot;&amp;IF([.J64]=&quot;&quot;;&quot;NULL&quot;;&quot;'&quot;&amp;[.J64]&amp;&quot;'&quot;)&amp;&quot;, &quot;&amp;IF([.K64]=&quot;&quot;;&quot;NULL&quot;;&quot;'&quot;&amp;[.K64]&amp;&quot;'&quot;)&amp;&quot;, &quot;&amp;IF([.L64]=&quot;&quot;;&quot;NULL&quot;;&quot;'&quot;&amp;[.L64]&amp;&quot;'&quot;)&amp;&quot;, &quot;&amp;IF([.M64]=&quot;&quot;;&quot;NULL&quot;;&quot;'&quot;&amp;[.M6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5]&amp;&quot;', '&quot;&amp;[.B65]&amp;&quot;', '&quot;&amp;[.C65]&amp;&quot;', &quot;&amp;IF([.D65]=&quot;&quot;;&quot;NULL&quot;;&quot;'&quot;&amp;[.D65]&amp;&quot;'&quot;)&amp;&quot;, &quot;&amp;IF([.E65]=&quot;&quot;;&quot;NULL&quot;;&quot;'&quot;&amp;[.E65]&amp;&quot;'&quot;)&amp;&quot;, &quot;&amp;IF([.F65]=&quot;&quot;;&quot;NULL&quot;;&quot;'&quot;&amp;[.F65]&amp;&quot;'&quot;)&amp;&quot;, &quot;&amp;IF([.G65]=&quot;&quot;;&quot;NULL&quot;;&quot;'&quot;&amp;[.G65]&amp;&quot;'&quot;)&amp;&quot;, &quot;&amp;IF([.H65]=&quot;&quot;;&quot;NULL&quot;;&quot;'&quot;&amp;[.H65]&amp;&quot;'&quot;)&amp;&quot;, &quot;&amp;IF([.I65]=&quot;&quot;;&quot;NULL&quot;;&quot;'&quot;&amp;[.I65]&amp;&quot;'&quot;)&amp;&quot;, &quot;&amp;IF([.J65]=&quot;&quot;;&quot;NULL&quot;;&quot;'&quot;&amp;[.J65]&amp;&quot;'&quot;)&amp;&quot;, &quot;&amp;IF([.K65]=&quot;&quot;;&quot;NULL&quot;;&quot;'&quot;&amp;[.K65]&amp;&quot;'&quot;)&amp;&quot;, &quot;&amp;IF([.L65]=&quot;&quot;;&quot;NULL&quot;;&quot;'&quot;&amp;[.L65]&amp;&quot;'&quot;)&amp;&quot;, &quot;&amp;IF([.M65]=&quot;&quot;;&quot;NULL&quot;;&quot;'&quot;&amp;[.M6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6]&amp;&quot;', '&quot;&amp;[.B66]&amp;&quot;', '&quot;&amp;[.C66]&amp;&quot;', &quot;&amp;IF([.D66]=&quot;&quot;;&quot;NULL&quot;;&quot;'&quot;&amp;[.D66]&amp;&quot;'&quot;)&amp;&quot;, &quot;&amp;IF([.E66]=&quot;&quot;;&quot;NULL&quot;;&quot;'&quot;&amp;[.E66]&amp;&quot;'&quot;)&amp;&quot;, &quot;&amp;IF([.F66]=&quot;&quot;;&quot;NULL&quot;;&quot;'&quot;&amp;[.F66]&amp;&quot;'&quot;)&amp;&quot;, &quot;&amp;IF([.G66]=&quot;&quot;;&quot;NULL&quot;;&quot;'&quot;&amp;[.G66]&amp;&quot;'&quot;)&amp;&quot;, &quot;&amp;IF([.H66]=&quot;&quot;;&quot;NULL&quot;;&quot;'&quot;&amp;[.H66]&amp;&quot;'&quot;)&amp;&quot;, &quot;&amp;IF([.I66]=&quot;&quot;;&quot;NULL&quot;;&quot;'&quot;&amp;[.I66]&amp;&quot;'&quot;)&amp;&quot;, &quot;&amp;IF([.J66]=&quot;&quot;;&quot;NULL&quot;;&quot;'&quot;&amp;[.J66]&amp;&quot;'&quot;)&amp;&quot;, &quot;&amp;IF([.K66]=&quot;&quot;;&quot;NULL&quot;;&quot;'&quot;&amp;[.K66]&amp;&quot;'&quot;)&amp;&quot;, &quot;&amp;IF([.L66]=&quot;&quot;;&quot;NULL&quot;;&quot;'&quot;&amp;[.L66]&amp;&quot;'&quot;)&amp;&quot;, &quot;&amp;IF([.M66]=&quot;&quot;;&quot;NULL&quot;;&quot;'&quot;&amp;[.M6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7]&amp;&quot;', '&quot;&amp;[.B67]&amp;&quot;', '&quot;&amp;[.C67]&amp;&quot;', &quot;&amp;IF([.D67]=&quot;&quot;;&quot;NULL&quot;;&quot;'&quot;&amp;[.D67]&amp;&quot;'&quot;)&amp;&quot;, &quot;&amp;IF([.E67]=&quot;&quot;;&quot;NULL&quot;;&quot;'&quot;&amp;[.E67]&amp;&quot;'&quot;)&amp;&quot;, &quot;&amp;IF([.F67]=&quot;&quot;;&quot;NULL&quot;;&quot;'&quot;&amp;[.F67]&amp;&quot;'&quot;)&amp;&quot;, &quot;&amp;IF([.G67]=&quot;&quot;;&quot;NULL&quot;;&quot;'&quot;&amp;[.G67]&amp;&quot;'&quot;)&amp;&quot;, &quot;&amp;IF([.H67]=&quot;&quot;;&quot;NULL&quot;;&quot;'&quot;&amp;[.H67]&amp;&quot;'&quot;)&amp;&quot;, &quot;&amp;IF([.I67]=&quot;&quot;;&quot;NULL&quot;;&quot;'&quot;&amp;[.I67]&amp;&quot;'&quot;)&amp;&quot;, &quot;&amp;IF([.J67]=&quot;&quot;;&quot;NULL&quot;;&quot;'&quot;&amp;[.J67]&amp;&quot;'&quot;)&amp;&quot;, &quot;&amp;IF([.K67]=&quot;&quot;;&quot;NULL&quot;;&quot;'&quot;&amp;[.K67]&amp;&quot;'&quot;)&amp;&quot;, &quot;&amp;IF([.L67]=&quot;&quot;;&quot;NULL&quot;;&quot;'&quot;&amp;[.L67]&amp;&quot;'&quot;)&amp;&quot;, &quot;&amp;IF([.M67]=&quot;&quot;;&quot;NULL&quot;;&quot;'&quot;&amp;[.M6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8]&amp;&quot;', '&quot;&amp;[.B68]&amp;&quot;', '&quot;&amp;[.C68]&amp;&quot;', &quot;&amp;IF([.D68]=&quot;&quot;;&quot;NULL&quot;;&quot;'&quot;&amp;[.D68]&amp;&quot;'&quot;)&amp;&quot;, &quot;&amp;IF([.E68]=&quot;&quot;;&quot;NULL&quot;;&quot;'&quot;&amp;[.E68]&amp;&quot;'&quot;)&amp;&quot;, &quot;&amp;IF([.F68]=&quot;&quot;;&quot;NULL&quot;;&quot;'&quot;&amp;[.F68]&amp;&quot;'&quot;)&amp;&quot;, &quot;&amp;IF([.G68]=&quot;&quot;;&quot;NULL&quot;;&quot;'&quot;&amp;[.G68]&amp;&quot;'&quot;)&amp;&quot;, &quot;&amp;IF([.H68]=&quot;&quot;;&quot;NULL&quot;;&quot;'&quot;&amp;[.H68]&amp;&quot;'&quot;)&amp;&quot;, &quot;&amp;IF([.I68]=&quot;&quot;;&quot;NULL&quot;;&quot;'&quot;&amp;[.I68]&amp;&quot;'&quot;)&amp;&quot;, &quot;&amp;IF([.J68]=&quot;&quot;;&quot;NULL&quot;;&quot;'&quot;&amp;[.J68]&amp;&quot;'&quot;)&amp;&quot;, &quot;&amp;IF([.K68]=&quot;&quot;;&quot;NULL&quot;;&quot;'&quot;&amp;[.K68]&amp;&quot;'&quot;)&amp;&quot;, &quot;&amp;IF([.L68]=&quot;&quot;;&quot;NULL&quot;;&quot;'&quot;&amp;[.L68]&amp;&quot;'&quot;)&amp;&quot;, &quot;&amp;IF([.M68]=&quot;&quot;;&quot;NULL&quot;;&quot;'&quot;&amp;[.M6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9]&amp;&quot;', '&quot;&amp;[.B69]&amp;&quot;', '&quot;&amp;[.C69]&amp;&quot;', &quot;&amp;IF([.D69]=&quot;&quot;;&quot;NULL&quot;;&quot;'&quot;&amp;[.D69]&amp;&quot;'&quot;)&amp;&quot;, &quot;&amp;IF([.E69]=&quot;&quot;;&quot;NULL&quot;;&quot;'&quot;&amp;[.E69]&amp;&quot;'&quot;)&amp;&quot;, &quot;&amp;IF([.F69]=&quot;&quot;;&quot;NULL&quot;;&quot;'&quot;&amp;[.F69]&amp;&quot;'&quot;)&amp;&quot;, &quot;&amp;IF([.G69]=&quot;&quot;;&quot;NULL&quot;;&quot;'&quot;&amp;[.G69]&amp;&quot;'&quot;)&amp;&quot;, &quot;&amp;IF([.H69]=&quot;&quot;;&quot;NULL&quot;;&quot;'&quot;&amp;[.H69]&amp;&quot;'&quot;)&amp;&quot;, &quot;&amp;IF([.I69]=&quot;&quot;;&quot;NULL&quot;;&quot;'&quot;&amp;[.I69]&amp;&quot;'&quot;)&amp;&quot;, &quot;&amp;IF([.J69]=&quot;&quot;;&quot;NULL&quot;;&quot;'&quot;&amp;[.J69]&amp;&quot;'&quot;)&amp;&quot;, &quot;&amp;IF([.K69]=&quot;&quot;;&quot;NULL&quot;;&quot;'&quot;&amp;[.K69]&amp;&quot;'&quot;)&amp;&quot;, &quot;&amp;IF([.L69]=&quot;&quot;;&quot;NULL&quot;;&quot;'&quot;&amp;[.L69]&amp;&quot;'&quot;)&amp;&quot;, &quot;&amp;IF([.M69]=&quot;&quot;;&quot;NULL&quot;;&quot;'&quot;&amp;[.M6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0]&amp;&quot;', '&quot;&amp;[.B70]&amp;&quot;', '&quot;&amp;[.C70]&amp;&quot;', &quot;&amp;IF([.D70]=&quot;&quot;;&quot;NULL&quot;;&quot;'&quot;&amp;[.D70]&amp;&quot;'&quot;)&amp;&quot;, &quot;&amp;IF([.E70]=&quot;&quot;;&quot;NULL&quot;;&quot;'&quot;&amp;[.E70]&amp;&quot;'&quot;)&amp;&quot;, &quot;&amp;IF([.F70]=&quot;&quot;;&quot;NULL&quot;;&quot;'&quot;&amp;[.F70]&amp;&quot;'&quot;)&amp;&quot;, &quot;&amp;IF([.G70]=&quot;&quot;;&quot;NULL&quot;;&quot;'&quot;&amp;[.G70]&amp;&quot;'&quot;)&amp;&quot;, &quot;&amp;IF([.H70]=&quot;&quot;;&quot;NULL&quot;;&quot;'&quot;&amp;[.H70]&amp;&quot;'&quot;)&amp;&quot;, &quot;&amp;IF([.I70]=&quot;&quot;;&quot;NULL&quot;;&quot;'&quot;&amp;[.I70]&amp;&quot;'&quot;)&amp;&quot;, &quot;&amp;IF([.J70]=&quot;&quot;;&quot;NULL&quot;;&quot;'&quot;&amp;[.J70]&amp;&quot;'&quot;)&amp;&quot;, &quot;&amp;IF([.K70]=&quot;&quot;;&quot;NULL&quot;;&quot;'&quot;&amp;[.K70]&amp;&quot;'&quot;)&amp;&quot;, &quot;&amp;IF([.L70]=&quot;&quot;;&quot;NULL&quot;;&quot;'&quot;&amp;[.L70]&amp;&quot;'&quot;)&amp;&quot;, &quot;&amp;IF([.M70]=&quot;&quot;;&quot;NULL&quot;;&quot;'&quot;&amp;[.M7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1]&amp;&quot;', '&quot;&amp;[.B71]&amp;&quot;', '&quot;&amp;[.C71]&amp;&quot;', &quot;&amp;IF([.D71]=&quot;&quot;;&quot;NULL&quot;;&quot;'&quot;&amp;[.D71]&amp;&quot;'&quot;)&amp;&quot;, &quot;&amp;IF([.E71]=&quot;&quot;;&quot;NULL&quot;;&quot;'&quot;&amp;[.E71]&amp;&quot;'&quot;)&amp;&quot;, &quot;&amp;IF([.F71]=&quot;&quot;;&quot;NULL&quot;;&quot;'&quot;&amp;[.F71]&amp;&quot;'&quot;)&amp;&quot;, &quot;&amp;IF([.G71]=&quot;&quot;;&quot;NULL&quot;;&quot;'&quot;&amp;[.G71]&amp;&quot;'&quot;)&amp;&quot;, &quot;&amp;IF([.H71]=&quot;&quot;;&quot;NULL&quot;;&quot;'&quot;&amp;[.H71]&amp;&quot;'&quot;)&amp;&quot;, &quot;&amp;IF([.I71]=&quot;&quot;;&quot;NULL&quot;;&quot;'&quot;&amp;[.I71]&amp;&quot;'&quot;)&amp;&quot;, &quot;&amp;IF([.J71]=&quot;&quot;;&quot;NULL&quot;;&quot;'&quot;&amp;[.J71]&amp;&quot;'&quot;)&amp;&quot;, &quot;&amp;IF([.K71]=&quot;&quot;;&quot;NULL&quot;;&quot;'&quot;&amp;[.K71]&amp;&quot;'&quot;)&amp;&quot;, &quot;&amp;IF([.L71]=&quot;&quot;;&quot;NULL&quot;;&quot;'&quot;&amp;[.L71]&amp;&quot;'&quot;)&amp;&quot;, &quot;&amp;IF([.M71]=&quot;&quot;;&quot;NULL&quot;;&quot;'&quot;&amp;[.M7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2]&amp;&quot;', '&quot;&amp;[.B72]&amp;&quot;', '&quot;&amp;[.C72]&amp;&quot;', &quot;&amp;IF([.D72]=&quot;&quot;;&quot;NULL&quot;;&quot;'&quot;&amp;[.D72]&amp;&quot;'&quot;)&amp;&quot;, &quot;&amp;IF([.E72]=&quot;&quot;;&quot;NULL&quot;;&quot;'&quot;&amp;[.E72]&amp;&quot;'&quot;)&amp;&quot;, &quot;&amp;IF([.F72]=&quot;&quot;;&quot;NULL&quot;;&quot;'&quot;&amp;[.F72]&amp;&quot;'&quot;)&amp;&quot;, &quot;&amp;IF([.G72]=&quot;&quot;;&quot;NULL&quot;;&quot;'&quot;&amp;[.G72]&amp;&quot;'&quot;)&amp;&quot;, &quot;&amp;IF([.H72]=&quot;&quot;;&quot;NULL&quot;;&quot;'&quot;&amp;[.H72]&amp;&quot;'&quot;)&amp;&quot;, &quot;&amp;IF([.I72]=&quot;&quot;;&quot;NULL&quot;;&quot;'&quot;&amp;[.I72]&amp;&quot;'&quot;)&amp;&quot;, &quot;&amp;IF([.J72]=&quot;&quot;;&quot;NULL&quot;;&quot;'&quot;&amp;[.J72]&amp;&quot;'&quot;)&amp;&quot;, &quot;&amp;IF([.K72]=&quot;&quot;;&quot;NULL&quot;;&quot;'&quot;&amp;[.K72]&amp;&quot;'&quot;)&amp;&quot;, &quot;&amp;IF([.L72]=&quot;&quot;;&quot;NULL&quot;;&quot;'&quot;&amp;[.L72]&amp;&quot;'&quot;)&amp;&quot;, &quot;&amp;IF([.M72]=&quot;&quot;;&quot;NULL&quot;;&quot;'&quot;&amp;[.M7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3]&amp;&quot;', '&quot;&amp;[.B73]&amp;&quot;', '&quot;&amp;[.C73]&amp;&quot;', &quot;&amp;IF([.D73]=&quot;&quot;;&quot;NULL&quot;;&quot;'&quot;&amp;[.D73]&amp;&quot;'&quot;)&amp;&quot;, &quot;&amp;IF([.E73]=&quot;&quot;;&quot;NULL&quot;;&quot;'&quot;&amp;[.E73]&amp;&quot;'&quot;)&amp;&quot;, &quot;&amp;IF([.F73]=&quot;&quot;;&quot;NULL&quot;;&quot;'&quot;&amp;[.F73]&amp;&quot;'&quot;)&amp;&quot;, &quot;&amp;IF([.G73]=&quot;&quot;;&quot;NULL&quot;;&quot;'&quot;&amp;[.G73]&amp;&quot;'&quot;)&amp;&quot;, &quot;&amp;IF([.H73]=&quot;&quot;;&quot;NULL&quot;;&quot;'&quot;&amp;[.H73]&amp;&quot;'&quot;)&amp;&quot;, &quot;&amp;IF([.I73]=&quot;&quot;;&quot;NULL&quot;;&quot;'&quot;&amp;[.I73]&amp;&quot;'&quot;)&amp;&quot;, &quot;&amp;IF([.J73]=&quot;&quot;;&quot;NULL&quot;;&quot;'&quot;&amp;[.J73]&amp;&quot;'&quot;)&amp;&quot;, &quot;&amp;IF([.K73]=&quot;&quot;;&quot;NULL&quot;;&quot;'&quot;&amp;[.K73]&amp;&quot;'&quot;)&amp;&quot;, &quot;&amp;IF([.L73]=&quot;&quot;;&quot;NULL&quot;;&quot;'&quot;&amp;[.L73]&amp;&quot;'&quot;)&amp;&quot;, &quot;&amp;IF([.M73]=&quot;&quot;;&quot;NULL&quot;;&quot;'&quot;&amp;[.M7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4]&amp;&quot;', '&quot;&amp;[.B74]&amp;&quot;', '&quot;&amp;[.C74]&amp;&quot;', &quot;&amp;IF([.D74]=&quot;&quot;;&quot;NULL&quot;;&quot;'&quot;&amp;[.D74]&amp;&quot;'&quot;)&amp;&quot;, &quot;&amp;IF([.E74]=&quot;&quot;;&quot;NULL&quot;;&quot;'&quot;&amp;[.E74]&amp;&quot;'&quot;)&amp;&quot;, &quot;&amp;IF([.F74]=&quot;&quot;;&quot;NULL&quot;;&quot;'&quot;&amp;[.F74]&amp;&quot;'&quot;)&amp;&quot;, &quot;&amp;IF([.G74]=&quot;&quot;;&quot;NULL&quot;;&quot;'&quot;&amp;[.G74]&amp;&quot;'&quot;)&amp;&quot;, &quot;&amp;IF([.H74]=&quot;&quot;;&quot;NULL&quot;;&quot;'&quot;&amp;[.H74]&amp;&quot;'&quot;)&amp;&quot;, &quot;&amp;IF([.I74]=&quot;&quot;;&quot;NULL&quot;;&quot;'&quot;&amp;[.I74]&amp;&quot;'&quot;)&amp;&quot;, &quot;&amp;IF([.J74]=&quot;&quot;;&quot;NULL&quot;;&quot;'&quot;&amp;[.J74]&amp;&quot;'&quot;)&amp;&quot;, &quot;&amp;IF([.K74]=&quot;&quot;;&quot;NULL&quot;;&quot;'&quot;&amp;[.K74]&amp;&quot;'&quot;)&amp;&quot;, &quot;&amp;IF([.L74]=&quot;&quot;;&quot;NULL&quot;;&quot;'&quot;&amp;[.L74]&amp;&quot;'&quot;)&amp;&quot;, &quot;&amp;IF([.M74]=&quot;&quot;;&quot;NULL&quot;;&quot;'&quot;&amp;[.M7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5]&amp;&quot;', '&quot;&amp;[.B75]&amp;&quot;', '&quot;&amp;[.C75]&amp;&quot;', &quot;&amp;IF([.D75]=&quot;&quot;;&quot;NULL&quot;;&quot;'&quot;&amp;[.D75]&amp;&quot;'&quot;)&amp;&quot;, &quot;&amp;IF([.E75]=&quot;&quot;;&quot;NULL&quot;;&quot;'&quot;&amp;[.E75]&amp;&quot;'&quot;)&amp;&quot;, &quot;&amp;IF([.F75]=&quot;&quot;;&quot;NULL&quot;;&quot;'&quot;&amp;[.F75]&amp;&quot;'&quot;)&amp;&quot;, &quot;&amp;IF([.G75]=&quot;&quot;;&quot;NULL&quot;;&quot;'&quot;&amp;[.G75]&amp;&quot;'&quot;)&amp;&quot;, &quot;&amp;IF([.H75]=&quot;&quot;;&quot;NULL&quot;;&quot;'&quot;&amp;[.H75]&amp;&quot;'&quot;)&amp;&quot;, &quot;&amp;IF([.I75]=&quot;&quot;;&quot;NULL&quot;;&quot;'&quot;&amp;[.I75]&amp;&quot;'&quot;)&amp;&quot;, &quot;&amp;IF([.J75]=&quot;&quot;;&quot;NULL&quot;;&quot;'&quot;&amp;[.J75]&amp;&quot;'&quot;)&amp;&quot;, &quot;&amp;IF([.K75]=&quot;&quot;;&quot;NULL&quot;;&quot;'&quot;&amp;[.K75]&amp;&quot;'&quot;)&amp;&quot;, &quot;&amp;IF([.L75]=&quot;&quot;;&quot;NULL&quot;;&quot;'&quot;&amp;[.L75]&amp;&quot;'&quot;)&amp;&quot;, &quot;&amp;IF([.M75]=&quot;&quot;;&quot;NULL&quot;;&quot;'&quot;&amp;[.M7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6]&amp;&quot;', '&quot;&amp;[.B76]&amp;&quot;', '&quot;&amp;[.C76]&amp;&quot;', &quot;&amp;IF([.D76]=&quot;&quot;;&quot;NULL&quot;;&quot;'&quot;&amp;[.D76]&amp;&quot;'&quot;)&amp;&quot;, &quot;&amp;IF([.E76]=&quot;&quot;;&quot;NULL&quot;;&quot;'&quot;&amp;[.E76]&amp;&quot;'&quot;)&amp;&quot;, &quot;&amp;IF([.F76]=&quot;&quot;;&quot;NULL&quot;;&quot;'&quot;&amp;[.F76]&amp;&quot;'&quot;)&amp;&quot;, &quot;&amp;IF([.G76]=&quot;&quot;;&quot;NULL&quot;;&quot;'&quot;&amp;[.G76]&amp;&quot;'&quot;)&amp;&quot;, &quot;&amp;IF([.H76]=&quot;&quot;;&quot;NULL&quot;;&quot;'&quot;&amp;[.H76]&amp;&quot;'&quot;)&amp;&quot;, &quot;&amp;IF([.I76]=&quot;&quot;;&quot;NULL&quot;;&quot;'&quot;&amp;[.I76]&amp;&quot;'&quot;)&amp;&quot;, &quot;&amp;IF([.J76]=&quot;&quot;;&quot;NULL&quot;;&quot;'&quot;&amp;[.J76]&amp;&quot;'&quot;)&amp;&quot;, &quot;&amp;IF([.K76]=&quot;&quot;;&quot;NULL&quot;;&quot;'&quot;&amp;[.K76]&amp;&quot;'&quot;)&amp;&quot;, &quot;&amp;IF([.L76]=&quot;&quot;;&quot;NULL&quot;;&quot;'&quot;&amp;[.L76]&amp;&quot;'&quot;)&amp;&quot;, &quot;&amp;IF([.M76]=&quot;&quot;;&quot;NULL&quot;;&quot;'&quot;&amp;[.M7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7]&amp;&quot;', '&quot;&amp;[.B77]&amp;&quot;', '&quot;&amp;[.C77]&amp;&quot;', &quot;&amp;IF([.D77]=&quot;&quot;;&quot;NULL&quot;;&quot;'&quot;&amp;[.D77]&amp;&quot;'&quot;)&amp;&quot;, &quot;&amp;IF([.E77]=&quot;&quot;;&quot;NULL&quot;;&quot;'&quot;&amp;[.E77]&amp;&quot;'&quot;)&amp;&quot;, &quot;&amp;IF([.F77]=&quot;&quot;;&quot;NULL&quot;;&quot;'&quot;&amp;[.F77]&amp;&quot;'&quot;)&amp;&quot;, &quot;&amp;IF([.G77]=&quot;&quot;;&quot;NULL&quot;;&quot;'&quot;&amp;[.G77]&amp;&quot;'&quot;)&amp;&quot;, &quot;&amp;IF([.H77]=&quot;&quot;;&quot;NULL&quot;;&quot;'&quot;&amp;[.H77]&amp;&quot;'&quot;)&amp;&quot;, &quot;&amp;IF([.I77]=&quot;&quot;;&quot;NULL&quot;;&quot;'&quot;&amp;[.I77]&amp;&quot;'&quot;)&amp;&quot;, &quot;&amp;IF([.J77]=&quot;&quot;;&quot;NULL&quot;;&quot;'&quot;&amp;[.J77]&amp;&quot;'&quot;)&amp;&quot;, &quot;&amp;IF([.K77]=&quot;&quot;;&quot;NULL&quot;;&quot;'&quot;&amp;[.K77]&amp;&quot;'&quot;)&amp;&quot;, &quot;&amp;IF([.L77]=&quot;&quot;;&quot;NULL&quot;;&quot;'&quot;&amp;[.L77]&amp;&quot;'&quot;)&amp;&quot;, &quot;&amp;IF([.M77]=&quot;&quot;;&quot;NULL&quot;;&quot;'&quot;&amp;[.M7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8]&amp;&quot;', '&quot;&amp;[.B78]&amp;&quot;', '&quot;&amp;[.C78]&amp;&quot;', &quot;&amp;IF([.D78]=&quot;&quot;;&quot;NULL&quot;;&quot;'&quot;&amp;[.D78]&amp;&quot;'&quot;)&amp;&quot;, &quot;&amp;IF([.E78]=&quot;&quot;;&quot;NULL&quot;;&quot;'&quot;&amp;[.E78]&amp;&quot;'&quot;)&amp;&quot;, &quot;&amp;IF([.F78]=&quot;&quot;;&quot;NULL&quot;;&quot;'&quot;&amp;[.F78]&amp;&quot;'&quot;)&amp;&quot;, &quot;&amp;IF([.G78]=&quot;&quot;;&quot;NULL&quot;;&quot;'&quot;&amp;[.G78]&amp;&quot;'&quot;)&amp;&quot;, &quot;&amp;IF([.H78]=&quot;&quot;;&quot;NULL&quot;;&quot;'&quot;&amp;[.H78]&amp;&quot;'&quot;)&amp;&quot;, &quot;&amp;IF([.I78]=&quot;&quot;;&quot;NULL&quot;;&quot;'&quot;&amp;[.I78]&amp;&quot;'&quot;)&amp;&quot;, &quot;&amp;IF([.J78]=&quot;&quot;;&quot;NULL&quot;;&quot;'&quot;&amp;[.J78]&amp;&quot;'&quot;)&amp;&quot;, &quot;&amp;IF([.K78]=&quot;&quot;;&quot;NULL&quot;;&quot;'&quot;&amp;[.K78]&amp;&quot;'&quot;)&amp;&quot;, &quot;&amp;IF([.L78]=&quot;&quot;;&quot;NULL&quot;;&quot;'&quot;&amp;[.L78]&amp;&quot;'&quot;)&amp;&quot;, &quot;&amp;IF([.M78]=&quot;&quot;;&quot;NULL&quot;;&quot;'&quot;&amp;[.M7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9]&amp;&quot;', '&quot;&amp;[.B79]&amp;&quot;', '&quot;&amp;[.C79]&amp;&quot;', &quot;&amp;IF([.D79]=&quot;&quot;;&quot;NULL&quot;;&quot;'&quot;&amp;[.D79]&amp;&quot;'&quot;)&amp;&quot;, &quot;&amp;IF([.E79]=&quot;&quot;;&quot;NULL&quot;;&quot;'&quot;&amp;[.E79]&amp;&quot;'&quot;)&amp;&quot;, &quot;&amp;IF([.F79]=&quot;&quot;;&quot;NULL&quot;;&quot;'&quot;&amp;[.F79]&amp;&quot;'&quot;)&amp;&quot;, &quot;&amp;IF([.G79]=&quot;&quot;;&quot;NULL&quot;;&quot;'&quot;&amp;[.G79]&amp;&quot;'&quot;)&amp;&quot;, &quot;&amp;IF([.H79]=&quot;&quot;;&quot;NULL&quot;;&quot;'&quot;&amp;[.H79]&amp;&quot;'&quot;)&amp;&quot;, &quot;&amp;IF([.I79]=&quot;&quot;;&quot;NULL&quot;;&quot;'&quot;&amp;[.I79]&amp;&quot;'&quot;)&amp;&quot;, &quot;&amp;IF([.J79]=&quot;&quot;;&quot;NULL&quot;;&quot;'&quot;&amp;[.J79]&amp;&quot;'&quot;)&amp;&quot;, &quot;&amp;IF([.K79]=&quot;&quot;;&quot;NULL&quot;;&quot;'&quot;&amp;[.K79]&amp;&quot;'&quot;)&amp;&quot;, &quot;&amp;IF([.L79]=&quot;&quot;;&quot;NULL&quot;;&quot;'&quot;&amp;[.L79]&amp;&quot;'&quot;)&amp;&quot;, &quot;&amp;IF([.M79]=&quot;&quot;;&quot;NULL&quot;;&quot;'&quot;&amp;[.M7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0]&amp;&quot;', '&quot;&amp;[.B80]&amp;&quot;', '&quot;&amp;[.C80]&amp;&quot;', &quot;&amp;IF([.D80]=&quot;&quot;;&quot;NULL&quot;;&quot;'&quot;&amp;[.D80]&amp;&quot;'&quot;)&amp;&quot;, &quot;&amp;IF([.E80]=&quot;&quot;;&quot;NULL&quot;;&quot;'&quot;&amp;[.E80]&amp;&quot;'&quot;)&amp;&quot;, &quot;&amp;IF([.F80]=&quot;&quot;;&quot;NULL&quot;;&quot;'&quot;&amp;[.F80]&amp;&quot;'&quot;)&amp;&quot;, &quot;&amp;IF([.G80]=&quot;&quot;;&quot;NULL&quot;;&quot;'&quot;&amp;[.G80]&amp;&quot;'&quot;)&amp;&quot;, &quot;&amp;IF([.H80]=&quot;&quot;;&quot;NULL&quot;;&quot;'&quot;&amp;[.H80]&amp;&quot;'&quot;)&amp;&quot;, &quot;&amp;IF([.I80]=&quot;&quot;;&quot;NULL&quot;;&quot;'&quot;&amp;[.I80]&amp;&quot;'&quot;)&amp;&quot;, &quot;&amp;IF([.J80]=&quot;&quot;;&quot;NULL&quot;;&quot;'&quot;&amp;[.J80]&amp;&quot;'&quot;)&amp;&quot;, &quot;&amp;IF([.K80]=&quot;&quot;;&quot;NULL&quot;;&quot;'&quot;&amp;[.K80]&amp;&quot;'&quot;)&amp;&quot;, &quot;&amp;IF([.L80]=&quot;&quot;;&quot;NULL&quot;;&quot;'&quot;&amp;[.L80]&amp;&quot;'&quot;)&amp;&quot;, &quot;&amp;IF([.M80]=&quot;&quot;;&quot;NULL&quot;;&quot;'&quot;&amp;[.M8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1]&amp;&quot;', '&quot;&amp;[.B81]&amp;&quot;', '&quot;&amp;[.C81]&amp;&quot;', &quot;&amp;IF([.D81]=&quot;&quot;;&quot;NULL&quot;;&quot;'&quot;&amp;[.D81]&amp;&quot;'&quot;)&amp;&quot;, &quot;&amp;IF([.E81]=&quot;&quot;;&quot;NULL&quot;;&quot;'&quot;&amp;[.E81]&amp;&quot;'&quot;)&amp;&quot;, &quot;&amp;IF([.F81]=&quot;&quot;;&quot;NULL&quot;;&quot;'&quot;&amp;[.F81]&amp;&quot;'&quot;)&amp;&quot;, &quot;&amp;IF([.G81]=&quot;&quot;;&quot;NULL&quot;;&quot;'&quot;&amp;[.G81]&amp;&quot;'&quot;)&amp;&quot;, &quot;&amp;IF([.H81]=&quot;&quot;;&quot;NULL&quot;;&quot;'&quot;&amp;[.H81]&amp;&quot;'&quot;)&amp;&quot;, &quot;&amp;IF([.I81]=&quot;&quot;;&quot;NULL&quot;;&quot;'&quot;&amp;[.I81]&amp;&quot;'&quot;)&amp;&quot;, &quot;&amp;IF([.J81]=&quot;&quot;;&quot;NULL&quot;;&quot;'&quot;&amp;[.J81]&amp;&quot;'&quot;)&amp;&quot;, &quot;&amp;IF([.K81]=&quot;&quot;;&quot;NULL&quot;;&quot;'&quot;&amp;[.K81]&amp;&quot;'&quot;)&amp;&quot;, &quot;&amp;IF([.L81]=&quot;&quot;;&quot;NULL&quot;;&quot;'&quot;&amp;[.L81]&amp;&quot;'&quot;)&amp;&quot;, &quot;&amp;IF([.M81]=&quot;&quot;;&quot;NULL&quot;;&quot;'&quot;&amp;[.M8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2]&amp;&quot;', '&quot;&amp;[.B82]&amp;&quot;', '&quot;&amp;[.C82]&amp;&quot;', &quot;&amp;IF([.D82]=&quot;&quot;;&quot;NULL&quot;;&quot;'&quot;&amp;[.D82]&amp;&quot;'&quot;)&amp;&quot;, &quot;&amp;IF([.E82]=&quot;&quot;;&quot;NULL&quot;;&quot;'&quot;&amp;[.E82]&amp;&quot;'&quot;)&amp;&quot;, &quot;&amp;IF([.F82]=&quot;&quot;;&quot;NULL&quot;;&quot;'&quot;&amp;[.F82]&amp;&quot;'&quot;)&amp;&quot;, &quot;&amp;IF([.G82]=&quot;&quot;;&quot;NULL&quot;;&quot;'&quot;&amp;[.G82]&amp;&quot;'&quot;)&amp;&quot;, &quot;&amp;IF([.H82]=&quot;&quot;;&quot;NULL&quot;;&quot;'&quot;&amp;[.H82]&amp;&quot;'&quot;)&amp;&quot;, &quot;&amp;IF([.I82]=&quot;&quot;;&quot;NULL&quot;;&quot;'&quot;&amp;[.I82]&amp;&quot;'&quot;)&amp;&quot;, &quot;&amp;IF([.J82]=&quot;&quot;;&quot;NULL&quot;;&quot;'&quot;&amp;[.J82]&amp;&quot;'&quot;)&amp;&quot;, &quot;&amp;IF([.K82]=&quot;&quot;;&quot;NULL&quot;;&quot;'&quot;&amp;[.K82]&amp;&quot;'&quot;)&amp;&quot;, &quot;&amp;IF([.L82]=&quot;&quot;;&quot;NULL&quot;;&quot;'&quot;&amp;[.L82]&amp;&quot;'&quot;)&amp;&quot;, &quot;&amp;IF([.M82]=&quot;&quot;;&quot;NULL&quot;;&quot;'&quot;&amp;[.M8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3]&amp;&quot;', '&quot;&amp;[.B83]&amp;&quot;', '&quot;&amp;[.C83]&amp;&quot;', &quot;&amp;IF([.D83]=&quot;&quot;;&quot;NULL&quot;;&quot;'&quot;&amp;[.D83]&amp;&quot;'&quot;)&amp;&quot;, &quot;&amp;IF([.E83]=&quot;&quot;;&quot;NULL&quot;;&quot;'&quot;&amp;[.E83]&amp;&quot;'&quot;)&amp;&quot;, &quot;&amp;IF([.F83]=&quot;&quot;;&quot;NULL&quot;;&quot;'&quot;&amp;[.F83]&amp;&quot;'&quot;)&amp;&quot;, &quot;&amp;IF([.G83]=&quot;&quot;;&quot;NULL&quot;;&quot;'&quot;&amp;[.G83]&amp;&quot;'&quot;)&amp;&quot;, &quot;&amp;IF([.H83]=&quot;&quot;;&quot;NULL&quot;;&quot;'&quot;&amp;[.H83]&amp;&quot;'&quot;)&amp;&quot;, &quot;&amp;IF([.I83]=&quot;&quot;;&quot;NULL&quot;;&quot;'&quot;&amp;[.I83]&amp;&quot;'&quot;)&amp;&quot;, &quot;&amp;IF([.J83]=&quot;&quot;;&quot;NULL&quot;;&quot;'&quot;&amp;[.J83]&amp;&quot;'&quot;)&amp;&quot;, &quot;&amp;IF([.K83]=&quot;&quot;;&quot;NULL&quot;;&quot;'&quot;&amp;[.K83]&amp;&quot;'&quot;)&amp;&quot;, &quot;&amp;IF([.L83]=&quot;&quot;;&quot;NULL&quot;;&quot;'&quot;&amp;[.L83]&amp;&quot;'&quot;)&amp;&quot;, &quot;&amp;IF([.M83]=&quot;&quot;;&quot;NULL&quot;;&quot;'&quot;&amp;[.M8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4]&amp;&quot;', '&quot;&amp;[.B84]&amp;&quot;', '&quot;&amp;[.C84]&amp;&quot;', &quot;&amp;IF([.D84]=&quot;&quot;;&quot;NULL&quot;;&quot;'&quot;&amp;[.D84]&amp;&quot;'&quot;)&amp;&quot;, &quot;&amp;IF([.E84]=&quot;&quot;;&quot;NULL&quot;;&quot;'&quot;&amp;[.E84]&amp;&quot;'&quot;)&amp;&quot;, &quot;&amp;IF([.F84]=&quot;&quot;;&quot;NULL&quot;;&quot;'&quot;&amp;[.F84]&amp;&quot;'&quot;)&amp;&quot;, &quot;&amp;IF([.G84]=&quot;&quot;;&quot;NULL&quot;;&quot;'&quot;&amp;[.G84]&amp;&quot;'&quot;)&amp;&quot;, &quot;&amp;IF([.H84]=&quot;&quot;;&quot;NULL&quot;;&quot;'&quot;&amp;[.H84]&amp;&quot;'&quot;)&amp;&quot;, &quot;&amp;IF([.I84]=&quot;&quot;;&quot;NULL&quot;;&quot;'&quot;&amp;[.I84]&amp;&quot;'&quot;)&amp;&quot;, &quot;&amp;IF([.J84]=&quot;&quot;;&quot;NULL&quot;;&quot;'&quot;&amp;[.J84]&amp;&quot;'&quot;)&amp;&quot;, &quot;&amp;IF([.K84]=&quot;&quot;;&quot;NULL&quot;;&quot;'&quot;&amp;[.K84]&amp;&quot;'&quot;)&amp;&quot;, &quot;&amp;IF([.L84]=&quot;&quot;;&quot;NULL&quot;;&quot;'&quot;&amp;[.L84]&amp;&quot;'&quot;)&amp;&quot;, &quot;&amp;IF([.M84]=&quot;&quot;;&quot;NULL&quot;;&quot;'&quot;&amp;[.M8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5]&amp;&quot;', '&quot;&amp;[.B85]&amp;&quot;', '&quot;&amp;[.C85]&amp;&quot;', &quot;&amp;IF([.D85]=&quot;&quot;;&quot;NULL&quot;;&quot;'&quot;&amp;[.D85]&amp;&quot;'&quot;)&amp;&quot;, &quot;&amp;IF([.E85]=&quot;&quot;;&quot;NULL&quot;;&quot;'&quot;&amp;[.E85]&amp;&quot;'&quot;)&amp;&quot;, &quot;&amp;IF([.F85]=&quot;&quot;;&quot;NULL&quot;;&quot;'&quot;&amp;[.F85]&amp;&quot;'&quot;)&amp;&quot;, &quot;&amp;IF([.G85]=&quot;&quot;;&quot;NULL&quot;;&quot;'&quot;&amp;[.G85]&amp;&quot;'&quot;)&amp;&quot;, &quot;&amp;IF([.H85]=&quot;&quot;;&quot;NULL&quot;;&quot;'&quot;&amp;[.H85]&amp;&quot;'&quot;)&amp;&quot;, &quot;&amp;IF([.I85]=&quot;&quot;;&quot;NULL&quot;;&quot;'&quot;&amp;[.I85]&amp;&quot;'&quot;)&amp;&quot;, &quot;&amp;IF([.J85]=&quot;&quot;;&quot;NULL&quot;;&quot;'&quot;&amp;[.J85]&amp;&quot;'&quot;)&amp;&quot;, &quot;&amp;IF([.K85]=&quot;&quot;;&quot;NULL&quot;;&quot;'&quot;&amp;[.K85]&amp;&quot;'&quot;)&amp;&quot;, &quot;&amp;IF([.L85]=&quot;&quot;;&quot;NULL&quot;;&quot;'&quot;&amp;[.L85]&amp;&quot;'&quot;)&amp;&quot;, &quot;&amp;IF([.M85]=&quot;&quot;;&quot;NULL&quot;;&quot;'&quot;&amp;[.M8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6]&amp;&quot;', '&quot;&amp;[.B86]&amp;&quot;', '&quot;&amp;[.C86]&amp;&quot;', &quot;&amp;IF([.D86]=&quot;&quot;;&quot;NULL&quot;;&quot;'&quot;&amp;[.D86]&amp;&quot;'&quot;)&amp;&quot;, &quot;&amp;IF([.E86]=&quot;&quot;;&quot;NULL&quot;;&quot;'&quot;&amp;[.E86]&amp;&quot;'&quot;)&amp;&quot;, &quot;&amp;IF([.F86]=&quot;&quot;;&quot;NULL&quot;;&quot;'&quot;&amp;[.F86]&amp;&quot;'&quot;)&amp;&quot;, &quot;&amp;IF([.G86]=&quot;&quot;;&quot;NULL&quot;;&quot;'&quot;&amp;[.G86]&amp;&quot;'&quot;)&amp;&quot;, &quot;&amp;IF([.H86]=&quot;&quot;;&quot;NULL&quot;;&quot;'&quot;&amp;[.H86]&amp;&quot;'&quot;)&amp;&quot;, &quot;&amp;IF([.I86]=&quot;&quot;;&quot;NULL&quot;;&quot;'&quot;&amp;[.I86]&amp;&quot;'&quot;)&amp;&quot;, &quot;&amp;IF([.J86]=&quot;&quot;;&quot;NULL&quot;;&quot;'&quot;&amp;[.J86]&amp;&quot;'&quot;)&amp;&quot;, &quot;&amp;IF([.K86]=&quot;&quot;;&quot;NULL&quot;;&quot;'&quot;&amp;[.K86]&amp;&quot;'&quot;)&amp;&quot;, &quot;&amp;IF([.L86]=&quot;&quot;;&quot;NULL&quot;;&quot;'&quot;&amp;[.L86]&amp;&quot;'&quot;)&amp;&quot;, &quot;&amp;IF([.M86]=&quot;&quot;;&quot;NULL&quot;;&quot;'&quot;&amp;[.M8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7]&amp;&quot;', '&quot;&amp;[.B87]&amp;&quot;', '&quot;&amp;[.C87]&amp;&quot;', &quot;&amp;IF([.D87]=&quot;&quot;;&quot;NULL&quot;;&quot;'&quot;&amp;[.D87]&amp;&quot;'&quot;)&amp;&quot;, &quot;&amp;IF([.E87]=&quot;&quot;;&quot;NULL&quot;;&quot;'&quot;&amp;[.E87]&amp;&quot;'&quot;)&amp;&quot;, &quot;&amp;IF([.F87]=&quot;&quot;;&quot;NULL&quot;;&quot;'&quot;&amp;[.F87]&amp;&quot;'&quot;)&amp;&quot;, &quot;&amp;IF([.G87]=&quot;&quot;;&quot;NULL&quot;;&quot;'&quot;&amp;[.G87]&amp;&quot;'&quot;)&amp;&quot;, &quot;&amp;IF([.H87]=&quot;&quot;;&quot;NULL&quot;;&quot;'&quot;&amp;[.H87]&amp;&quot;'&quot;)&amp;&quot;, &quot;&amp;IF([.I87]=&quot;&quot;;&quot;NULL&quot;;&quot;'&quot;&amp;[.I87]&amp;&quot;'&quot;)&amp;&quot;, &quot;&amp;IF([.J87]=&quot;&quot;;&quot;NULL&quot;;&quot;'&quot;&amp;[.J87]&amp;&quot;'&quot;)&amp;&quot;, &quot;&amp;IF([.K87]=&quot;&quot;;&quot;NULL&quot;;&quot;'&quot;&amp;[.K87]&amp;&quot;'&quot;)&amp;&quot;, &quot;&amp;IF([.L87]=&quot;&quot;;&quot;NULL&quot;;&quot;'&quot;&amp;[.L87]&amp;&quot;'&quot;)&amp;&quot;, &quot;&amp;IF([.M87]=&quot;&quot;;&quot;NULL&quot;;&quot;'&quot;&amp;[.M8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8]&amp;&quot;', '&quot;&amp;[.B88]&amp;&quot;', '&quot;&amp;[.C88]&amp;&quot;', &quot;&amp;IF([.D88]=&quot;&quot;;&quot;NULL&quot;;&quot;'&quot;&amp;[.D88]&amp;&quot;'&quot;)&amp;&quot;, &quot;&amp;IF([.E88]=&quot;&quot;;&quot;NULL&quot;;&quot;'&quot;&amp;[.E88]&amp;&quot;'&quot;)&amp;&quot;, &quot;&amp;IF([.F88]=&quot;&quot;;&quot;NULL&quot;;&quot;'&quot;&amp;[.F88]&amp;&quot;'&quot;)&amp;&quot;, &quot;&amp;IF([.G88]=&quot;&quot;;&quot;NULL&quot;;&quot;'&quot;&amp;[.G88]&amp;&quot;'&quot;)&amp;&quot;, &quot;&amp;IF([.H88]=&quot;&quot;;&quot;NULL&quot;;&quot;'&quot;&amp;[.H88]&amp;&quot;'&quot;)&amp;&quot;, &quot;&amp;IF([.I88]=&quot;&quot;;&quot;NULL&quot;;&quot;'&quot;&amp;[.I88]&amp;&quot;'&quot;)&amp;&quot;, &quot;&amp;IF([.J88]=&quot;&quot;;&quot;NULL&quot;;&quot;'&quot;&amp;[.J88]&amp;&quot;'&quot;)&amp;&quot;, &quot;&amp;IF([.K88]=&quot;&quot;;&quot;NULL&quot;;&quot;'&quot;&amp;[.K88]&amp;&quot;'&quot;)&amp;&quot;, &quot;&amp;IF([.L88]=&quot;&quot;;&quot;NULL&quot;;&quot;'&quot;&amp;[.L88]&amp;&quot;'&quot;)&amp;&quot;, &quot;&amp;IF([.M88]=&quot;&quot;;&quot;NULL&quot;;&quot;'&quot;&amp;[.M8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9]&amp;&quot;', '&quot;&amp;[.B89]&amp;&quot;', '&quot;&amp;[.C89]&amp;&quot;', &quot;&amp;IF([.D89]=&quot;&quot;;&quot;NULL&quot;;&quot;'&quot;&amp;[.D89]&amp;&quot;'&quot;)&amp;&quot;, &quot;&amp;IF([.E89]=&quot;&quot;;&quot;NULL&quot;;&quot;'&quot;&amp;[.E89]&amp;&quot;'&quot;)&amp;&quot;, &quot;&amp;IF([.F89]=&quot;&quot;;&quot;NULL&quot;;&quot;'&quot;&amp;[.F89]&amp;&quot;'&quot;)&amp;&quot;, &quot;&amp;IF([.G89]=&quot;&quot;;&quot;NULL&quot;;&quot;'&quot;&amp;[.G89]&amp;&quot;'&quot;)&amp;&quot;, &quot;&amp;IF([.H89]=&quot;&quot;;&quot;NULL&quot;;&quot;'&quot;&amp;[.H89]&amp;&quot;'&quot;)&amp;&quot;, &quot;&amp;IF([.I89]=&quot;&quot;;&quot;NULL&quot;;&quot;'&quot;&amp;[.I89]&amp;&quot;'&quot;)&amp;&quot;, &quot;&amp;IF([.J89]=&quot;&quot;;&quot;NULL&quot;;&quot;'&quot;&amp;[.J89]&amp;&quot;'&quot;)&amp;&quot;, &quot;&amp;IF([.K89]=&quot;&quot;;&quot;NULL&quot;;&quot;'&quot;&amp;[.K89]&amp;&quot;'&quot;)&amp;&quot;, &quot;&amp;IF([.L89]=&quot;&quot;;&quot;NULL&quot;;&quot;'&quot;&amp;[.L89]&amp;&quot;'&quot;)&amp;&quot;, &quot;&amp;IF([.M89]=&quot;&quot;;&quot;NULL&quot;;&quot;'&quot;&amp;[.M8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0]&amp;&quot;', '&quot;&amp;[.B90]&amp;&quot;', '&quot;&amp;[.C90]&amp;&quot;', &quot;&amp;IF([.D90]=&quot;&quot;;&quot;NULL&quot;;&quot;'&quot;&amp;[.D90]&amp;&quot;'&quot;)&amp;&quot;, &quot;&amp;IF([.E90]=&quot;&quot;;&quot;NULL&quot;;&quot;'&quot;&amp;[.E90]&amp;&quot;'&quot;)&amp;&quot;, &quot;&amp;IF([.F90]=&quot;&quot;;&quot;NULL&quot;;&quot;'&quot;&amp;[.F90]&amp;&quot;'&quot;)&amp;&quot;, &quot;&amp;IF([.G90]=&quot;&quot;;&quot;NULL&quot;;&quot;'&quot;&amp;[.G90]&amp;&quot;'&quot;)&amp;&quot;, &quot;&amp;IF([.H90]=&quot;&quot;;&quot;NULL&quot;;&quot;'&quot;&amp;[.H90]&amp;&quot;'&quot;)&amp;&quot;, &quot;&amp;IF([.I90]=&quot;&quot;;&quot;NULL&quot;;&quot;'&quot;&amp;[.I90]&amp;&quot;'&quot;)&amp;&quot;, &quot;&amp;IF([.J90]=&quot;&quot;;&quot;NULL&quot;;&quot;'&quot;&amp;[.J90]&amp;&quot;'&quot;)&amp;&quot;, &quot;&amp;IF([.K90]=&quot;&quot;;&quot;NULL&quot;;&quot;'&quot;&amp;[.K90]&amp;&quot;'&quot;)&amp;&quot;, &quot;&amp;IF([.L90]=&quot;&quot;;&quot;NULL&quot;;&quot;'&quot;&amp;[.L90]&amp;&quot;'&quot;)&amp;&quot;, &quot;&amp;IF([.M90]=&quot;&quot;;&quot;NULL&quot;;&quot;'&quot;&amp;[.M9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1]&amp;&quot;', '&quot;&amp;[.B91]&amp;&quot;', '&quot;&amp;[.C91]&amp;&quot;', &quot;&amp;IF([.D91]=&quot;&quot;;&quot;NULL&quot;;&quot;'&quot;&amp;[.D91]&amp;&quot;'&quot;)&amp;&quot;, &quot;&amp;IF([.E91]=&quot;&quot;;&quot;NULL&quot;;&quot;'&quot;&amp;[.E91]&amp;&quot;'&quot;)&amp;&quot;, &quot;&amp;IF([.F91]=&quot;&quot;;&quot;NULL&quot;;&quot;'&quot;&amp;[.F91]&amp;&quot;'&quot;)&amp;&quot;, &quot;&amp;IF([.G91]=&quot;&quot;;&quot;NULL&quot;;&quot;'&quot;&amp;[.G91]&amp;&quot;'&quot;)&amp;&quot;, &quot;&amp;IF([.H91]=&quot;&quot;;&quot;NULL&quot;;&quot;'&quot;&amp;[.H91]&amp;&quot;'&quot;)&amp;&quot;, &quot;&amp;IF([.I91]=&quot;&quot;;&quot;NULL&quot;;&quot;'&quot;&amp;[.I91]&amp;&quot;'&quot;)&amp;&quot;, &quot;&amp;IF([.J91]=&quot;&quot;;&quot;NULL&quot;;&quot;'&quot;&amp;[.J91]&amp;&quot;'&quot;)&amp;&quot;, &quot;&amp;IF([.K91]=&quot;&quot;;&quot;NULL&quot;;&quot;'&quot;&amp;[.K91]&amp;&quot;'&quot;)&amp;&quot;, &quot;&amp;IF([.L91]=&quot;&quot;;&quot;NULL&quot;;&quot;'&quot;&amp;[.L91]&amp;&quot;'&quot;)&amp;&quot;, &quot;&amp;IF([.M91]=&quot;&quot;;&quot;NULL&quot;;&quot;'&quot;&amp;[.M9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2]&amp;&quot;', '&quot;&amp;[.B92]&amp;&quot;', '&quot;&amp;[.C92]&amp;&quot;', &quot;&amp;IF([.D92]=&quot;&quot;;&quot;NULL&quot;;&quot;'&quot;&amp;[.D92]&amp;&quot;'&quot;)&amp;&quot;, &quot;&amp;IF([.E92]=&quot;&quot;;&quot;NULL&quot;;&quot;'&quot;&amp;[.E92]&amp;&quot;'&quot;)&amp;&quot;, &quot;&amp;IF([.F92]=&quot;&quot;;&quot;NULL&quot;;&quot;'&quot;&amp;[.F92]&amp;&quot;'&quot;)&amp;&quot;, &quot;&amp;IF([.G92]=&quot;&quot;;&quot;NULL&quot;;&quot;'&quot;&amp;[.G92]&amp;&quot;'&quot;)&amp;&quot;, &quot;&amp;IF([.H92]=&quot;&quot;;&quot;NULL&quot;;&quot;'&quot;&amp;[.H92]&amp;&quot;'&quot;)&amp;&quot;, &quot;&amp;IF([.I92]=&quot;&quot;;&quot;NULL&quot;;&quot;'&quot;&amp;[.I92]&amp;&quot;'&quot;)&amp;&quot;, &quot;&amp;IF([.J92]=&quot;&quot;;&quot;NULL&quot;;&quot;'&quot;&amp;[.J92]&amp;&quot;'&quot;)&amp;&quot;, &quot;&amp;IF([.K92]=&quot;&quot;;&quot;NULL&quot;;&quot;'&quot;&amp;[.K92]&amp;&quot;'&quot;)&amp;&quot;, &quot;&amp;IF([.L92]=&quot;&quot;;&quot;NULL&quot;;&quot;'&quot;&amp;[.L92]&amp;&quot;'&quot;)&amp;&quot;, &quot;&amp;IF([.M92]=&quot;&quot;;&quot;NULL&quot;;&quot;'&quot;&amp;[.M9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3]&amp;&quot;', '&quot;&amp;[.B93]&amp;&quot;', '&quot;&amp;[.C93]&amp;&quot;', &quot;&amp;IF([.D93]=&quot;&quot;;&quot;NULL&quot;;&quot;'&quot;&amp;[.D93]&amp;&quot;'&quot;)&amp;&quot;, &quot;&amp;IF([.E93]=&quot;&quot;;&quot;NULL&quot;;&quot;'&quot;&amp;[.E93]&amp;&quot;'&quot;)&amp;&quot;, &quot;&amp;IF([.F93]=&quot;&quot;;&quot;NULL&quot;;&quot;'&quot;&amp;[.F93]&amp;&quot;'&quot;)&amp;&quot;, &quot;&amp;IF([.G93]=&quot;&quot;;&quot;NULL&quot;;&quot;'&quot;&amp;[.G93]&amp;&quot;'&quot;)&amp;&quot;, &quot;&amp;IF([.H93]=&quot;&quot;;&quot;NULL&quot;;&quot;'&quot;&amp;[.H93]&amp;&quot;'&quot;)&amp;&quot;, &quot;&amp;IF([.I93]=&quot;&quot;;&quot;NULL&quot;;&quot;'&quot;&amp;[.I93]&amp;&quot;'&quot;)&amp;&quot;, &quot;&amp;IF([.J93]=&quot;&quot;;&quot;NULL&quot;;&quot;'&quot;&amp;[.J93]&amp;&quot;'&quot;)&amp;&quot;, &quot;&amp;IF([.K93]=&quot;&quot;;&quot;NULL&quot;;&quot;'&quot;&amp;[.K93]&amp;&quot;'&quot;)&amp;&quot;, &quot;&amp;IF([.L93]=&quot;&quot;;&quot;NULL&quot;;&quot;'&quot;&amp;[.L93]&amp;&quot;'&quot;)&amp;&quot;, &quot;&amp;IF([.M93]=&quot;&quot;;&quot;NULL&quot;;&quot;'&quot;&amp;[.M9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4]&amp;&quot;', '&quot;&amp;[.B94]&amp;&quot;', '&quot;&amp;[.C94]&amp;&quot;', &quot;&amp;IF([.D94]=&quot;&quot;;&quot;NULL&quot;;&quot;'&quot;&amp;[.D94]&amp;&quot;'&quot;)&amp;&quot;, &quot;&amp;IF([.E94]=&quot;&quot;;&quot;NULL&quot;;&quot;'&quot;&amp;[.E94]&amp;&quot;'&quot;)&amp;&quot;, &quot;&amp;IF([.F94]=&quot;&quot;;&quot;NULL&quot;;&quot;'&quot;&amp;[.F94]&amp;&quot;'&quot;)&amp;&quot;, &quot;&amp;IF([.G94]=&quot;&quot;;&quot;NULL&quot;;&quot;'&quot;&amp;[.G94]&amp;&quot;'&quot;)&amp;&quot;, &quot;&amp;IF([.H94]=&quot;&quot;;&quot;NULL&quot;;&quot;'&quot;&amp;[.H94]&amp;&quot;'&quot;)&amp;&quot;, &quot;&amp;IF([.I94]=&quot;&quot;;&quot;NULL&quot;;&quot;'&quot;&amp;[.I94]&amp;&quot;'&quot;)&amp;&quot;, &quot;&amp;IF([.J94]=&quot;&quot;;&quot;NULL&quot;;&quot;'&quot;&amp;[.J94]&amp;&quot;'&quot;)&amp;&quot;, &quot;&amp;IF([.K94]=&quot;&quot;;&quot;NULL&quot;;&quot;'&quot;&amp;[.K94]&amp;&quot;'&quot;)&amp;&quot;, &quot;&amp;IF([.L94]=&quot;&quot;;&quot;NULL&quot;;&quot;'&quot;&amp;[.L94]&amp;&quot;'&quot;)&amp;&quot;, &quot;&amp;IF([.M94]=&quot;&quot;;&quot;NULL&quot;;&quot;'&quot;&amp;[.M9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5]&amp;&quot;', '&quot;&amp;[.B95]&amp;&quot;', '&quot;&amp;[.C95]&amp;&quot;', &quot;&amp;IF([.D95]=&quot;&quot;;&quot;NULL&quot;;&quot;'&quot;&amp;[.D95]&amp;&quot;'&quot;)&amp;&quot;, &quot;&amp;IF([.E95]=&quot;&quot;;&quot;NULL&quot;;&quot;'&quot;&amp;[.E95]&amp;&quot;'&quot;)&amp;&quot;, &quot;&amp;IF([.F95]=&quot;&quot;;&quot;NULL&quot;;&quot;'&quot;&amp;[.F95]&amp;&quot;'&quot;)&amp;&quot;, &quot;&amp;IF([.G95]=&quot;&quot;;&quot;NULL&quot;;&quot;'&quot;&amp;[.G95]&amp;&quot;'&quot;)&amp;&quot;, &quot;&amp;IF([.H95]=&quot;&quot;;&quot;NULL&quot;;&quot;'&quot;&amp;[.H95]&amp;&quot;'&quot;)&amp;&quot;, &quot;&amp;IF([.I95]=&quot;&quot;;&quot;NULL&quot;;&quot;'&quot;&amp;[.I95]&amp;&quot;'&quot;)&amp;&quot;, &quot;&amp;IF([.J95]=&quot;&quot;;&quot;NULL&quot;;&quot;'&quot;&amp;[.J95]&amp;&quot;'&quot;)&amp;&quot;, &quot;&amp;IF([.K95]=&quot;&quot;;&quot;NULL&quot;;&quot;'&quot;&amp;[.K95]&amp;&quot;'&quot;)&amp;&quot;, &quot;&amp;IF([.L95]=&quot;&quot;;&quot;NULL&quot;;&quot;'&quot;&amp;[.L95]&amp;&quot;'&quot;)&amp;&quot;, &quot;&amp;IF([.M95]=&quot;&quot;;&quot;NULL&quot;;&quot;'&quot;&amp;[.M9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5:46:09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ASUS</meta:initial-creator>
    <meta:creation-date>2025-03-02T11:18:49Z</meta:creation-date>
    <dc:date>2025-03-06T15:48:27.424000000</dc:date>
    <meta:editing-cycles>3</meta:editing-cycles>
    <meta:editing-duration>PT15M36S</meta:editing-duration>
    <meta:document-statistic meta:table-count="1" meta:cell-count="385" meta:object-count="0"/>
  </office:meta>
</office:document-meta>
</file>